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Tahoma1" svg:font-family="Tahoma"/>
    <style:font-face style:name="Verdana" svg:font-family="Verdana, sans-serif"/>
    <style:font-face style:name="courier" svg:font-family="courier, serif"/>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1"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9.98cm" fo:margin-left="0.037cm" fo:margin-right="0.03cm" table:align="margins"/>
    </style:style>
    <style:style style:name="Tableau1.A" style:family="table-column">
      <style:table-column-properties style:column-width="5.838cm" style:rel-column-width="19148*"/>
    </style:style>
    <style:style style:name="Tableau1.B" style:family="table-column">
      <style:table-column-properties style:column-width="3.216cm" style:rel-column-width="10547*"/>
    </style:style>
    <style:style style:name="Tableau1.C" style:family="table-column">
      <style:table-column-properties style:column-width="3.184cm" style:rel-column-width="10444*"/>
    </style:style>
    <style:style style:name="Tableau1.E" style:family="table-column">
      <style:table-column-properties style:column-width="4.526cm" style:rel-column-width="14849*"/>
    </style:style>
    <style:style style:name="Tableau1.A1" style:family="table-cell">
      <style:table-cell-properties fo:padding="0.079cm" fo:border-left="0.035cm solid #808080" fo:border-right="none" fo:border-top="0.035cm solid #808080" fo:border-bottom="0.035cm solid #808080"/>
    </style:style>
    <style:style style:name="Tableau1.E1" style:family="table-cell">
      <style:table-cell-properties fo:padding="0.079cm" fo:border="0.035cm solid #808080"/>
    </style:style>
    <style:style style:name="Tableau1.A2" style:family="table-cell">
      <style:table-cell-properties style:vertical-align="middle" fo:padding="0.079cm" fo:border-left="0.035cm solid #808080" fo:border-right="none" fo:border-top="none" fo:border-bottom="0.035cm solid #808080"/>
    </style:style>
    <style:style style:name="Tableau1.E2" style:family="table-cell">
      <style:table-cell-properties style:vertical-align="middle" fo:padding="0.079cm" fo:border-left="0.035cm solid #808080" fo:border-right="0.035cm solid #808080" fo:border-top="none" fo:border-bottom="0.035cm solid #808080"/>
    </style:style>
    <style:style style:name="Tableau2" style:family="table">
      <style:table-properties style:width="16.96cm" table:align="center"/>
    </style:style>
    <style:style style:name="Tableau2.A" style:family="table-column">
      <style:table-column-properties style:column-width="5.556cm"/>
    </style:style>
    <style:style style:name="Tableau2.B" style:family="table-column">
      <style:table-column-properties style:column-width="11.404cm"/>
    </style:style>
    <style:style style:name="Tableau2.A1" style:family="table-cell">
      <style:table-cell-properties fo:padding="0.132cm" fo:border-left="0.035cm solid #808080" fo:border-right="none" fo:border-top="0.035cm solid #808080" fo:border-bottom="0.035cm solid #808080"/>
    </style:style>
    <style:style style:name="Tableau2.B1" style:family="table-cell">
      <style:table-cell-properties fo:padding="0.132cm" fo:border="0.035cm solid #808080"/>
    </style:style>
    <style:style style:name="Tableau2.A2" style:family="table-cell">
      <style:table-cell-properties fo:padding="0.132cm" fo:border-left="0.035cm solid #808080" fo:border-right="none" fo:border-top="none" fo:border-bottom="0.035cm solid #808080"/>
    </style:style>
    <style:style style:name="Tableau2.B2" style:family="table-cell">
      <style:table-cell-properties fo:padding="0.132cm" fo:border-left="0.035cm solid #808080" fo:border-right="0.035cm solid #808080" fo:border-top="none" fo:border-bottom="0.035cm solid #808080"/>
    </style:style>
    <style:style style:name="Tableau3" style:family="table">
      <style:table-properties style:width="16.919cm" table:align="center"/>
    </style:style>
    <style:style style:name="Tableau3.A" style:family="table-column">
      <style:table-column-properties style:column-width="6.031cm"/>
    </style:style>
    <style:style style:name="Tableau3.B" style:family="table-column">
      <style:table-column-properties style:column-width="10.888cm"/>
    </style:style>
    <style:style style:name="Tableau3.A1" style:family="table-cell">
      <style:table-cell-properties fo:padding="0.132cm" fo:border-left="0.035cm solid #808080" fo:border-right="none" fo:border-top="0.035cm solid #808080" fo:border-bottom="0.035cm solid #808080"/>
    </style:style>
    <style:style style:name="Tableau3.B1" style:family="table-cell">
      <style:table-cell-properties fo:padding="0.132cm" fo:border="0.035cm solid #808080"/>
    </style:style>
    <style:style style:name="Tableau3.A2" style:family="table-cell">
      <style:table-cell-properties fo:padding="0.132cm" fo:border-left="0.035cm solid #808080" fo:border-right="none" fo:border-top="none" fo:border-bottom="0.035cm solid #808080"/>
    </style:style>
    <style:style style:name="Tableau3.B2" style:family="table-cell">
      <style:table-cell-properties fo:padding="0.132cm" fo:border-left="0.035cm solid #808080" fo:border-right="0.035cm solid #808080" fo:border-top="none" fo:border-bottom="0.035cm solid #808080"/>
    </style:style>
    <style:style style:name="Tableau4" style:family="table">
      <style:table-properties style:width="16.979cm" table:align="center"/>
    </style:style>
    <style:style style:name="Tableau4.A" style:family="table-column">
      <style:table-column-properties style:column-width="5.66cm"/>
    </style:style>
    <style:style style:name="Tableau4.B" style:family="table-column">
      <style:table-column-properties style:column-width="11.319cm"/>
    </style:style>
    <style:style style:name="Tableau4.A1" style:family="table-cell">
      <style:table-cell-properties fo:padding="0.132cm" fo:border-left="0.035cm solid #808080" fo:border-right="none" fo:border-top="0.035cm solid #808080" fo:border-bottom="0.035cm solid #808080"/>
    </style:style>
    <style:style style:name="Tableau4.B1" style:family="table-cell">
      <style:table-cell-properties fo:padding="0.132cm" fo:border="0.035cm solid #808080"/>
    </style:style>
    <style:style style:name="Tableau4.A2" style:family="table-cell">
      <style:table-cell-properties fo:padding="0.132cm" fo:border-left="0.035cm solid #808080" fo:border-right="none" fo:border-top="none" fo:border-bottom="0.035cm solid #808080"/>
    </style:style>
    <style:style style:name="Tableau4.B2" style:family="table-cell">
      <style:table-cell-properties fo:padding="0.132cm" fo:border-left="0.035cm solid #808080" fo:border-right="0.035cm solid #808080" fo:border-top="none" fo:border-bottom="0.035cm solid #808080"/>
    </style:style>
    <style:style style:name="Tableau5" style:family="table">
      <style:table-properties style:width="16.949cm" table:align="center"/>
    </style:style>
    <style:style style:name="Tableau5.A" style:family="table-column">
      <style:table-column-properties style:column-width="5.662cm"/>
    </style:style>
    <style:style style:name="Tableau5.B" style:family="table-column">
      <style:table-column-properties style:column-width="11.287cm"/>
    </style:style>
    <style:style style:name="Tableau5.A1" style:family="table-cell">
      <style:table-cell-properties fo:padding="0.132cm" fo:border-left="0.035cm solid #808080" fo:border-right="none" fo:border-top="0.035cm solid #808080" fo:border-bottom="0.035cm solid #808080"/>
    </style:style>
    <style:style style:name="Tableau5.B1" style:family="table-cell">
      <style:table-cell-properties fo:padding="0.132cm" fo:border="0.035cm solid #808080"/>
    </style:style>
    <style:style style:name="Tableau5.A2" style:family="table-cell">
      <style:table-cell-properties fo:padding="0.132cm" fo:border-left="0.035cm solid #808080" fo:border-right="none" fo:border-top="none" fo:border-bottom="0.035cm solid #808080"/>
    </style:style>
    <style:style style:name="Tableau5.B2" style:family="table-cell">
      <style:table-cell-properties fo:padding="0.132cm" fo:border-left="0.035cm solid #808080" fo:border-right="0.035cm solid #808080" fo:border-top="none" fo:border-bottom="0.035cm solid #808080"/>
    </style:style>
    <style:style style:name="Tableau5.A3" style:family="table-cell">
      <style:table-cell-properties style:vertical-align="middle" fo:padding="0.132cm" fo:border-left="0.035cm solid #808080" fo:border-right="none" fo:border-top="none" fo:border-bottom="0.035cm solid #808080"/>
    </style:style>
    <style:style style:name="Tableau5.B3" style:family="table-cell">
      <style:table-cell-properties style:vertical-align="middle" fo:padding="0.132cm" fo:border-left="0.035cm solid #808080" fo:border-right="0.035cm solid #808080" fo:border-top="none" fo:border-bottom="0.035cm solid #808080"/>
    </style:style>
    <style:style style:name="Tableau6" style:family="table">
      <style:table-properties style:width="19.98cm" fo:margin-left="0.011cm" fo:margin-right="0.056cm" table:align="margins"/>
    </style:style>
    <style:style style:name="Tableau6.A" style:family="table-column">
      <style:table-column-properties style:column-width="7.304cm" style:rel-column-width="23961*"/>
    </style:style>
    <style:style style:name="Tableau6.B" style:family="table-column">
      <style:table-column-properties style:column-width="12.675cm" style:rel-column-width="41574*"/>
    </style:style>
    <style:style style:name="Tableau6.A1" style:family="table-cell">
      <style:table-cell-properties fo:padding="0.079cm" fo:border="none"/>
    </style:style>
    <style:style style:name="Tableau7" style:family="table">
      <style:table-properties style:width="16.962cm" table:align="center"/>
    </style:style>
    <style:style style:name="Tableau7.A" style:family="table-column">
      <style:table-column-properties style:column-width="5.662cm"/>
    </style:style>
    <style:style style:name="Tableau7.B" style:family="table-column">
      <style:table-column-properties style:column-width="11.299cm"/>
    </style:style>
    <style:style style:name="Tableau7.A1" style:family="table-cell">
      <style:table-cell-properties fo:padding="0.132cm" fo:border-left="0.035cm solid #808080" fo:border-right="none" fo:border-top="0.035cm solid #808080" fo:border-bottom="0.035cm solid #808080"/>
    </style:style>
    <style:style style:name="Tableau7.B1" style:family="table-cell">
      <style:table-cell-properties fo:padding="0.132cm" fo:border="0.035cm solid #808080"/>
    </style:style>
    <style:style style:name="Tableau7.A2" style:family="table-cell">
      <style:table-cell-properties fo:padding="0.132cm" fo:border-left="0.035cm solid #808080" fo:border-right="none" fo:border-top="none" fo:border-bottom="0.035cm solid #808080"/>
    </style:style>
    <style:style style:name="Tableau7.B2" style:family="table-cell">
      <style:table-cell-properties fo:padding="0.132cm" fo:border-left="0.035cm solid #808080" fo:border-right="0.035cm solid #808080" fo:border-top="none" fo:border-bottom="0.035cm solid #808080"/>
    </style:style>
    <style:style style:name="Tableau8" style:family="table">
      <style:table-properties style:width="16.93cm" table:align="center"/>
    </style:style>
    <style:style style:name="Tableau8.A" style:family="table-column">
      <style:table-column-properties style:column-width="4.681cm"/>
    </style:style>
    <style:style style:name="Tableau8.B" style:family="table-column">
      <style:table-column-properties style:column-width="12.248cm"/>
    </style:style>
    <style:style style:name="Tableau8.A1" style:family="table-cell">
      <style:table-cell-properties fo:padding="0.132cm" fo:border-left="0.035cm solid #808080" fo:border-right="none" fo:border-top="0.035cm solid #808080" fo:border-bottom="0.035cm solid #808080"/>
    </style:style>
    <style:style style:name="Tableau8.B1" style:family="table-cell">
      <style:table-cell-properties fo:padding="0.132cm" fo:border="0.035cm solid #808080"/>
    </style:style>
    <style:style style:name="Tableau8.A2" style:family="table-cell">
      <style:table-cell-properties style:vertical-align="middle" fo:padding="0.132cm" fo:border-left="0.035cm solid #808080" fo:border-right="none" fo:border-top="none" fo:border-bottom="0.035cm solid #808080"/>
    </style:style>
    <style:style style:name="Tableau8.B2" style:family="table-cell">
      <style:table-cell-properties style:vertical-align="middle" fo:padding="0.132cm" fo:border-left="0.035cm solid #808080" fo:border-right="0.035cm solid #808080" fo:border-top="none" fo:border-bottom="0.035cm solid #808080"/>
    </style:style>
    <style:style style:name="Tableau8.A3" style:family="table-cell">
      <style:table-cell-properties fo:padding="0.132cm" fo:border-left="0.035cm solid #808080" fo:border-right="none" fo:border-top="none" fo:border-bottom="0.035cm solid #808080"/>
    </style:style>
    <style:style style:name="Tableau8.B3" style:family="table-cell">
      <style:table-cell-properties fo:padding="0.132cm" fo:border-left="0.035cm solid #808080" fo:border-right="0.035cm solid #808080" fo:border-top="none" fo:border-bottom="0.035cm solid #808080"/>
    </style:style>
    <style:style style:name="Tableau9" style:family="table">
      <style:table-properties style:width="16.912cm" table:align="center"/>
    </style:style>
    <style:style style:name="Tableau9.A" style:family="table-column">
      <style:table-column-properties style:column-width="4.895cm"/>
    </style:style>
    <style:style style:name="Tableau9.B" style:family="table-column">
      <style:table-column-properties style:column-width="4.475cm"/>
    </style:style>
    <style:style style:name="Tableau9.C" style:family="table-column">
      <style:table-column-properties style:column-width="4.63cm"/>
    </style:style>
    <style:style style:name="Tableau9.D" style:family="table-column">
      <style:table-column-properties style:column-width="2.912cm"/>
    </style:style>
    <style:style style:name="Tableau9.A1" style:family="table-cell">
      <style:table-cell-properties fo:padding="0.03cm" fo:border-left="0.035cm solid #808080" fo:border-right="none" fo:border-top="0.035cm solid #808080" fo:border-bottom="0.035cm solid #808080"/>
    </style:style>
    <style:style style:name="Tableau9.D1" style:family="table-cell">
      <style:table-cell-properties fo:padding="0.03cm" fo:border="0.035cm solid #808080"/>
    </style:style>
    <style:style style:name="Tableau9.A2" style:family="table-cell">
      <style:table-cell-properties fo:padding="0.03cm" fo:border-left="0.035cm solid #808080" fo:border-right="none" fo:border-top="none" fo:border-bottom="0.035cm solid #808080"/>
    </style:style>
    <style:style style:name="Tableau9.D2" style:family="table-cell">
      <style:table-cell-properties fo:padding="0.03cm" fo:border-left="0.035cm solid #808080" fo:border-right="0.035cm solid #808080" fo:border-top="none" fo:border-bottom="0.035cm solid #808080"/>
    </style:style>
    <style:style style:name="Tableau9.A15" style:family="table-cell">
      <style:table-cell-properties style:vertical-align="middle" fo:padding="0.03cm" fo:border-left="0.035cm solid #808080" fo:border-right="none" fo:border-top="none" fo:border-bottom="0.035cm solid #808080"/>
    </style:style>
    <style:style style:name="Tableau10" style:family="table">
      <style:table-properties style:width="16.9cm" table:align="center"/>
    </style:style>
    <style:style style:name="Tableau10.A" style:family="table-column">
      <style:table-column-properties style:column-width="5.396cm"/>
    </style:style>
    <style:style style:name="Tableau10.B" style:family="table-column">
      <style:table-column-properties style:column-width="11.504cm"/>
    </style:style>
    <style:style style:name="Tableau10.A1" style:family="table-cell">
      <style:table-cell-properties fo:padding="0.132cm" fo:border-left="0.035cm solid #808080" fo:border-right="none" fo:border-top="0.035cm solid #808080" fo:border-bottom="0.035cm solid #808080"/>
    </style:style>
    <style:style style:name="Tableau10.B1" style:family="table-cell">
      <style:table-cell-properties fo:padding="0.132cm" fo:border="0.035cm solid #808080"/>
    </style:style>
    <style:style style:name="Tableau10.A2" style:family="table-cell">
      <style:table-cell-properties fo:padding="0.132cm" fo:border-left="0.035cm solid #808080" fo:border-right="none" fo:border-top="none" fo:border-bottom="0.035cm solid #808080"/>
    </style:style>
    <style:style style:name="Tableau10.B2" style:family="table-cell">
      <style:table-cell-properties fo:padding="0.132cm" fo:border-left="0.035cm solid #808080" fo:border-right="0.035cm solid #808080" fo:border-top="none" fo:border-bottom="0.035cm solid #808080"/>
    </style:style>
    <style:style style:name="Tableau11" style:family="table">
      <style:table-properties style:width="20.003cm" fo:margin-left="0.011cm" fo:margin-right="0.034cm" table:align="margins" fo:keep-with-next="always"/>
    </style:style>
    <style:style style:name="Tableau11.A" style:family="table-column">
      <style:table-column-properties style:column-width="6.429cm" style:rel-column-width="21065*"/>
    </style:style>
    <style:style style:name="Tableau11.B" style:family="table-column">
      <style:table-column-properties style:column-width="13.573cm" style:rel-column-width="44470*"/>
    </style:style>
    <style:style style:name="Tableau11.A1" style:family="table-cell">
      <style:table-cell-properties fo:padding="0.132cm" fo:border-left="0.035cm solid #808080" fo:border-right="none" fo:border-top="0.035cm solid #808080" fo:border-bottom="0.035cm solid #808080"/>
    </style:style>
    <style:style style:name="Tableau11.B1" style:family="table-cell">
      <style:table-cell-properties fo:padding="0.132cm" fo:border="0.035cm solid #808080"/>
    </style:style>
    <style:style style:name="Tableau11.A2" style:family="table-cell">
      <style:table-cell-properties fo:padding="0.132cm" fo:border-left="0.035cm solid #808080" fo:border-right="none" fo:border-top="none" fo:border-bottom="0.035cm solid #808080"/>
    </style:style>
    <style:style style:name="Tableau11.B2" style:family="table-cell">
      <style:table-cell-properties fo:padding="0.132cm" fo:border-left="0.035cm solid #808080" fo:border-right="0.035cm solid #808080" fo:border-top="none" fo:border-bottom="0.035cm solid #808080"/>
    </style:style>
    <style:style style:name="Tableau12" style:family="table">
      <style:table-properties style:width="16.93cm" table:align="center"/>
    </style:style>
    <style:style style:name="Tableau12.A" style:family="table-column">
      <style:table-column-properties style:column-width="5.607cm"/>
    </style:style>
    <style:style style:name="Tableau12.B" style:family="table-column">
      <style:table-column-properties style:column-width="11.322cm"/>
    </style:style>
    <style:style style:name="Tableau12.A1" style:family="table-cell">
      <style:table-cell-properties fo:padding="0.132cm" fo:border-left="0.035cm solid #808080" fo:border-right="none" fo:border-top="0.035cm solid #808080" fo:border-bottom="0.035cm solid #808080"/>
    </style:style>
    <style:style style:name="Tableau12.B1" style:family="table-cell">
      <style:table-cell-properties fo:padding="0.132cm" fo:border="0.035cm solid #808080"/>
    </style:style>
    <style:style style:name="Tableau12.A2" style:family="table-cell">
      <style:table-cell-properties fo:padding="0.132cm" fo:border-left="0.035cm solid #808080" fo:border-right="none" fo:border-top="none" fo:border-bottom="0.035cm solid #808080"/>
    </style:style>
    <style:style style:name="Tableau12.B2" style:family="table-cell">
      <style:table-cell-properties fo:padding="0.132cm" fo:border-left="0.035cm solid #808080" fo:border-right="0.035cm solid #808080" fo:border-top="none" fo:border-bottom="0.035cm solid #808080"/>
    </style:style>
    <style:style style:name="Tableau23" style:family="table">
      <style:table-properties style:width="16.93cm" table:align="center"/>
    </style:style>
    <style:style style:name="Tableau23.A" style:family="table-column">
      <style:table-column-properties style:column-width="5.607cm"/>
    </style:style>
    <style:style style:name="Tableau23.B" style:family="table-column">
      <style:table-column-properties style:column-width="11.322cm"/>
    </style:style>
    <style:style style:name="Tableau23.A1" style:family="table-cell">
      <style:table-cell-properties fo:padding="0.132cm" fo:border-left="0.035cm solid #808080" fo:border-right="none" fo:border-top="0.035cm solid #808080" fo:border-bottom="0.035cm solid #808080"/>
    </style:style>
    <style:style style:name="Tableau23.B1" style:family="table-cell">
      <style:table-cell-properties fo:padding="0.132cm" fo:border="0.035cm solid #808080"/>
    </style:style>
    <style:style style:name="Tableau23.A2" style:family="table-cell">
      <style:table-cell-properties fo:padding="0.132cm" fo:border-left="0.035cm solid #808080" fo:border-right="none" fo:border-top="none" fo:border-bottom="0.035cm solid #808080"/>
    </style:style>
    <style:style style:name="Tableau23.B2" style:family="table-cell">
      <style:table-cell-properties fo:padding="0.132cm" fo:border-left="0.035cm solid #808080" fo:border-right="0.035cm solid #808080" fo:border-top="none" fo:border-bottom="0.035cm solid #808080"/>
    </style:style>
    <style:style style:name="Tableau13" style:family="table">
      <style:table-properties style:width="16.96cm" table:align="center"/>
    </style:style>
    <style:style style:name="Tableau13.A" style:family="table-column">
      <style:table-column-properties style:column-width="5.634cm"/>
    </style:style>
    <style:style style:name="Tableau13.B" style:family="table-column">
      <style:table-column-properties style:column-width="11.326cm"/>
    </style:style>
    <style:style style:name="Tableau13.A1" style:family="table-cell">
      <style:table-cell-properties fo:padding="0.132cm" fo:border-left="0.035cm solid #808080" fo:border-right="none" fo:border-top="0.035cm solid #808080" fo:border-bottom="0.035cm solid #808080"/>
    </style:style>
    <style:style style:name="Tableau13.B1" style:family="table-cell">
      <style:table-cell-properties fo:padding="0.132cm" fo:border="0.035cm solid #808080"/>
    </style:style>
    <style:style style:name="Tableau13.A2" style:family="table-cell">
      <style:table-cell-properties fo:padding="0.132cm" fo:border-left="0.035cm solid #808080" fo:border-right="none" fo:border-top="none" fo:border-bottom="0.035cm solid #808080"/>
    </style:style>
    <style:style style:name="Tableau13.B2" style:family="table-cell">
      <style:table-cell-properties fo:padding="0.132cm" fo:border-left="0.035cm solid #808080" fo:border-right="0.035cm solid #808080" fo:border-top="none" fo:border-bottom="0.035cm solid #808080"/>
    </style:style>
    <style:style style:name="Tableau14" style:family="table">
      <style:table-properties style:width="16.93cm" table:align="center"/>
    </style:style>
    <style:style style:name="Tableau14.A" style:family="table-column">
      <style:table-column-properties style:column-width="5.634cm"/>
    </style:style>
    <style:style style:name="Tableau14.B" style:family="table-column">
      <style:table-column-properties style:column-width="11.296cm"/>
    </style:style>
    <style:style style:name="Tableau14.A1" style:family="table-cell">
      <style:table-cell-properties fo:padding="0.132cm" fo:border-left="0.035cm solid #808080" fo:border-right="none" fo:border-top="0.035cm solid #808080" fo:border-bottom="0.035cm solid #808080"/>
    </style:style>
    <style:style style:name="Tableau14.B1" style:family="table-cell">
      <style:table-cell-properties fo:padding="0.132cm" fo:border="0.035cm solid #808080"/>
    </style:style>
    <style:style style:name="Tableau14.A2" style:family="table-cell">
      <style:table-cell-properties fo:padding="0.132cm" fo:border-left="0.035cm solid #808080" fo:border-right="none" fo:border-top="none" fo:border-bottom="0.035cm solid #808080"/>
    </style:style>
    <style:style style:name="Tableau14.B2" style:family="table-cell">
      <style:table-cell-properties fo:padding="0.132cm" fo:border-left="0.035cm solid #808080" fo:border-right="0.035cm solid #808080" fo:border-top="none" fo:border-bottom="0.035cm solid #808080"/>
    </style:style>
    <style:style style:name="Tableau22" style:family="table">
      <style:table-properties style:width="19.98cm" fo:margin-left="0.037cm" fo:margin-right="0.03cm" table:align="margins"/>
    </style:style>
    <style:style style:name="Tableau22.A" style:family="table-column">
      <style:table-column-properties style:column-width="6.586cm" style:rel-column-width="21606*"/>
    </style:style>
    <style:style style:name="Tableau22.B" style:family="table-column">
      <style:table-column-properties style:column-width="13.393cm" style:rel-column-width="43929*"/>
    </style:style>
    <style:style style:name="Tableau22.A1" style:family="table-cell">
      <style:table-cell-properties fo:padding="0.132cm" fo:border-left="0.035cm solid #808080" fo:border-right="none" fo:border-top="0.035cm solid #808080" fo:border-bottom="0.035cm solid #808080"/>
    </style:style>
    <style:style style:name="Tableau22.B1" style:family="table-cell">
      <style:table-cell-properties fo:padding="0.132cm" fo:border="0.035cm solid #808080"/>
    </style:style>
    <style:style style:name="Tableau22.A2" style:family="table-cell">
      <style:table-cell-properties fo:padding="0.132cm" fo:border-left="0.035cm solid #808080" fo:border-right="none" fo:border-top="none" fo:border-bottom="0.035cm solid #808080"/>
    </style:style>
    <style:style style:name="Tableau22.B2" style:family="table-cell">
      <style:table-cell-properties fo:padding="0.132cm" fo:border-left="0.035cm solid #808080" fo:border-right="0.035cm solid #808080" fo:border-top="none" fo:border-bottom="0.035cm solid #808080"/>
    </style:style>
    <style:style style:name="Tableau15" style:family="table">
      <style:table-properties style:width="19.98cm" fo:margin-left="0.037cm" fo:margin-right="0.03cm" table:align="margins"/>
    </style:style>
    <style:style style:name="Tableau15.A" style:family="table-column">
      <style:table-column-properties style:column-width="6.586cm" style:rel-column-width="21606*"/>
    </style:style>
    <style:style style:name="Tableau15.B" style:family="table-column">
      <style:table-column-properties style:column-width="13.393cm" style:rel-column-width="43929*"/>
    </style:style>
    <style:style style:name="Tableau15.A1" style:family="table-cell">
      <style:table-cell-properties fo:padding="0.132cm" fo:border-left="0.035cm solid #808080" fo:border-right="none" fo:border-top="0.035cm solid #808080" fo:border-bottom="0.035cm solid #808080"/>
    </style:style>
    <style:style style:name="Tableau15.B1" style:family="table-cell">
      <style:table-cell-properties fo:padding="0.132cm" fo:border="0.035cm solid #808080"/>
    </style:style>
    <style:style style:name="Tableau15.A2" style:family="table-cell">
      <style:table-cell-properties fo:padding="0.132cm" fo:border-left="0.035cm solid #808080" fo:border-right="none" fo:border-top="none" fo:border-bottom="0.035cm solid #808080"/>
    </style:style>
    <style:style style:name="Tableau15.B2" style:family="table-cell">
      <style:table-cell-properties fo:padding="0.132cm" fo:border-left="0.035cm solid #808080" fo:border-right="0.035cm solid #808080" fo:border-top="none" fo:border-bottom="0.035cm solid #808080"/>
    </style:style>
    <style:style style:name="Tableau16" style:family="table">
      <style:table-properties style:width="16.93cm" table:align="center"/>
    </style:style>
    <style:style style:name="Tableau16.A" style:family="table-column">
      <style:table-column-properties style:column-width="6.137cm"/>
    </style:style>
    <style:style style:name="Tableau16.B" style:family="table-column">
      <style:table-column-properties style:column-width="10.793cm"/>
    </style:style>
    <style:style style:name="Tableau16.A1" style:family="table-cell">
      <style:table-cell-properties fo:padding="0.132cm" fo:border-left="0.035cm solid #808080" fo:border-right="none" fo:border-top="0.035cm solid #808080" fo:border-bottom="0.035cm solid #808080"/>
    </style:style>
    <style:style style:name="Tableau16.B1" style:family="table-cell">
      <style:table-cell-properties fo:padding="0.132cm" fo:border="0.035cm solid #808080"/>
    </style:style>
    <style:style style:name="Tableau16.A2" style:family="table-cell">
      <style:table-cell-properties fo:padding="0.132cm" fo:border-left="0.035cm solid #808080" fo:border-right="none" fo:border-top="none" fo:border-bottom="0.035cm solid #808080"/>
    </style:style>
    <style:style style:name="Tableau16.B2" style:family="table-cell">
      <style:table-cell-properties fo:padding="0.132cm" fo:border-left="0.035cm solid #808080" fo:border-right="0.035cm solid #808080" fo:border-top="none" fo:border-bottom="0.035cm solid #808080"/>
    </style:style>
    <style:style style:name="Tableau16.A3" style:family="table-cell">
      <style:table-cell-properties style:vertical-align="middle" fo:padding="0.132cm" fo:border-left="0.035cm solid #808080" fo:border-right="none" fo:border-top="none" fo:border-bottom="0.035cm solid #808080"/>
    </style:style>
    <style:style style:name="Tableau16.B3" style:family="table-cell">
      <style:table-cell-properties style:vertical-align="middle" fo:padding="0.132cm" fo:border-left="0.035cm solid #808080" fo:border-right="0.035cm solid #808080" fo:border-top="none" fo:border-bottom="0.035cm solid #808080"/>
    </style:style>
    <style:style style:name="Tableau17" style:family="table">
      <style:table-properties style:width="16.93cm" table:align="center"/>
    </style:style>
    <style:style style:name="Tableau17.A" style:family="table-column">
      <style:table-column-properties style:column-width="6.189cm"/>
    </style:style>
    <style:style style:name="Tableau17.B" style:family="table-column">
      <style:table-column-properties style:column-width="10.74cm"/>
    </style:style>
    <style:style style:name="Tableau17.A1" style:family="table-cell">
      <style:table-cell-properties fo:padding="0.132cm" fo:border-left="0.035cm solid #808080" fo:border-right="none" fo:border-top="0.035cm solid #808080" fo:border-bottom="0.035cm solid #808080"/>
    </style:style>
    <style:style style:name="Tableau17.B1" style:family="table-cell">
      <style:table-cell-properties fo:padding="0.132cm" fo:border="0.035cm solid #808080"/>
    </style:style>
    <style:style style:name="Tableau17.A2" style:family="table-cell">
      <style:table-cell-properties fo:padding="0.132cm" fo:border-left="0.035cm solid #808080" fo:border-right="none" fo:border-top="none" fo:border-bottom="0.035cm solid #808080"/>
    </style:style>
    <style:style style:name="Tableau17.B2" style:family="table-cell">
      <style:table-cell-properties fo:padding="0.132cm" fo:border-left="0.035cm solid #808080" fo:border-right="0.035cm solid #808080" fo:border-top="none" fo:border-bottom="0.035cm solid #808080"/>
    </style:style>
    <style:style style:name="Tableau17.A3" style:family="table-cell">
      <style:table-cell-properties style:vertical-align="middle" fo:padding="0.132cm" fo:border-left="0.035cm solid #808080" fo:border-right="none" fo:border-top="none" fo:border-bottom="0.035cm solid #808080"/>
    </style:style>
    <style:style style:name="Tableau17.B3" style:family="table-cell">
      <style:table-cell-properties style:vertical-align="middle" fo:padding="0.132cm" fo:border-left="0.035cm solid #808080" fo:border-right="0.035cm solid #808080" fo:border-top="none" fo:border-bottom="0.035cm solid #808080"/>
    </style:style>
    <style:style style:name="Tableau18" style:family="table">
      <style:table-properties style:width="19.994cm" fo:margin-left="0.011cm" fo:margin-right="0.042cm" table:align="margins"/>
    </style:style>
    <style:style style:name="Tableau18.A" style:family="table-column">
      <style:table-column-properties style:column-width="7.304cm" style:rel-column-width="23941*"/>
    </style:style>
    <style:style style:name="Tableau18.B" style:family="table-column">
      <style:table-column-properties style:column-width="12.689cm" style:rel-column-width="41594*"/>
    </style:style>
    <style:style style:name="Tableau18.A1" style:family="table-cell">
      <style:table-cell-properties fo:padding="0.132cm" fo:border-left="0.035cm solid #808080" fo:border-right="none" fo:border-top="0.035cm solid #808080" fo:border-bottom="0.035cm solid #808080"/>
    </style:style>
    <style:style style:name="Tableau18.B1" style:family="table-cell">
      <style:table-cell-properties fo:padding="0.132cm" fo:border="0.035cm solid #808080"/>
    </style:style>
    <style:style style:name="Tableau18.A2" style:family="table-cell">
      <style:table-cell-properties fo:padding="0.132cm" fo:border-left="0.035cm solid #808080" fo:border-right="none" fo:border-top="none" fo:border-bottom="0.035cm solid #808080"/>
    </style:style>
    <style:style style:name="Tableau18.B2" style:family="table-cell">
      <style:table-cell-properties fo:padding="0.132cm" fo:border-left="0.035cm solid #808080" fo:border-right="0.035cm solid #808080" fo:border-top="none" fo:border-bottom="0.035cm solid #808080"/>
    </style:style>
    <style:style style:name="Tableau18.6" style:family="table-row">
      <style:table-row-properties style:min-row-height="0.635cm"/>
    </style:style>
    <style:style style:name="Tableau19" style:family="table">
      <style:table-properties style:width="16.97cm" table:align="center"/>
    </style:style>
    <style:style style:name="Tableau19.A" style:family="table-column">
      <style:table-column-properties style:column-width="6.189cm"/>
    </style:style>
    <style:style style:name="Tableau19.B" style:family="table-column">
      <style:table-column-properties style:column-width="10.781cm"/>
    </style:style>
    <style:style style:name="Tableau19.A1" style:family="table-cell">
      <style:table-cell-properties fo:padding="0.132cm" fo:border-left="0.035cm solid #808080" fo:border-right="none" fo:border-top="0.035cm solid #808080" fo:border-bottom="0.035cm solid #808080"/>
    </style:style>
    <style:style style:name="Tableau19.B1" style:family="table-cell">
      <style:table-cell-properties fo:padding="0.132cm" fo:border="0.035cm solid #808080"/>
    </style:style>
    <style:style style:name="Tableau19.A2" style:family="table-cell">
      <style:table-cell-properties fo:padding="0.132cm" fo:border-left="0.035cm solid #808080" fo:border-right="none" fo:border-top="none" fo:border-bottom="0.035cm solid #808080"/>
    </style:style>
    <style:style style:name="Tableau19.B2" style:family="table-cell">
      <style:table-cell-properties fo:padding="0.132cm" fo:border-left="0.035cm solid #808080" fo:border-right="0.035cm solid #808080" fo:border-top="none" fo:border-bottom="0.035cm solid #808080"/>
    </style:style>
    <style:style style:name="Tableau19.A3" style:family="table-cell">
      <style:table-cell-properties style:vertical-align="middle" fo:padding="0.132cm" fo:border-left="0.035cm solid #808080" fo:border-right="none" fo:border-top="none" fo:border-bottom="0.035cm solid #808080"/>
    </style:style>
    <style:style style:name="Tableau19.B3" style:family="table-cell">
      <style:table-cell-properties style:vertical-align="middle" fo:padding="0.132cm" fo:border-left="0.035cm solid #808080" fo:border-right="0.035cm solid #808080" fo:border-top="none" fo:border-bottom="0.035cm solid #808080"/>
    </style:style>
    <style:style style:name="Tableau20" style:family="table">
      <style:table-properties style:width="16.93cm" table:align="center"/>
    </style:style>
    <style:style style:name="Tableau20.A" style:family="table-column">
      <style:table-column-properties style:column-width="6.719cm"/>
    </style:style>
    <style:style style:name="Tableau20.B" style:family="table-column">
      <style:table-column-properties style:column-width="10.211cm"/>
    </style:style>
    <style:style style:name="Tableau20.A1" style:family="table-cell">
      <style:table-cell-properties fo:padding="0.079cm" fo:border-left="0.035cm solid #808080" fo:border-right="none" fo:border-top="0.035cm solid #808080" fo:border-bottom="0.035cm solid #808080"/>
    </style:style>
    <style:style style:name="Tableau20.B1" style:family="table-cell">
      <style:table-cell-properties fo:padding="0.079cm" fo:border="0.035cm solid #808080"/>
    </style:style>
    <style:style style:name="Tableau20.A2" style:family="table-cell">
      <style:table-cell-properties fo:padding="0.079cm" fo:border-left="0.035cm solid #808080" fo:border-right="none" fo:border-top="none" fo:border-bottom="0.035cm solid #808080"/>
    </style:style>
    <style:style style:name="Tableau20.B2" style:family="table-cell">
      <style:table-cell-properties fo:padding="0.079cm" fo:border-left="0.035cm solid #808080" fo:border-right="0.035cm solid #808080" fo:border-top="none" fo:border-bottom="0.035cm solid #808080"/>
    </style:style>
    <style:style style:name="Tableau20.A3" style:family="table-cell">
      <style:table-cell-properties style:vertical-align="middle" fo:padding="0.079cm" fo:border-left="0.035cm solid #808080" fo:border-right="none" fo:border-top="none" fo:border-bottom="0.035cm solid #808080"/>
    </style:style>
    <style:style style:name="Tableau20.B3" style:family="table-cell">
      <style:table-cell-properties style:vertical-align="middle" fo:padding="0.079cm" fo:border-left="0.035cm solid #808080" fo:border-right="0.035cm solid #808080" fo:border-top="none" fo:border-bottom="0.035cm solid #808080"/>
    </style:style>
    <style:style style:name="Tableau21" style:family="table">
      <style:table-properties style:width="17cm" table:align="center"/>
    </style:style>
    <style:style style:name="Tableau21.A" style:family="table-column">
      <style:table-column-properties style:column-width="8.498cm"/>
    </style:style>
    <style:style style:name="Tableau21.B" style:family="table-column">
      <style:table-column-properties style:column-width="8.502cm"/>
    </style:style>
    <style:style style:name="Tableau21.A1" style:family="table-cell">
      <style:table-cell-properties fo:padding="0.049cm" fo:border-left="0.002cm solid #000000" fo:border-right="none" fo:border-top="0.002cm solid #000000" fo:border-bottom="0.002cm solid #000000"/>
    </style:style>
    <style:style style:name="Tableau21.B1" style:family="table-cell">
      <style:table-cell-properties fo:padding="0.049cm" fo:border="0.002cm solid #000000"/>
    </style:style>
    <style:style style:name="Tableau21.A2" style:family="table-cell">
      <style:table-cell-properties fo:padding="0.049cm" fo:border-left="0.002cm solid #000000" fo:border-right="none" fo:border-top="none" fo:border-bottom="0.002cm solid #000000"/>
    </style:style>
    <style:style style:name="Tableau21.B2" style:family="table-cell">
      <style:table-cell-properties fo:padding="0.049cm" fo:border-left="0.002cm solid #000000" fo:border-right="0.002cm solid #000000" fo:border-top="none" fo:border-bottom="0.002cm solid #000000"/>
    </style:style>
    <style:style style:name="Table1" style:family="table">
      <style:table-properties style:width="20.059cm" fo:margin-left="0cm" fo:margin-right="-0.012cm" table:align="margins"/>
    </style:style>
    <style:style style:name="Table1.A" style:family="table-column">
      <style:table-column-properties style:column-width="3.057cm" style:rel-column-width="9988*"/>
    </style:style>
    <style:style style:name="Table1.B" style:family="table-column">
      <style:table-column-properties style:column-width="17.002cm" style:rel-column-width="5554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data-style-name="N84">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able_20_Contents">
      <style:text-properties fo:font-weight="bold"/>
    </style:style>
    <style:style style:name="P4" style:family="paragraph" style:parent-style-name="Table_20_Contents">
      <style:paragraph-properties fo:text-align="start" style:justify-single-word="false"/>
      <style:text-properties fo:font-weight="bold"/>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text-properties fo:font-style="italic"/>
    </style:style>
    <style:style style:name="P7" style:family="paragraph" style:parent-style-name="Table_20_Contents">
      <style:paragraph-properties fo:text-align="start" style:justify-single-word="false"/>
      <style:text-properties fo:font-style="italic" fo:font-weight="bold"/>
    </style:style>
    <style:style style:name="P8" style:family="paragraph" style:parent-style-name="Table_20_Contents">
      <style:text-properties fo:font-style="italic" style:font-style-asian="italic" style:font-style-complex="italic"/>
    </style:style>
    <style:style style:name="P9" style:family="paragraph" style:parent-style-name="Table_20_Contents">
      <style:paragraph-properties fo:text-align="start" style:justify-single-word="false"/>
    </style:style>
    <style:style style:name="P10" style:family="paragraph" style:parent-style-name="Table_20_Contents">
      <style:text-properties fo:color="#808080"/>
    </style:style>
    <style:style style:name="P11" style:family="paragraph" style:parent-style-name="List_20_Heading">
      <style:text-properties fo:font-weight="bold"/>
    </style:style>
    <style:style style:name="P12" style:family="paragraph" style:parent-style-name="Standard">
      <style:paragraph-properties fo:text-align="center" style:justify-single-word="false"/>
    </style:style>
    <style:style style:name="P13" style:family="paragraph" style:parent-style-name="Standard" style:master-page-name="">
      <style:paragraph-properties fo:margin-top="0.199cm" fo:margin-bottom="0.199cm" style:page-number="auto" style:shadow="none"/>
    </style:style>
    <style:style style:name="P14" style:family="paragraph" style:parent-style-name="Standard" style:master-page-name="">
      <style:paragraph-properties fo:margin-top="0.199cm" fo:margin-bottom="0.199cm" style:page-number="auto"/>
    </style:style>
    <style:style style:name="P15" style:family="paragraph" style:parent-style-name="Standard">
      <style:paragraph-properties fo:margin-top="0.199cm" fo:margin-bottom="0.199cm"/>
    </style:style>
    <style:style style:name="P16" style:family="paragraph" style:parent-style-name="Standard" style:master-page-name="">
      <style:paragraph-properties fo:keep-together="always" style:page-number="auto"/>
    </style:style>
    <style:style style:name="P17" style:family="paragraph" style:parent-style-name="Standard" style:master-page-name="">
      <style:paragraph-properties style:page-number="auto" fo:keep-with-next="always"/>
    </style:style>
    <style:style style:name="P18" style:family="paragraph" style:parent-style-name="Text_20_body" style:master-page-name="">
      <style:paragraph-properties fo:keep-together="always" style:page-number="auto"/>
    </style:style>
    <style:style style:name="P19" style:family="paragraph" style:parent-style-name="Standard" style:master-page-name="">
      <style:paragraph-properties fo:margin-top="0.3cm" fo:margin-bottom="0.199cm" style:page-number="auto" fo:keep-with-next="always"/>
    </style:style>
    <style:style style:name="P20" style:family="paragraph" style:parent-style-name="Standard" style:master-page-name="">
      <style:paragraph-properties fo:margin-top="0.3cm" fo:margin-bottom="0.199cm" style:page-number="auto"/>
    </style:style>
    <style:style style:name="P21" style:family="paragraph" style:parent-style-name="Standard">
      <style:paragraph-properties fo:keep-with-next="always"/>
    </style:style>
    <style:style style:name="P22" style:family="paragraph" style:parent-style-name="Text_20_body">
      <style:paragraph-properties fo:text-align="center" style:justify-single-word="false"/>
    </style:style>
    <style:style style:name="P23" style:family="paragraph" style:parent-style-name="Table_20_Contents">
      <style:paragraph-properties fo:margin-top="0cm" fo:margin-bottom="0.101cm" fo:text-align="start" style:justify-single-word="false"/>
      <style:text-properties style:font-name="Arial" fo:font-size="8pt" style:font-size-asian="8pt" style:font-size-complex="8pt"/>
    </style:style>
    <style:style style:name="P24" style:family="paragraph" style:parent-style-name="Table_20_Contents">
      <style:paragraph-properties fo:margin-top="0cm" fo:margin-bottom="0.101cm" fo:text-align="start" style:justify-single-word="false"/>
      <style:text-properties style:font-name="Arial" fo:font-size="8pt" fo:font-style="italic" style:font-size-asian="8pt" style:font-size-complex="8pt"/>
    </style:style>
    <style:style style:name="P25" style:family="paragraph" style:parent-style-name="Heading_20_1">
      <style:paragraph-properties fo:text-align="start" style:justify-single-word="false"/>
    </style:style>
    <style:style style:name="P26" style:family="paragraph" style:parent-style-name="Heading_20_1">
      <style:paragraph-properties fo:break-before="page"/>
    </style:style>
    <style:style style:name="P27" style:family="paragraph" style:parent-style-name="Heading">
      <style:paragraph-properties fo:text-align="center" style:justify-single-word="false"/>
    </style:style>
    <style:style style:name="P28" style:family="paragraph" style:parent-style-name="Preformatted_20_Text">
      <style:paragraph-properties fo:margin-left="2cm" fo:margin-right="0cm" fo:text-indent="0cm" style:auto-text-indent="false"/>
    </style:style>
    <style:style style:name="P29" style:family="paragraph" style:parent-style-name="Preformatted_20_Text">
      <style:paragraph-properties fo:margin-left="2cm" fo:margin-right="0cm" fo:margin-top="0cm" fo:margin-bottom="0.499cm" fo:text-indent="0cm" style:auto-text-indent="false" fo:padding="0cm" fo:border="none"/>
      <style:text-properties style:font-name="courier" fo:font-size="10pt"/>
    </style:style>
    <style:style style:name="P30" style:family="paragraph" style:parent-style-name="Preformatted_20_Text">
      <style:paragraph-properties fo:margin-left="2cm" fo:margin-right="0cm" fo:text-indent="0cm" style:auto-text-indent="false" fo:padding="0cm" fo:border="none"/>
      <style:text-properties style:font-name="courier" fo:font-size="10pt"/>
    </style:style>
    <style:style style:name="P31" style:family="paragraph" style:parent-style-name="Eiffel">
      <style:text-properties fo:color="#0000ff"/>
    </style:style>
    <style:style style:name="P32" style:family="paragraph" style:parent-style-name="Eiffel">
      <style:text-properties fo:color="#0000ff" fo:font-weight="bold" style:font-weight-asian="bold" style:font-weight-complex="bold"/>
    </style:style>
    <style:style style:name="P33" style:family="paragraph" style:parent-style-name="Eiffel">
      <style:text-properties fo:color="#993366"/>
    </style:style>
    <style:style style:name="P34" style:family="paragraph" style:parent-style-name="Eiffel">
      <style:text-properties fo:font-weight="bold" style:font-weight-asian="bold" style:font-weight-complex="bold"/>
    </style:style>
    <style:style style:name="P35" style:family="paragraph" style:parent-style-name="Eiffel">
      <style:text-properties style:font-name="courier" fo:font-size="9pt" style:font-size-asian="9pt" style:font-size-complex="9pt"/>
    </style:style>
    <style:style style:name="P36" style:family="paragraph" style:parent-style-name="Eiffel">
      <style:text-properties fo:font-size="9pt" style:font-size-asian="9pt" style:font-size-complex="9pt"/>
    </style:style>
    <style:style style:name="P37" style:family="paragraph" style:parent-style-name="Text_20_body">
      <style:paragraph-properties fo:margin-top="0cm" fo:margin-bottom="0cm"/>
    </style:style>
    <style:style style:name="P38" style:family="paragraph" style:parent-style-name="Standard">
      <style:paragraph-properties fo:margin-top="0.101cm" fo:margin-bottom="0.101cm"/>
    </style:style>
    <style:style style:name="P39" style:family="paragraph" style:parent-style-name="Standard" style:master-page-name="">
      <style:paragraph-properties fo:margin-top="0.101cm" fo:margin-bottom="0.101cm" style:page-number="auto" fo:keep-with-next="always"/>
    </style:style>
    <style:style style:name="P40" style:family="paragraph" style:parent-style-name="List_20_Contents">
      <style:paragraph-properties fo:margin-top="0cm" fo:margin-bottom="0.199cm"/>
    </style:style>
    <style:style style:name="P41" style:family="paragraph" style:parent-style-name="List_20_Contents" style:list-style-name="L4"/>
    <style:style style:name="P42" style:family="paragraph" style:parent-style-name="List_20_Contents" style:list-style-name="L4">
      <style:paragraph-properties fo:margin-top="0cm" fo:margin-bottom="0.499cm"/>
    </style:style>
    <style:style style:name="P43" style:family="paragraph" style:parent-style-name="List_20_Contents" style:list-style-name="L4">
      <style:paragraph-properties fo:margin-top="0cm" fo:margin-bottom="0.499cm" fo:text-align="center" style:justify-single-word="false"/>
    </style:style>
    <style:style style:name="P44" style:family="paragraph" style:parent-style-name="List_20_Contents" style:list-style-name="L4">
      <style:paragraph-properties fo:margin-top="0cm" fo:margin-bottom="0.499cm" fo:text-align="start" style:justify-single-word="false"/>
    </style:style>
    <style:style style:name="P45" style:family="paragraph" style:parent-style-name="List_20_Contents" style:list-style-name="L11">
      <style:paragraph-properties fo:margin-top="0cm" fo:margin-bottom="0.499cm"/>
    </style:style>
    <style:style style:name="P46" style:family="paragraph" style:parent-style-name="List_20_Contents" style:list-style-name="L6" style:master-page-name="">
      <style:paragraph-properties fo:margin-top="0cm" fo:margin-bottom="0cm" style:page-number="auto"/>
    </style:style>
    <style:style style:name="P47" style:family="paragraph" style:parent-style-name="List_20_Contents" style:list-style-name="L11" style:master-page-name="">
      <style:paragraph-properties fo:margin-top="0cm" fo:margin-bottom="0cm" style:page-number="auto"/>
    </style:style>
    <style:style style:name="P48" style:family="paragraph" style:parent-style-name="List_20_Contents" style:list-style-name="L6">
      <style:paragraph-properties fo:margin-top="0cm" fo:margin-bottom="0cm"/>
    </style:style>
    <style:style style:name="P49" style:family="paragraph" style:parent-style-name="List_20_Contents" style:list-style-name="L11">
      <style:paragraph-properties fo:margin-top="0cm" fo:margin-bottom="0cm"/>
    </style:style>
    <style:style style:name="P50" style:family="paragraph" style:parent-style-name="List_20_Contents" style:list-style-name="L4">
      <style:paragraph-properties fo:text-align="start" style:justify-single-word="false" fo:padding="0cm" fo:border="none"/>
      <style:text-properties style:font-name="courier" fo:font-size="10pt"/>
    </style:style>
    <style:style style:name="P51" style:family="paragraph" style:parent-style-name="List_20_Contents" style:list-style-name="L4">
      <style:paragraph-properties fo:margin-left="0cm" fo:margin-right="0cm" fo:text-indent="0cm" style:auto-text-indent="false"/>
    </style:style>
    <style:style style:name="P52" style:family="paragraph" style:parent-style-name="Heading_20_1" style:list-style-name=""/>
    <style:style style:name="P53" style:family="paragraph" style:parent-style-name="Heading_20_1" style:list-style-name="">
      <style:paragraph-properties fo:break-before="page"/>
    </style:style>
    <style:style style:name="P54" style:family="paragraph" style:parent-style-name="Eiffel" style:list-style-name="L4"/>
    <style:style style:name="P55" style:family="paragraph" style:parent-style-name="Heading" style:master-page-name="HTML">
      <style:paragraph-properties fo:text-align="center" style:justify-single-word="false" style:page-number="auto"/>
    </style:style>
    <style:style style:name="P56" style:family="paragraph" style:parent-style-name="Heading_20_3">
      <style:paragraph-properties fo:text-align="start" style:justify-single-word="false"/>
    </style:style>
    <style:style style:name="P57" style:family="paragraph" style:parent-style-name="Heading_20_2">
      <style:paragraph-properties fo:text-align="start" style:justify-single-word="false"/>
    </style:style>
    <style:style style:name="P58" style:family="paragraph" style:parent-style-name="Heading_20_2" style:master-page-name="">
      <style:paragraph-properties fo:text-align="start" style:justify-single-word="false" style:page-number="auto" fo:keep-with-next="always"/>
    </style:style>
    <style:style style:name="P59" style:family="paragraph" style:parent-style-name="Standard" style:list-style-name="L5"/>
    <style:style style:name="P60" style:family="paragraph" style:parent-style-name="Standard" style:list-style-name="L7"/>
    <style:style style:name="P61" style:family="paragraph" style:parent-style-name="Standard" style:list-style-name="L4"/>
    <style:style style:name="P62" style:family="paragraph" style:parent-style-name="Standard" style:list-style-name="L5">
      <style:paragraph-properties fo:margin-top="0cm" fo:margin-bottom="0cm"/>
    </style:style>
    <style:style style:name="P63" style:family="paragraph" style:parent-style-name="Standard" style:list-style-name="L7">
      <style:paragraph-properties fo:margin-top="0cm" fo:margin-bottom="0cm"/>
    </style:style>
    <style:style style:name="P64" style:family="paragraph" style:parent-style-name="Standard" style:list-style-name="L4">
      <style:paragraph-properties fo:margin-top="0cm" fo:margin-bottom="0cm"/>
    </style:style>
    <style:style style:name="P65" style:family="paragraph" style:parent-style-name="Standard" style:list-style-name="L4">
      <style:paragraph-properties fo:margin-top="0.199cm" fo:margin-bottom="0.199cm"/>
    </style:style>
    <style:style style:name="P66" style:family="paragraph" style:parent-style-name="Standard">
      <style:paragraph-properties fo:margin-top="0.101cm" fo:margin-bottom="0.101cm"/>
    </style:style>
    <style:style style:name="P67" style:family="paragraph" style:parent-style-name="Standard" style:list-style-name="L12">
      <style:paragraph-properties fo:margin-top="0.101cm" fo:margin-bottom="0.101cm"/>
    </style:style>
    <style:style style:name="P68" style:family="paragraph" style:parent-style-name="Table_20_Contents" style:list-style-name="L8"/>
    <style:style style:name="P69" style:family="paragraph" style:parent-style-name="Table_20_Contents" style:list-style-name="L9"/>
    <style:style style:name="P70" style:family="paragraph" style:parent-style-name="Table_20_Contents" style:list-style-name="L10"/>
    <style:style style:name="P71" style:family="paragraph" style:parent-style-name="Text_20_body" style:list-style-name="L2"/>
    <style:style style:name="P72" style:family="paragraph" style:parent-style-name="Text_20_body" style:list-style-name="L3"/>
    <style:style style:name="P73" style:family="paragraph" style:parent-style-name="Text_20_body" style:list-style-name="L1">
      <style:paragraph-properties fo:margin-top="0cm" fo:margin-bottom="0cm" fo:padding="0cm" fo:border="none"/>
    </style:style>
    <style:style style:name="P74" style:family="paragraph" style:parent-style-name="Text_20_body" style:list-style-name="L2">
      <style:paragraph-properties fo:margin-top="0cm" fo:margin-bottom="0cm"/>
    </style:style>
    <style:style style:name="P75" style:family="paragraph" style:parent-style-name="Text_20_body" style:list-style-name="L3">
      <style:paragraph-properties fo:margin-top="0cm" fo:margin-bottom="0cm"/>
    </style:style>
    <style:style style:name="P76" style:family="paragraph" style:parent-style-name="Text_20_body" style:list-style-name="L1">
      <style:paragraph-properties fo:padding="0cm" fo:border="none"/>
    </style:style>
    <style:style style:name="P77" style:family="paragraph" style:parent-style-name="Contents_20_2">
      <style:paragraph-properties>
        <style:tab-stops>
          <style:tab-stop style:position="16.501cm" style:type="right" style:leader-style="dotted" style:leader-text="."/>
        </style:tab-stops>
      </style:paragraph-properties>
    </style:style>
    <style:style style:name="P78"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text-underline-style="solid" style:text-underline-width="auto" style:text-underline-color="font-color"/>
    </style:style>
    <style:style style:name="T5" style:family="text">
      <style:text-properties fo:font-style="italic" fo:font-weight="bold"/>
    </style:style>
    <style:style style:name="T6" style:family="text">
      <style:text-properties style:text-underline-style="solid" style:text-underline-width="auto" style:text-underline-color="font-color"/>
    </style:style>
    <style:style style:name="T7" style:family="text">
      <style:text-properties style:font-name="courier"/>
    </style:style>
    <style:style style:name="T8" style:family="text">
      <style:text-properties style:font-name="courier" fo:font-size="10pt"/>
    </style:style>
    <style:style style:name="T9" style:family="text">
      <style:text-properties style:font-name="courier" fo:font-weight="bold"/>
    </style:style>
    <style:style style:name="T10" style:family="text">
      <style:text-properties style:font-name="Courier New1"/>
    </style:style>
    <style:style style:name="T11" style:family="text">
      <style:text-properties fo:color="#0000ff"/>
    </style:style>
    <style:style style:name="T12" style:family="text">
      <style:text-properties fo:color="#0000ff" fo:font-weight="bold" style:font-weight-asian="bold" style:font-weight-complex="bold"/>
    </style:style>
    <style:style style:name="T13" style:family="text">
      <style:text-properties fo:color="#0000ff" style:font-name="courier"/>
    </style:style>
    <style:style style:name="T14" style:family="text">
      <style:text-properties fo:color="#0000ff" style:font-name="courier" fo:font-size="10pt"/>
    </style:style>
    <style:style style:name="T15" style:family="text">
      <style:text-properties fo:color="#0000ff" style:font-name="courier" fo:font-weight="bold" style:font-weight-asian="bold" style:font-weight-complex="bold"/>
    </style:style>
    <style:style style:name="T16" style:family="text">
      <style:text-properties style:font-name="Symbol" style:font-name-asian="Symbol" style:font-name-complex="Symbol"/>
    </style:style>
    <style:style style:name="T17" style:family="text">
      <style:text-properties fo:color="#008000"/>
    </style:style>
    <style:style style:name="T18" style:family="text">
      <style:text-properties fo:font-weight="normal"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Numbering_20_Symbols" text:bullet-char="◦">
        <style:list-level-properties text:space-before="1.995cm" text:min-label-width="0.499cm"/>
      </text:list-level-style-bullet>
      <text:list-level-style-bullet text:level="3" text:style-name="Numbering_20_Symbols" text:bullet-char="▪">
        <style:list-level-properties text:space-before="3.242cm" text:min-label-width="0.499cm"/>
      </text:list-level-style-bullet>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ECLI Tutorial</text:p>
      <text:p text:style-name="P22">Paul G. Crismer</text:p>
      <text:p text:style-name="P22">pgcrism @ users.sourceforge.net</text:p>
      <text:p text:style-name="Text_20_body">December 20, 2010.</text:p>
      <text:p text:style-name="P27">Abstract</text:p>
      <text:p text:style-name="Standard">ECLI is an Eiffel class library that allows database access through ODBC drivers.</text:p>
      <text:p text:style-name="Standard">Why use ODBC? <text:s/>Because it is a standardized interface available on various platforms (Windows, Unix flavors, and more). <text:s/>Because the most known relational database systems provide ODBC drivers.</text:p>
      <text:p text:style-name="Standard">ECLI provides a nearly complete interface for : executing queries, querying database catalogs, querying drivers capabilites, an elegant cursor interface, the support of a wide range of data types for efficient transfers to/from the database.</text:p>
      <text:h text:style-name="Heading_20_1" text:outline-level="1">Table of Content</text:h>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77">What is ECLI ?<text:tab/>2</text:p>
          <text:p text:style-name="P77">Why use ECLI ?<text:tab/>2</text:p>
          <text:p text:style-name="P77">Related work<text:tab/>3</text:p>
          <text:p text:style-name="P77">About this tutorial<text:tab/>3</text:p>
          <text:p text:style-name="P77">Layers<text:tab/>4</text:p>
          <text:p text:style-name="P77">Data Source<text:tab/>4</text:p>
          <text:p text:style-name="P77">SQL Syntax<text:tab/>4</text:p>
          <text:p text:style-name="P78">Data Definition Language : create an maintain database schema.<text:tab/>4</text:p>
          <text:p text:style-name="P78">Data Manipulation Language : select, insert and update data.<text:tab/>5</text:p>
          <text:p text:style-name="P78">Escape sequences<text:tab/>5</text:p>
          <text:p text:style-name="P77">Base information<text:tab/>8</text:p>
          <text:p text:style-name="P77">Fine information<text:tab/>8</text:p>
          <text:p text:style-name="P77">Good to know<text:tab/>8</text:p>
          <text:p text:style-name="P77">About database data types<text:tab/>10</text:p>
          <text:p text:style-name="P77">Scanning a result-set<text:tab/>12</text:p>
          <text:p text:style-name="P77">Getting long data<text:tab/>13</text:p>
          <text:p text:style-name="P78">Length known before transfer<text:tab/>13</text:p>
          <text:p text:style-name="P78">Length unknown before transfer<text:tab/>13</text:p>
          <text:p text:style-name="P77">ECLI Tracing<text:tab/>18</text:p>
          <text:p text:style-name="P77">ODBC API Tracing<text:tab/>19</text:p>
          <text:p text:style-name="P77">Use database indexes<text:tab/>19</text:p>
          <text:p text:style-name="P77">Parameterize and prepare statements<text:tab/>19</text:p>
          <text:p text:style-name="P77">Garbage Collection of ECLI objects<text:tab/>20</text:p>
          <text:p text:style-name="P78">Open<text:tab/>21</text:p>
          <text:p text:style-name="P78">Close<text:tab/>21</text:p>
          <text:p text:style-name="P77">Buffer factories<text:tab/>21</text:p>
          <text:p text:style-name="P77">Bulk or arrayed read/write<text:tab/>21</text:p>
          <text:p text:style-name="P77">Querying metadata<text:tab/>21</text:p>
          <text:p text:style-name="P77">Summary of changes<text:tab/>22</text:p>
        </text:index-body>
      </text:table-of-content>
      <text:p text:style-name="Text_20_body"/>
      <text:list xml:id="list6573134846158913375" text:style-name="L1">
        <text:list-item>
          <text:p text:style-name="P73"><text:a xlink:type="simple" xlink:href="#Introduction">Introduction</text:a> </text:p>
        </text:list-item>
        <text:list-item>
          <text:p text:style-name="P73"><text:a xlink:type="simple" xlink:href="#ODBCCLI">ODBC/CLI Background</text:a> </text:p>
        </text:list-item>
        <text:list-item>
          <text:p text:style-name="P73"><text:a xlink:type="simple" xlink:href="#Archi_0">Architecture at first glance</text:a> </text:p>
        </text:list-item>
        <text:list-item>
          <text:p text:style-name="P73"><text:a xlink:type="simple" xlink:href="#Yourfirstdatabase">Your first database session</text:a> </text:p>
        </text:list-item>
        <text:list-item>
          <text:p text:style-name="P73"><text:a xlink:type="simple" xlink:href="#Statuscheckinganderror">Status checking and error handling</text:a> </text:p>
        </text:list-item>
        <text:list-item>
          <text:p text:style-name="P73"><text:a xlink:type="simple" xlink:href="#StatementExec">Statement execution</text:a> </text:p>
        </text:list-item>
        <text:list-item>
          <text:p text:style-name="P73"><text:a xlink:type="simple" xlink:href="#GettingResults">Getting results</text:a> </text:p>
        </text:list-item>
        <text:list-item>
          <text:p text:style-name="P73"><text:a xlink:type="simple" xlink:href="#Getting%20esult-setmetadata">Getting result-set metadata</text:a> </text:p>
        </text:list-item>
        <text:list-item>
          <text:p text:style-name="P73"><text:a xlink:type="simple" xlink:href="#Stored_procedures">Stored Procedures</text:a> </text:p>
        </text:list-item>
        <text:list-item>
          <text:p text:style-name="P73"><text:a xlink:type="simple" xlink:href="#Transactions">Transactions</text:a> </text:p>
        </text:list-item>
        <text:list-item>
          <text:p text:style-name="P73"><text:a xlink:type="simple" xlink:href="#ParameterizedStmts">Parameterized statements</text:a> </text:p>
        </text:list-item>
        <text:list-item>
          <text:p text:style-name="P73"><text:a xlink:type="simple" xlink:href="#Tracing_">Tracing</text:a> </text:p>
        </text:list-item>
        <text:list-item>
          <text:p text:style-name="P73"><text:a xlink:type="simple" xlink:href="#OptimizingforPerformance">Optimizing for "performance"</text:a> </text:p>
        </text:list-item>
        <text:list-item>
          <text:p text:style-name="P73"><text:a xlink:type="simple" xlink:href="#ECLI_goodies">Other ECLI goodies that are not addressed by this tutorial</text:a></text:p>
        </text:list-item>
        <text:list-item>
          <text:p text:style-name="P76"><text:a xlink:type="simple" xlink:href="#Conclusion">Conclusion</text:a> </text:p>
        </text:list-item>
      </text:list>
      <text:h text:style-name="P52" text:outline-level="1"><text:bookmark text:name="Introduction"/>Introduction</text:h>
      <text:h text:style-name="Heading_20_2" text:outline-level="2">What is ECLI ?</text:h>
      <text:p text:style-name="Text_20_body">Eiffel Call Level Interface (aka ECLI) is an Eiffel wrapper of the CLI (Call Level Interface). CLI is a specification and standard for relational SQL database API: </text:p>
      <text:list xml:id="list791457394109456896" text:style-name="L2">
        <text:list-item>
          <text:p text:style-name="P74">The X/Open CAE specification Data Management: SQL Call-Level Interface (CLI) </text:p>
        </text:list-item>
        <text:list-item>
          <text:p text:style-name="P71">ISO/IEC 9075-3:1995 (E) Call-Level Interface (SQL/CLI)</text:p>
        </text:list-item>
      </text:list>
      <text:p text:style-name="Text_20_body">This interfaces defines an abstract API on top of RDBMS drivers, and uses SQL92. This interface has implementations on MS-Windows (ODBC - Open DataBase Connectivity) and on other platforms like Unix and Linux.</text:p>
      <text:p text:style-name="Text_20_body"> Recommended readings : </text:p>
      <text:list xml:id="list2967330756574307407" text:style-name="L3">
        <text:list-item>
          <text:p text:style-name="P75"><text:a xlink:type="simple" xlink:href="../index.html">ECLI presentation</text:a> </text:p>
        </text:list-item>
        <text:list-item>
          <text:p text:style-name="P72"><text:a xlink:type="simple" xlink:href="http://www.unixodbc.org/">UnixODBC</text:a> provides information about ODBC and its Unix/Linux implementation. </text:p>
        </text:list-item>
      </text:list>
      <text:h text:style-name="Heading_20_2" text:outline-level="2">Why use ECLI ?</text:h>
      <text:p text:style-name="P18">If you want a simple access to relational databases, ECLI is for you. It allows writing Eiffel database applications that have the following characteristics :  </text:p>
      <text:p text:style-name="P11">Multiplatform</text:p>
      <text:p text:style-name="List_20_Contents">it uses a standard API, available on various platforms : Windows, Unix, Linux </text:p>
      <text:p text:style-name="P11">Multicompiler</text:p>
      <text:p text:style-name="List_20_Contents">it uses as portable Eiffel as possible, and has already been tested using </text:p>
      <text:list xml:id="list7307131065644777304" text:style-name="L4">
        <text:list-item>
          <text:p text:style-name="P41">ISE Eiffel 6.2, 6.3 and </text:p>
        </text:list-item>
        <text:list-item>
          <text:p text:style-name="P42">Gobo Eiffel Compiler (gec) version 3.9 </text:p>
        </text:list-item>
      </text:list>
      <text:p text:style-name="Text_20_body">It currently has been tested with the following RDBMS drivers : MS-Access, Oracle 8, Oracle 8i, PostgreSQL, Interbase61, SQL Server, SQLite.</text:p>
      <text:p text:style-name="Text_20_body">It has been built and run with the following OSes : Windows 32bits (98, NT4, 2000, XP), Suse Linux, Debian Linux, Ubuntu Linux </text:p>
      <text:h text:style-name="Heading_20_2" text:outline-level="2">Related work</text:h>
      <text:p text:style-name="Text_20_body">Many vendor specific libraries exist. Open-source libraries exist and are either compiler-specific or platform-specific. The best known are presented in the following table :   </text:p>
      <table:table table:name="Tableau1" table:style-name="Tableau1">
        <table:table-column table:style-name="Tableau1.A"/>
        <table:table-column table:style-name="Tableau1.B"/>
        <table:table-column table:style-name="Tableau1.C"/>
        <table:table-column table:style-name="Tableau1.B"/>
        <table:table-column table:style-name="Tableau1.E"/>
        <table:table-row>
          <table:table-cell table:style-name="Tableau1.A1" office:value-type="string">
            <text:p text:style-name="Table_20_Contents"><text:span text:style-name="T1">Product</text:span> </text:p>
          </table:table-cell>
          <table:table-cell table:style-name="Tableau1.A1" office:value-type="string">
            <text:p text:style-name="Table_20_Contents"><text:span text:style-name="T1">Vendor</text:span> </text:p>
          </table:table-cell>
          <table:table-cell table:style-name="Tableau1.A1" office:value-type="string">
            <text:p text:style-name="Table_20_Contents"><text:span text:style-name="T1">Compiler</text:span> </text:p>
          </table:table-cell>
          <table:table-cell table:style-name="Tableau1.A1" office:value-type="string">
            <text:p text:style-name="Table_20_Contents"><text:span text:style-name="T1">Platform</text:span> </text:p>
          </table:table-cell>
          <table:table-cell table:style-name="Tableau1.E1" office:value-type="string">
            <text:p text:style-name="Table_20_Contents"><text:span text:style-name="T1">RDBMS</text:span> </text:p>
          </table:table-cell>
        </table:table-row>
        <table:table-row>
          <table:table-cell table:style-name="Tableau1.A2" office:value-type="string">
            <text:p text:style-name="Table_20_Contents">EiffelStore</text:p>
          </table:table-cell>
          <table:table-cell table:style-name="Tableau1.A2" office:value-type="string">
            <text:p text:style-name="Table_20_Contents">ISE</text:p>
          </table:table-cell>
          <table:table-cell table:style-name="Tableau1.A2" office:value-type="string">
            <text:p text:style-name="Table_20_Contents">ISE</text:p>
          </table:table-cell>
          <table:table-cell table:style-name="Tableau1.A2" office:value-type="string">
            <text:p text:style-name="Table_20_Contents">Windows (ODBC), some Unixes</text:p>
          </table:table-cell>
          <table:table-cell table:style-name="Tableau1.E2" office:value-type="string">
            <text:p text:style-name="Table_20_Contents">ODBC, Oracle, Informix</text:p>
          </table:table-cell>
        </table:table-row>
        <table:table-row>
          <table:table-cell table:style-name="Tableau1.A2" office:value-type="string">
            <text:p text:style-name="P10">DALE</text:p>
          </table:table-cell>
          <table:table-cell table:style-name="Tableau1.A2" office:value-type="string">
            <text:p text:style-name="P10">Object-Tools</text:p>
          </table:table-cell>
          <table:table-cell table:style-name="Tableau1.A2" office:value-type="string">
            <text:p text:style-name="P10">* Deprecated * Visual Eiffel</text:p>
          </table:table-cell>
          <table:table-cell table:style-name="Tableau1.A2" office:value-type="string">
            <text:p text:style-name="P10">Windows, (Linux ?)</text:p>
          </table:table-cell>
          <table:table-cell table:style-name="Tableau1.E2" office:value-type="string">
            <text:p text:style-name="P10">ODBC</text:p>
          </table:table-cell>
        </table:table-row>
        <table:table-row>
          <table:table-cell table:style-name="Tableau1.A2" office:value-type="string">
            <text:p text:style-name="P10">pgsql</text:p>
          </table:table-cell>
          <table:table-cell table:style-name="Tableau1.A2" office:value-type="string">
            <text:p text:style-name="P10">Open Source</text:p>
          </table:table-cell>
          <table:table-cell table:style-name="Tableau1.A2" office:value-type="string">
            <text:p text:style-name="P10">* Deprecated * SmartEiffel</text:p>
          </table:table-cell>
          <table:table-cell table:style-name="Tableau1.A2" office:value-type="string">
            <text:p text:style-name="P10">Unix, Linux, (Windows?)</text:p>
          </table:table-cell>
          <table:table-cell table:style-name="Tableau1.E2" office:value-type="string">
            <text:p text:style-name="P10">PostgreSQL</text:p>
          </table:table-cell>
        </table:table-row>
        <table:table-row>
          <table:table-cell table:style-name="Tableau1.A2" office:value-type="string">
            <text:p text:style-name="P10">elj project's database access</text:p>
          </table:table-cell>
          <table:table-cell table:style-name="Tableau1.A2" office:value-type="string">
            <text:p text:style-name="P10">Open Source</text:p>
          </table:table-cell>
          <table:table-cell table:style-name="Tableau1.A2" office:value-type="string">
            <text:p text:style-name="P10">* Deprecated * SmartEiffel</text:p>
          </table:table-cell>
          <table:table-cell table:style-name="Tableau1.A2" office:value-type="string">
            <text:p text:style-name="P10">Windows, (linux?)</text:p>
          </table:table-cell>
          <table:table-cell table:style-name="Tableau1.E2" office:value-type="string">
            <text:p text:style-name="P10">Interbase, Isam, Berkeley DB, etc...</text:p>
          </table:table-cell>
        </table:table-row>
      </table:table>
      <text:p text:style-name="Text_20_body"/>
      <text:p text:style-name="Text_20_body">Other database bindings exist : see in the <text:a xlink:type="simple" xlink:href="http://efsa.sf.net/archive/">Eiffel Forum Archive</text:a> (There is Wiki that unfortunately does not work). . </text:p>
      <text:p text:style-name="Text_20_body">None of them is truly multi-compiler and multi-platform. Many target only one RDBMS system like MySQL, mSQL or PostgreSQL. </text:p>
      <text:p text:style-name="Text_20_body">The originality of ECLI is that it uses a standardized API as underlying layer, and that it is designed to be as multi-compiler as possible. </text:p>
      <text:h text:style-name="Heading_20_2" text:outline-level="2">About this tutorial</text:h>
      <text:p text:style-name="Text_20_body">This tutorial introduces the basics of using ECLI. It is not a tutorial on Relational Database modeling, nor on RDBMS systems management. </text:p>
      <text:p text:style-name="Text_20_body">We assume that the reader has at least basic knowledge in database applications and is familiar with relational databases and SQL. </text:p>
      <text:h text:style-name="Heading_20_1" text:outline-level="1"/>
      <text:h text:style-name="P53" text:outline-level="1"><text:bookmark text:name="ODBCCLI"/>ODBC/CLI Background</text:h>
      <text:h text:style-name="Heading_20_2" text:outline-level="2">Layers</text:h>
      <text:p text:style-name="Standard">ODBC/CLI applications have 3 layers </text:p>
      <text:list xml:id="list7323041975984762363" text:style-name="L5">
        <text:list-item>
          <text:p text:style-name="P62">Application </text:p>
        </text:list-item>
        <text:list-item>
          <text:p text:style-name="P62">Driver Management </text:p>
        </text:list-item>
        <text:list-item>
          <text:p text:style-name="P59">Driver </text:p>
        </text:list-item>
      </text:list>
      <text:p text:style-name="Standard">You provide the first layer. The second and third layers are provided by ODBC/CLI run-time and configuration. </text:p>
      <text:list xml:id="list38414846" text:continue-list="list7307131065644777304" text:style-name="L4">
        <text:list-header>
          <text:p text:style-name="P43"><draw:frame draw:style-name="fr1" draw:name="images1" text:anchor-type="as-char" svg:width="10.345cm" svg:height="6.8cm" draw:z-index="0"><draw:image xlink:href="../Image1.gif" xlink:type="simple" xlink:show="embed" xlink:actuate="onLoad"/></draw:frame> </text:p>
        </text:list-header>
      </text:list>
      <text:h text:style-name="Heading_20_2" text:outline-level="2">Data Source</text:h>
      <text:p text:style-name="Standard">When you want to access a specific database, you have to provide some configuration information </text:p>
      <text:list xml:id="list3486509065734684456" text:style-name="L6">
        <text:list-item>
          <text:p text:style-name="P46">A driver </text:p>
        </text:list-item>
        <text:list-item>
          <text:p text:style-name="P48">A host-name or file-name </text:p>
        </text:list-item>
        <text:list-item>
          <text:p text:style-name="P48">A port number </text:p>
        </text:list-item>
        <text:list-item>
          <text:p text:style-name="P48">Some authorization information </text:p>
        </text:list-item>
      </text:list>
      <text:p text:style-name="P15">ODBC/CLI associates a name with a set of configuration information. This is known as the <text:span text:style-name="T3">data source name</text:span>. ODBC/CLI configuration is generally stored in a file : ODBC.INI.</text:p>
      <table:table table:name="Tableau2" table:style-name="Tableau2">
        <table:table-column table:style-name="Tableau2.A"/>
        <table:table-column table:style-name="Tableau2.B"/>
        <table:table-row>
          <table:table-cell table:style-name="Tableau2.A1" office:value-type="string">
            <text:p text:style-name="Table_20_Contents"><text:span text:style-name="T1">Data source name</text:span> </text:p>
          </table:table-cell>
          <table:table-cell table:style-name="Tableau2.B1" office:value-type="string">
            <text:p text:style-name="Table_20_Contents"><text:span text:style-name="T1">Driver + parameters</text:span> </text:p>
          </table:table-cell>
        </table:table-row>
        <table:table-row>
          <table:table-cell table:style-name="Tableau2.A2" office:value-type="string">
            <text:p text:style-name="Table_20_Contents">Students</text:p>
          </table:table-cell>
          <table:table-cell table:style-name="Tableau2.B2" office:value-type="string">
            <text:p text:style-name="Table_20_Contents">Access (msjet.dll); file=X:\AccessDB\Students.mdb</text:p>
          </table:table-cell>
        </table:table-row>
        <table:table-row>
          <table:table-cell table:style-name="Tableau2.A2" office:value-type="string">
            <text:p text:style-name="Table_20_Contents">Library</text:p>
          </table:table-cell>
          <table:table-cell table:style-name="Tableau2.B2" office:value-type="string">
            <text:p text:style-name="Table_20_Contents">PostgreSQL Driver (/usr/local/bin/pgsql.so); port=8032; host="Titan"</text:p>
          </table:table-cell>
        </table:table-row>
        <table:table-row>
          <table:table-cell table:style-name="Tableau2.A2" office:value-type="string">
            <text:p text:style-name="Table_20_Contents">Oracle Test</text:p>
          </table:table-cell>
          <table:table-cell table:style-name="Tableau2.B2" office:value-type="string">
            <text:p text:style-name="Table_20_Contents">Oracle (D:\ORANT\WIN32\oraodbc.dll); database=otst01; rowprefetch=20</text:p>
          </table:table-cell>
        </table:table-row>
      </table:table>
      <text:p text:style-name="P12">The above table shows some sample data source configurations.</text:p>
      <text:h text:style-name="P57" text:outline-level="2">SQL Syntax</text:h>
      <text:p text:style-name="Standard">CLI/ODBC defines a "standard" SQL syntax, which is a subset of the SQL-92 standard. </text:p>
      <text:h text:style-name="P56" text:outline-level="3">Data Definition Language : create an maintain database schema.</text:h>
      <text:p text:style-name="Standard">Table creation follows a standard pattern.</text:p>
      <text:p text:style-name="Standard">Do not expect any standard about datatypes.  Even if they have the same name across databases, they are effectively "nearly the same". <text:s/>There is no standard syntax about index creation, table structure modification, or stored procedure definition.</text:p>
      <text:p text:style-name="Standard">If you want to create projects that run on several databases, expect to define as many DDL batches as there are database targets.</text:p>
      <text:p text:style-name="Standard">Advice : put those DLL statements in text files that you select at run-time, depending on the type of database you use. </text:p>
      <text:h text:style-name="P56" text:outline-level="3">Data Manipulation Language : select, insert and update data.</text:h>
      <text:p text:style-name="Standard">There is a "minimum" syntax that you can expect to be standard.</text:p>
      <text:p text:style-name="Standard">Only special operations like outer joins need some further scrutiny. </text:p>
      <text:h text:style-name="P56" text:outline-level="3">Escape sequences</text:h>
      <text:p text:style-name="Standard">Some escape sequences have been defined in ODBC to express things in a database-neutral way :</text:p>
      <text:list xml:id="list2129935635861275970" text:style-name="L7">
        <text:list-item>
          <text:p text:style-name="P63">Date, time, timestamp literals </text:p>
        </text:list-item>
        <text:list-item>
          <text:p text:style-name="P63">Stored Procedure calls </text:p>
        </text:list-item>
        <text:list-item>
          <text:p text:style-name="P60">Scalar functions </text:p>
        </text:list-item>
      </text:list>
      <text:p text:style-name="Standard">** Warning : database drivers can implement a subset of escape sequences**</text:p>
      <text:p text:style-name="Standard">Always check for what they implement before developing your applications.</text:p>
      <table:table table:name="Tableau3" table:style-name="Tableau3">
        <table:table-column table:style-name="Tableau3.A"/>
        <table:table-column table:style-name="Tableau3.B"/>
        <table:table-row>
          <table:table-cell table:style-name="Tableau3.A1" office:value-type="string">
            <text:p text:style-name="P3">Escape sequence</text:p>
          </table:table-cell>
          <table:table-cell table:style-name="Tableau3.B1" office:value-type="string">
            <text:p text:style-name="P3">Description</text:p>
          </table:table-cell>
        </table:table-row>
        <table:table-row>
          <table:table-cell table:style-name="Tableau3.A2" office:value-type="string">
            <text:p text:style-name="P7">Literals</text:p>
          </table:table-cell>
          <table:table-cell table:style-name="Tableau3.B2" office:value-type="string">
            <text:p text:style-name="P6">If the database implements the associated datatype, it also understands the escape sequence for the literal.</text:p>
          </table:table-cell>
        </table:table-row>
        <table:table-row>
          <table:table-cell table:style-name="Tableau3.A2" office:value-type="string">
            <text:p text:style-name="P9"><text:span text:style-name="T1">{t '</text:span><text:span text:style-name="T3">hh:mm:ss</text:span>[<text:span text:style-name="T3">.nnn</text:span> ]<text:span text:style-name="T1">'}</text:span></text:p>
          </table:table-cell>
          <table:table-cell table:style-name="Tableau3.B2" office:value-type="string">
            <text:p text:style-name="Table_20_Contents">Time literal.  The optional .nnn part, expresses a fractional part <text:span text:style-name="T4">up to</text:span> a nanosecond precision. <text:span text:style-name="T4">REMARK:</text:span><text:span text:style-name="T3"> <text:line-break/>Not all databases can bear the same precision (database-dependent)</text:span>.<text:line-break/><text:span text:style-name="T1">Advice</text:span> : if portability is necessary, consider <text:span text:style-name="T1">no</text:span> fractional part.</text:p>
          </table:table-cell>
        </table:table-row>
        <table:table-row>
          <table:table-cell table:style-name="Tableau3.A2" office:value-type="string">
            <text:p text:style-name="P9"><text:span text:style-name="T1">{d '</text:span><text:span text:style-name="T3">yyyy-mm-dd</text:span><text:span text:style-name="T1">'}</text:span></text:p>
          </table:table-cell>
          <table:table-cell table:style-name="Tableau3.B2" office:value-type="string">
            <text:p text:style-name="Table_20_Contents">Date literal</text:p>
          </table:table-cell>
        </table:table-row>
        <table:table-row>
          <table:table-cell table:style-name="Tableau3.A2" office:value-type="string">
            <text:p text:style-name="P9"><text:span text:style-name="T1">{ts '</text:span><text:span text:style-name="T3">yyyy-mm-dd hh:mm:ss</text:span>[<text:span text:style-name="T3">.nnn</text:span> ]<text:span text:style-name="T1">'}</text:span></text:p>
          </table:table-cell>
          <table:table-cell table:style-name="Tableau3.B2" office:value-type="string">
            <text:p text:style-name="Table_20_Contents">Timestamp literal.  Same<text:span text:style-name="T6"> remark</text:span> as for time literal.</text:p>
          </table:table-cell>
        </table:table-row>
        <table:table-row>
          <table:table-cell table:style-name="Tableau3.A2" office:value-type="string">
            <text:p text:style-name="P7">Stored Procedure calls</text:p>
          </table:table-cell>
          <table:table-cell table:style-name="Tableau3.B2" office:value-type="string">
            <text:p text:style-name="Table_20_Contents"/>
          </table:table-cell>
        </table:table-row>
        <table:table-row>
          <table:table-cell table:style-name="Tableau3.A2" office:value-type="string">
            <text:p text:style-name="P9"><text:span text:style-name="T1">{call</text:span> <text:span text:style-name="T3">procedure_name</text:span> [ <text:span text:style-name="T1">(</text:span><text:span text:style-name="T3">parameter_list</text:span> <text:span text:style-name="T1">)</text:span> ] <text:span text:style-name="T1">}</text:span></text:p>
          </table:table-cell>
          <table:table-cell table:style-name="Tableau3.B2" office:value-type="string">
            <text:p text:style-name="Table_20_Contents">Procedures are not supported by all database systems. Procedure <text:span text:style-name="Emphasis">calls</text:span> are not supported by all drivers.<text:line-break/>Check before using them.</text:p>
          </table:table-cell>
        </table:table-row>
        <table:table-row>
          <table:table-cell table:style-name="Tableau3.A2" office:value-type="string">
            <text:p text:style-name="P7">Scalar functions</text:p>
          </table:table-cell>
          <table:table-cell table:style-name="Tableau3.B2" office:value-type="string">
            <text:p text:style-name="Table_20_Contents"/>
          </table:table-cell>
        </table:table-row>
        <table:table-row>
          <table:table-cell table:style-name="Tableau3.A2" office:value-type="string">
            <text:p text:style-name="P9"><text:span text:style-name="T1">{fn</text:span> scalar-function<text:span text:style-name="T1">}</text:span></text:p>
          </table:table-cell>
          <table:table-cell table:style-name="Tableau3.B2" office:value-type="string">
            <text:p text:style-name="Table_20_Contents">The complete list of scalar functions supported is driver dependent.<text:line-break/>There are string,  numeric, time , date, system, datatype conversion functions.<text:line-break/>Please refer to <text:a xlink:type="simple" xlink:href="http://msdn.microsoft.com/library/en-us/odbc/htm/odbcscalar_functions.asp">appendix E</text:a> of <text:a xlink:type="simple" xlink:href="http://msdn.microsoft.com/library/en-us/odbc/htm/dasdkodbcoverview.asp">ODBC reference manual</text:a> .</text:p>
          </table:table-cell>
        </table:table-row>
      </table:table>
      <text:list xml:id="list38431583" text:continue-list="list38414846" text:style-name="L4">
        <text:list-header>
          <text:p text:style-name="P44"/>
        </text:list-header>
      </text:list>
      <text:h text:style-name="Heading_20_1" text:outline-level="1"/>
      <text:h text:style-name="P53" text:outline-level="1"><text:bookmark text:name="Archi_0"/>Architecture at first glance</text:h>
      <text:p text:style-name="Standard">The following diagram shows the main abstractions of ECLI</text:p>
      <text:p text:style-name="Standard"><draw:frame draw:style-name="fr2" draw:name="images2" text:anchor-type="as-char" svg:y="-10.081cm" svg:width="16.701cm" svg:height="8.92cm" draw:z-index="1"><draw:image xlink:href="../archi_0.jpg" xlink:type="simple" xlink:show="embed" xlink:actuate="onLoad"/></draw:frame> </text:p>
      <table:table table:name="Tableau4" table:style-name="Tableau4">
        <table:table-column table:style-name="Tableau4.A"/>
        <table:table-column table:style-name="Tableau4.B"/>
        <table:table-row>
          <table:table-cell table:style-name="Tableau4.A1" office:value-type="string">
            <text:p text:style-name="Table_20_Contents"><text:span text:style-name="T1">Class</text:span> </text:p>
          </table:table-cell>
          <table:table-cell table:style-name="Tableau4.B1" office:value-type="string">
            <text:p text:style-name="Table_20_Contents"><text:span text:style-name="T1">Description</text:span> </text:p>
          </table:table-cell>
        </table:table-row>
        <table:table-row>
          <table:table-cell table:style-name="Tableau4.A2" office:value-type="string">
            <text:p text:style-name="P6">ECLI_STATUS</text:p>
          </table:table-cell>
          <table:table-cell table:style-name="Tableau4.B2" office:value-type="string">
            <text:p text:style-name="Table_20_Contents">Objects that represent a CLI status, reflects its various values and associated information messages</text:p>
          </table:table-cell>
        </table:table-row>
        <table:table-row>
          <table:table-cell table:style-name="Tableau4.A2" office:value-type="string">
            <text:p text:style-name="P6">ECLI_SESSION</text:p>
          </table:table-cell>
          <table:table-cell table:style-name="Tableau4.B2" office:value-type="string">
            <text:p text:style-name="Table_20_Contents">Objects that represent a session to a database</text:p>
          </table:table-cell>
        </table:table-row>
        <table:table-row>
          <table:table-cell table:style-name="Tableau4.A2" office:value-type="string">
            <text:p text:style-name="P6">ECLI_STATEMENT</text:p>
          </table:table-cell>
          <table:table-cell table:style-name="Tableau4.B2" office:value-type="string">
            <text:p text:style-name="Table_20_Contents">Objects that represent statements that manipulate a database. They are defined on a connected session. Provide CLI/ODBC CORE and some Level 1 functionalities</text:p>
          </table:table-cell>
        </table:table-row>
        <table:table-row>
          <table:table-cell table:style-name="Tableau4.A2" office:value-type="string">
            <text:p text:style-name="P6">ECLI_VALUE</text:p>
          </table:table-cell>
          <table:table-cell table:style-name="Tableau4.B2" office:value-type="string">
            <text:p text:style-name="Table_20_Contents">Objects that represent typed values to be exchanged with the database</text:p>
          </table:table-cell>
        </table:table-row>
      </table:table>
      <text:h text:style-name="Heading_20_1" text:outline-level="1"/>
      <text:h text:style-name="P26" text:outline-level="1"><text:bookmark text:name="Yourfirstdatabase"/>Your first database session</text:h>
      <text:p text:style-name="P16">The class ECLI_SESSION provides session-management features. A session object is created for accessing a specific <text:span text:style-name="T3">data-source</text:span>, by using authorization rights of a specific database <text:span text:style-name="T3">user</text:span>. Connection is made by using a <text:span text:style-name="Emphasis">login strategy</text:span> embodied by an ECLI_LOGIN_STRATEGY descendant class.</text:p>
      <text:p text:style-name="Eiffel">session : <text:span text:style-name="T11">ECLI_SESSION</text:span></text:p>
      <text:p text:style-name="Eiffel">login_strategy : <text:span text:style-name="T11">ECLI_LOGIN_STRATEGY</text:span></text:p>
      <text:p text:style-name="Eiffel">data_source_name , user_name, password : <text:span text:style-name="T11">STRING</text:span></text:p>
      <text:p text:style-name="Eiffel"/>
      <text:p text:style-name="Eiffel">...</text:p>
      <text:p text:style-name="Eiffel"/>
      <text:p text:style-name="Eiffel">-- create session object</text:p>
      <text:p text:style-name="Eiffel"><text:span text:style-name="T12">create</text:span> session.<text:span text:style-name="T1">make_default</text:span></text:p>
      <text:p text:style-name="Eiffel"><text:span text:style-name="T12">create</text:span> {<text:span text:style-name="T11">ECLI_SIMPLE_LOGIN</text:span>}login_strategy.make(data_source_name, user_name, password)</text:p>
      <text:p text:style-name="Eiffel"/>
      <text:p text:style-name="Eiffel">-- actual connection</text:p>
      <text:p text:style-name="Eiffel">session.<text:span text:style-name="T1">set_login_strategy</text:span> (login_strategy)</text:p>
      <text:p text:style-name="Eiffel">session.<text:span text:style-name="T1">connect</text:span></text:p>
      <text:p text:style-name="Eiffel"/>
      <text:p text:style-name="Eiffel">-- verify everything is ok</text:p>
      <text:p text:style-name="Eiffel"><text:span text:style-name="T12">if</text:span> session.<text:span text:style-name="T1">is_connected</text:span> <text:span text:style-name="T12">then</text:span></text:p>
      <text:p text:style-name="Eiffel"><text:s text:c="8"/><text:span text:style-name="T8">do_session</text:span></text:p>
      <text:p text:style-name="P32">else</text:p>
      <text:p text:style-name="Eiffel"><text:s text:c="8"/><text:span text:style-name="T8">handle_error (session)</text:span></text:p>
      <text:p text:style-name="P32">end</text:p>
      <text:p text:style-name="Eiffel">session.<text:span text:style-name="T1">disconnect</text:span></text:p>
      <text:p text:style-name="Eiffel">session.<text:span text:style-name="T1">close</text:span></text:p>
      <text:p text:style-name="P14">ECLI_SESSION features introduced so far : </text:p>
      <table:table table:name="Tableau5" table:style-name="Tableau5">
        <table:table-column table:style-name="Tableau5.A"/>
        <table:table-column table:style-name="Tableau5.B"/>
        <table:table-row>
          <table:table-cell table:style-name="Tableau5.A1" office:value-type="string">
            <text:p text:style-name="Table_20_Contents"><text:span text:style-name="T1">Command</text:span> </text:p>
          </table:table-cell>
          <table:table-cell table:style-name="Tableau5.B1" office:value-type="string">
            <text:p text:style-name="Table_20_Contents"><text:span text:style-name="T1">Description</text:span> </text:p>
          </table:table-cell>
        </table:table-row>
        <table:table-row>
          <table:table-cell table:style-name="Tableau5.A2" office:value-type="string">
            <text:p text:style-name="P6">make_default</text:p>
          </table:table-cell>
          <table:table-cell table:style-name="Tableau5.B2" office:value-type="string">
            <text:p text:style-name="Table_20_Contents">creation</text:p>
          </table:table-cell>
        </table:table-row>
        <table:table-row>
          <table:table-cell table:style-name="Tableau5.A3" office:value-type="string">
            <text:p text:style-name="Table_20_Contents"><text:span text:style-name="Emphasis">set_login_strategy</text:span></text:p>
          </table:table-cell>
          <table:table-cell table:style-name="Tableau5.B3" office:value-type="string">
            <text:p text:style-name="Table_20_Contents">Sets the login strategy to be used</text:p>
          </table:table-cell>
        </table:table-row>
        <table:table-row>
          <table:table-cell table:style-name="Tableau5.A2" office:value-type="string">
            <text:p text:style-name="P6">connect</text:p>
          </table:table-cell>
          <table:table-cell table:style-name="Tableau5.B2" office:value-type="string">
            <text:p text:style-name="Table_20_Contents">actual connection to database</text:p>
          </table:table-cell>
        </table:table-row>
        <table:table-row>
          <table:table-cell table:style-name="Tableau5.A3" office:value-type="string">
            <text:p text:style-name="Table_20_Contents"><text:span text:style-name="Emphasis">disconnect</text:span></text:p>
          </table:table-cell>
          <table:table-cell table:style-name="Tableau5.B3" office:value-type="string">
            <text:p text:style-name="Table_20_Contents">disconnect from database</text:p>
          </table:table-cell>
        </table:table-row>
        <table:table-row>
          <table:table-cell table:style-name="Tableau5.A3" office:value-type="string">
            <text:p text:style-name="Table_20_Contents"><text:span text:style-name="Emphasis">close</text:span></text:p>
          </table:table-cell>
          <table:table-cell table:style-name="Tableau5.B3" office:value-type="string">
            <text:p text:style-name="Table_20_Contents">be ready for a new opening</text:p>
          </table:table-cell>
        </table:table-row>
        <table:table-row>
          <table:table-cell table:style-name="Tableau5.A2" office:value-type="string">
            <text:p text:style-name="Table_20_Contents"><text:span text:style-name="T1">Queries</text:span> </text:p>
          </table:table-cell>
          <table:table-cell table:style-name="Tableau5.B2" office:value-type="string">
            <text:p text:style-name="Table_20_Contents"><text:span text:style-name="T1">Description</text:span> </text:p>
          </table:table-cell>
        </table:table-row>
        <table:table-row>
          <table:table-cell table:style-name="Tableau5.A2" office:value-type="string">
            <text:p text:style-name="P6">is_connected</text:p>
          </table:table-cell>
          <table:table-cell table:style-name="Tableau5.B2" office:value-type="string">
            <text:p text:style-name="Table_20_Contents">is the session connected ?</text:p>
          </table:table-cell>
        </table:table-row>
        <table:table-row>
          <table:table-cell table:style-name="Tableau5.A2" office:value-type="string">
            <text:p text:style-name="P6">login_strategy</text:p>
          </table:table-cell>
          <table:table-cell table:style-name="Tableau5.B2" office:value-type="string">
            <text:p text:style-name="Table_20_Contents">current login strategy.</text:p>
          </table:table-cell>
        </table:table-row>
      </table:table>
      <text:p text:style-name="P15">There are two login strategies : ECLI_SIMPLE_LOGIN and ECLI_DRIVER_LOGIN.</text:p>
      <text:p text:style-name="Standard">ECLI_SIMPLE_LOGIN specifies <text:span text:style-name="Emphasis">data source name</text:span>, <text:span text:style-name="Emphasis">user name</text:span>, <text:span text:style-name="Emphasis">password</text:span> login information.</text:p>
      <text:p text:style-name="Standard">ECLI_DRIVER_LOGIN lets you specify a <text:span text:style-name="Emphasis">connection string</text:span>, setting specific connection attributes or even connecting directly through a driver without defining any datasource at the ODBC level.</text:p>
      <text:p text:style-name="Standard">NOTE : <text:span text:style-name="Emphasis">connection strings</text:span> are database and/or driver specific.</text:p>
      <text:h text:style-name="Heading_20_1" text:outline-level="1"/>
      <text:h text:style-name="P26" text:outline-level="1"><text:bookmark text:name="Statuscheckinganderror"/>Status checking and error handling</text:h>
      <text:p text:style-name="Standard">All sensible ECLI classes inherit from the ECLI_STATUS class, which provides status checking and error handling. </text:p>
      <text:h text:style-name="Heading_20_2" text:outline-level="2">Base information</text:h>
      <text:p text:style-name="Standard">Standard ODBC error handling information provides : </text:p>
      <table:table table:name="Tableau6" table:style-name="Tableau6">
        <table:table-column table:style-name="Tableau6.A"/>
        <table:table-column table:style-name="Tableau6.B"/>
        <table:table-row>
          <table:table-cell table:style-name="Tableau6.A1" office:value-type="string">
            <text:list xml:id="list7153969778443135548" text:style-name="L8">
              <text:list-item>
                <text:p text:style-name="P68">State  </text:p>
              </text:list-item>
            </text:list>
          </table:table-cell>
          <table:table-cell table:style-name="Tableau6.A1" office:value-type="string">
            <text:p text:style-name="P40">ODBC/CLI works as a state machine. The state information is a five character string that identifies the current state. </text:p>
          </table:table-cell>
        </table:table-row>
        <table:table-row>
          <table:table-cell table:style-name="Tableau6.A1" office:value-type="string">
            <text:list xml:id="list6590319669682026080" text:style-name="L9">
              <text:list-item>
                <text:p text:style-name="P69">Native code  </text:p>
              </text:list-item>
            </text:list>
          </table:table-cell>
          <table:table-cell table:style-name="Tableau6.A1" office:value-type="string">
            <text:p text:style-name="P40">Integer code which is the native database error code. Codes from an Oracle driver are different from codes from a PostgreSQL driver. </text:p>
          </table:table-cell>
        </table:table-row>
        <table:table-row>
          <table:table-cell table:style-name="Tableau6.A1" office:value-type="string">
            <text:list xml:id="list7128557686316389684" text:style-name="L10">
              <text:list-item>
                <text:p text:style-name="P70">Diagnostic  </text:p>
              </text:list-item>
            </text:list>
          </table:table-cell>
          <table:table-cell table:style-name="Tableau6.A1" office:value-type="string">
            <text:p text:style-name="P40">String that "explains" what happened. Beware : with some drivers this message can be empty, even if an error occurred. </text:p>
          </table:table-cell>
        </table:table-row>
      </table:table>
      <text:p text:style-name="P15">A basic status handling <text:s/>routine would look like this : <text:bookmark text:name="code"/></text:p>
      <text:p text:style-name="P36"><text:s/><text:span text:style-name="T7">handle_status (status : </text:span><text:span text:style-name="T13">ECLI_STATUS</text:span><text:span text:style-name="T7">) </text:span><text:span text:style-name="T15">is</text:span></text:p>
      <text:p text:style-name="P36"><text:s text:c="8"/><text:span text:style-name="T15">do</text:span></text:p>
      <text:p text:style-name="P36"><text:s text:c="16"/><text:span text:style-name="T15">if</text:span><text:span text:style-name="T7"> status.</text:span><text:span text:style-name="T9">has_information_message</text:span><text:span text:style-name="T7"> or status.</text:span><text:span text:style-name="T9">is_error</text:span><text:span text:style-name="T7"> </text:span><text:span text:style-name="T15">then</text:span></text:p>
      <text:p text:style-name="P36"><text:s text:c="24"/><text:span text:style-name="T7">print (status.</text:span><text:span text:style-name="T9">cli_state</text:span><text:span text:style-name="T7">)</text:span></text:p>
      <text:p text:style-name="P36"><text:s text:c="24"/><text:span text:style-name="T7">print (status.</text:span><text:span text:style-name="T9">native_code</text:span><text:span text:style-name="T7">)</text:span></text:p>
      <text:p text:style-name="P36"><text:s text:c="24"/><text:span text:style-name="T7">print (status.</text:span><text:span text:style-name="T9">diagnostic_message</text:span><text:span text:style-name="T7">)</text:span></text:p>
      <text:p text:style-name="P36"><text:s text:c="16"/><text:span text:style-name="T15">end</text:span></text:p>
      <text:p text:style-name="Eiffel"><text:s text:c="8"/>end</text:p>
      <text:h text:style-name="Heading_20_2" text:outline-level="2">Fine information</text:h>
      <text:p text:style-name="P15">Fine diagnostic messages are provided through an `error_handler' object of type ECLI_ERROR_HANLDER (descendant of UT_ERROR_HANDLER). By default error handler objects write to a null device.</text:p>
      <text:p text:style-name="P38">It is possible to set a custom error handler (for example writing diagnostics to some file) by calling the `set_error_handler' command.</text:p>
      <text:p text:style-name="P38">ECLI_ERROR_HANDLER provides the feature 'report_diagnostics' that is called for every ODBC diagnostic that is retrieved.</text:p>
      <text:p text:style-name="P38">An ODBC API call can lead to multiple diagnostic informations.</text:p>
      <text:list xml:id="list3461069063677782546" text:style-name="L12">
        <text:list-item>
          <text:p text:style-name="P67">ECLI_ERROR_HANDLER.report_diagnostics is called for each diagnostic.</text:p>
        </text:list-item>
        <text:list-item>
          <text:p text:style-name="P67">ECLI_STATUS (cli_state, native_code, diagnostic_message) are the last information got from the diagnostics.</text:p>
        </text:list-item>
      </text:list>
      <text:h text:style-name="Heading_20_2" text:outline-level="2">Good to know</text:h>
      <text:p text:style-name="P15">ECLI_STATUS features introduced so far : </text:p>
      <table:table table:name="Tableau7" table:style-name="Tableau7">
        <table:table-column table:style-name="Tableau7.A"/>
        <table:table-column table:style-name="Tableau7.B"/>
        <table:table-row>
          <table:table-cell table:style-name="Tableau7.A1" office:value-type="string">
            <text:p text:style-name="Table_20_Contents"><text:span text:style-name="T1">Queries</text:span> </text:p>
          </table:table-cell>
          <table:table-cell table:style-name="Tableau7.B1" office:value-type="string">
            <text:p text:style-name="Table_20_Contents"><text:span text:style-name="T1">description</text:span> </text:p>
          </table:table-cell>
        </table:table-row>
        <table:table-row>
          <table:table-cell table:style-name="Tableau7.A2" office:value-type="string">
            <text:p text:style-name="P6">is_ok</text:p>
          </table:table-cell>
          <table:table-cell table:style-name="Tableau7.B2" office:value-type="string">
            <text:p text:style-name="Table_20_Contents">is there no error ?</text:p>
          </table:table-cell>
        </table:table-row>
        <table:table-row>
          <table:table-cell table:style-name="Tableau7.A2" office:value-type="string">
            <text:p text:style-name="P6">has_information_message</text:p>
          </table:table-cell>
          <table:table-cell table:style-name="Tableau7.B2" office:value-type="string">
            <text:p text:style-name="Table_20_Contents">there is no error, but an information message is available</text:p>
          </table:table-cell>
        </table:table-row>
        <table:table-row>
          <table:table-cell table:style-name="Tableau7.A2" office:value-type="string">
            <text:p text:style-name="P6">is_error</text:p>
          </table:table-cell>
          <table:table-cell table:style-name="Tableau7.B2" office:value-type="string">
            <text:p text:style-name="Table_20_Contents">is there an error ?</text:p>
          </table:table-cell>
        </table:table-row>
        <table:table-row>
          <table:table-cell table:style-name="Tableau7.A2" office:value-type="string">
            <text:p text:style-name="P6">cli_state</text:p>
          </table:table-cell>
          <table:table-cell table:style-name="Tableau7.B2" office:value-type="string">
            <text:p text:style-name="Table_20_Contents">5-character string- ODBC/CLI state code</text:p>
          </table:table-cell>
        </table:table-row>
        <table:table-row>
          <table:table-cell table:style-name="Tableau7.A2" office:value-type="string">
            <text:p text:style-name="P6">native_code</text:p>
          </table:table-cell>
          <table:table-cell table:style-name="Tableau7.B2" office:value-type="string">
            <text:p text:style-name="Table_20_Contents">integer status code, from the native underlying library</text:p>
          </table:table-cell>
        </table:table-row>
        <table:table-row>
          <table:table-cell table:style-name="Tableau7.A2" office:value-type="string">
            <text:p text:style-name="P6">diagnostic_message</text:p>
          </table:table-cell>
          <table:table-cell table:style-name="Tableau7.B2" office:value-type="string">
            <text:p text:style-name="Table_20_Contents">string that represent the driver's error diagnostic message</text:p>
          </table:table-cell>
        </table:table-row>
        <table:table-row>
          <table:table-cell table:style-name="Tableau7.A2" office:value-type="string">
            <text:p text:style-name="P6">error_handler</text:p>
          </table:table-cell>
          <table:table-cell table:style-name="Tableau7.B2" office:value-type="string">
            <text:p text:style-name="Table_20_Contents">Error handler object.</text:p>
          </table:table-cell>
        </table:table-row>
        <table:table-row>
          <table:table-cell table:style-name="Tableau7.A2" office:value-type="string">
            <text:p text:style-name="P5">Commands</text:p>
          </table:table-cell>
          <table:table-cell table:style-name="Tableau7.B2" office:value-type="string">
            <text:p text:style-name="P5">Description</text:p>
          </table:table-cell>
        </table:table-row>
        <table:table-row>
          <table:table-cell table:style-name="Tableau7.A2" office:value-type="string">
            <text:p text:style-name="P8">set_error_handler</text:p>
          </table:table-cell>
          <table:table-cell table:style-name="Tableau7.B2" office:value-type="string">
            <text:p text:style-name="Table_20_Contents">Set `error_handler'</text:p>
          </table:table-cell>
        </table:table-row>
      </table:table>
      <text:p text:style-name="P15">The classes ECLI_SESSION and ECLI_STATEMENT (see next chapter) inherit from ECLI_STATUS, and can be used the same way. </text:p>
      <text:h text:style-name="P26" text:outline-level="1"><text:bookmark text:name="StatementExec"/>Statement execution</text:h>
      <text:p text:style-name="Standard">Execution of a SQL request is done through an ECLI_STATEMENT object. The ECLI_STATEMENT class provides all the features needed to execute SQL requests and get the associated results. </text:p>
      <text:p text:style-name="Standard">The next example shows the execution of 2 types of SQL queries : (1) Data Definition Language (DDL) used for table creation or structure modification, and (2) Data Manipulation Language (DML) used for selection, insertion, and update of table content.   </text:p>
      <text:p text:style-name="Eiffel"><text:bookmark text:name="code1"/>stmt : <text:span text:style-name="T11">ECLI_STATEMENT</text:span></text:p>
      <text:p text:style-name="P31"/>
      <text:p text:style-name="Eiffel">…</text:p>
      <text:p text:style-name="Eiffel"/>
      <text:p text:style-name="Eiffel"><text:span text:style-name="T12">create</text:span> stmt.make (session)</text:p>
      <text:p text:style-name="Eiffel">-- DDL statement</text:p>
      <text:p text:style-name="Eiffel">stmt.set_sql ("[</text:p>
      <text:p text:style-name="P33"><text:s text:c="4"/>create table COPY (</text:p>
      <text:p text:style-name="P33"><text:s text:c="7"/>isbn VARCHAR(14),</text:p>
      <text:p text:style-name="P33"><text:s text:c="7"/>serial_number INTEGER,</text:p>
      <text:p text:style-name="P33"><text:s text:c="7"/>purchased DATE,</text:p>
      <text:p text:style-name="P33"><text:s text:c="7"/>price FLOAT,</text:p>
      <text:p text:style-name="P33"><text:s text:c="7"/>loc_store INTEGER,</text:p>
      <text:p text:style-name="P33"><text:s text:c="7"/>loc_shelf INTEGER,</text:p>
      <text:p text:style-name="P33"><text:s text:c="7"/>loc_row INTEGER,</text:p>
      <text:p text:style-name="P33"><text:s text:c="7"/>borrower INTEGER,</text:p>
      <text:p text:style-name="P33"><text:s text:c="7"/>borrow_time TIMESTAMP</text:p>
      <text:p text:style-name="P33"><text:s text:c="4"/>)</text:p>
      <text:p text:style-name="Eiffel">]")</text:p>
      <text:p text:style-name="Eiffel"/>
      <text:p text:style-name="Eiffel">stmt.<text:span text:style-name="T2">execute</text:span></text:p>
      <text:p text:style-name="Eiffel"><text:s text:c="4"/>…</text:p>
      <text:p text:style-name="Eiffel">-- DML statements</text:p>
      <text:p text:style-name="Eiffel">stmt.<text:span text:style-name="T2">set_sql</text:span> ("[</text:p>
      <text:p text:style-name="P33"><text:s text:c="4"/>INSERT INTO COPY </text:p>
      <text:p text:style-name="P33"><text:s text:c="4"/>VALUES ('1892005034', 1, {d '2005-03-27'}, 15.77, 1,1,1, NULL, NULL)</text:p>
      <text:p text:style-name="Eiffel">]")</text:p>
      <text:p text:style-name="Eiffel">stmt.<text:span text:style-name="T2">execute</text:span></text:p>
      <text:p text:style-name="Eiffel"><text:s text:c="4"/>…</text:p>
      <text:p text:style-name="Eiffel"/>
      <text:p text:style-name="Eiffel">stmt.<text:span text:style-name="T2">close</text:span></text:p>
      <text:p text:style-name="P15">The first query creates a table whose name is 'ECLITRIAL'. The second one shows an insertion, where actual values are provided as constants. ODBC/CLI introduces a standard notation to express constant values for specific types like dates ( <text:span text:style-name="T1">{d 'yyyy-mm-dd'}</text:span> ) and timestamps ( <text:span text:style-name="T1">{ts 'yyyy-mm-dd hh:mm:ss.cc'}</text:span> ). </text:p>
      <text:p text:style-name="Standard">As you can notice, the same statement object has been used to execute two different queries. When you are finished with one query, <text:span text:style-name="T3">set_sql</text:span> allows you to change the query and go further with statement execution. </text:p>
      <text:p text:style-name="Standard">The ECLI_STATEMENT features introduced so far are :   </text:p>
      <table:table table:name="Tableau8" table:style-name="Tableau8">
        <table:table-column table:style-name="Tableau8.A"/>
        <table:table-column table:style-name="Tableau8.B"/>
        <table:table-row>
          <table:table-cell table:style-name="Tableau8.A1" office:value-type="string">
            <text:p text:style-name="Table_20_Contents"><text:span text:style-name="T1">Commands</text:span> </text:p>
          </table:table-cell>
          <table:table-cell table:style-name="Tableau8.B1" office:value-type="string">
            <text:p text:style-name="Table_20_Contents"><text:span text:style-name="T1">description</text:span> </text:p>
          </table:table-cell>
        </table:table-row>
        <table:table-row>
          <table:table-cell table:style-name="Tableau8.A2" office:value-type="string">
            <text:p text:style-name="Table_20_Contents"><text:span text:style-name="Emphasis">make, open</text:span></text:p>
          </table:table-cell>
          <table:table-cell table:style-name="Tableau8.B2" office:value-type="string">
            <text:p text:style-name="Table_20_Contents">make, open the statement</text:p>
          </table:table-cell>
        </table:table-row>
        <table:table-row>
          <table:table-cell table:style-name="Tableau8.A3" office:value-type="string">
            <text:p text:style-name="P6">set_sql</text:p>
          </table:table-cell>
          <table:table-cell table:style-name="Tableau8.B3" office:value-type="string">
            <text:p text:style-name="Table_20_Contents">set SQL string to execute</text:p>
          </table:table-cell>
        </table:table-row>
        <table:table-row>
          <table:table-cell table:style-name="Tableau8.A3" office:value-type="string">
            <text:p text:style-name="P6">execute</text:p>
          </table:table-cell>
          <table:table-cell table:style-name="Tableau8.B3" office:value-type="string">
            <text:p text:style-name="Table_20_Contents">execute sql string</text:p>
          </table:table-cell>
        </table:table-row>
        <table:table-row>
          <table:table-cell table:style-name="Tableau8.A2" office:value-type="string">
            <text:p text:style-name="Table_20_Contents"><text:span text:style-name="Emphasis">close</text:span></text:p>
          </table:table-cell>
          <table:table-cell table:style-name="Tableau8.B2" office:value-type="string">
            <text:p text:style-name="Table_20_Contents">close the statement. It is not related anymore to the session on which it was open</text:p>
          </table:table-cell>
        </table:table-row>
        <table:table-row>
          <table:table-cell table:style-name="Tableau8.A3" office:value-type="string">
            <text:p text:style-name="Table_20_Contents"><text:span text:style-name="T1">Qeries</text:span> </text:p>
          </table:table-cell>
          <table:table-cell table:style-name="Tableau8.B3" office:value-type="string">
            <text:p text:style-name="Table_20_Contents"><text:span text:style-name="T1">description</text:span> </text:p>
          </table:table-cell>
        </table:table-row>
        <table:table-row>
          <table:table-cell table:style-name="Tableau8.A3" office:value-type="string">
            <text:p text:style-name="P6">sql</text:p>
          </table:table-cell>
          <table:table-cell table:style-name="Tableau8.B3" office:value-type="string">
            <text:p text:style-name="Table_20_Contents">current sql string</text:p>
          </table:table-cell>
        </table:table-row>
      </table:table>
      <text:h text:style-name="Heading_20_1" text:outline-level="1"><text:bookmark text:name="GettingResults"/>Getting results</text:h>
      <text:p text:style-name="Standard">A database selection returns a virtual table known as a <text:span text:style-name="T3">result-set</text:span> . This is an actual table since it also can be queried. A result-set can be explored by opening a cursor that provides access to each row in turn. A row is a set (tuple) of values whose characteristics (type, name) correspond to the selected table columns. </text:p>
      <text:p text:style-name="Standard">A database driver needs some specific storage to transfer data to and from the database. This storage is <text:span text:style-name="T3">typed</text:span>, i.e. it must correspond to a database-specific datatype. </text:p>
      <text:p text:style-name="Standard">Let us first speak about those data types before actually getting results. </text:p>
      <text:h text:style-name="Heading_20_2" text:outline-level="2">About database data types</text:h>
      <text:p text:style-name="Standard">Databases have their own datatypes. They slightly differ from one database to another; they also are different from the basic Eiffel classes. The ODBC/CLI supports the SQL92 standardized datatypes. ECLI only supports the most common data types. This could be easily extended in the future.</text:p>
      <text:p text:style-name="Standard"><text:span text:style-name="T3">*NOTE* : SQL92 datatypes are not supported by all database vendors.  Oracle for example does not support VARCHAR (n) or LONGVARCHAR (n) , instead, one must use VARCHAR2 (n)</text:span> <text:span text:style-name="T3">provided that  1 &lt;= n &lt;= 2000.  <text:line-break/>For the moment, ECLI does </text:span><text:span text:style-name="T5">not</text:span> <text:span text:style-name="T3">shield users from database idiosyncrasies.</text:span></text:p>
      <text:p text:style-name="Standard">Low-level data transfer is done using database-oriented values that are directly used by the driver as a buffer. A conversion is or can be necessary between the driver's buffers and Eiffel objects. </text:p>
      <text:p text:style-name="Standard">ECLI clearly separates objects that are used for data transfer from the ones that are used by the application. The data-transfer objects inherit from class ECLI_VALUE. Those classes provide transfer-specific features while giving access to a preferred (default) Eiffel class. </text:p>
      <text:p text:style-name="Standard">The ECLI_VALUE descendant classes closely model the ECLI-supported SQL92 data values, they also provide what we call a 'preferred' (default?) Eiffel object.   </text:p>
      <table:table table:name="Tableau9" table:style-name="Tableau9">
        <table:table-column table:style-name="Tableau9.A"/>
        <table:table-column table:style-name="Tableau9.B"/>
        <table:table-column table:style-name="Tableau9.C"/>
        <table:table-column table:style-name="Tableau9.D"/>
        <table:table-row>
          <table:table-cell table:style-name="Tableau9.A1" office:value-type="string">
            <text:p text:style-name="P9"><text:span text:style-name="T1">ECLI</text:span> </text:p>
          </table:table-cell>
          <table:table-cell table:style-name="Tableau9.A1" office:value-type="string">
            <text:p text:style-name="P9"><text:span text:style-name="T1">SQL92</text:span> </text:p>
          </table:table-cell>
          <table:table-cell table:style-name="Tableau9.A1" office:value-type="string">
            <text:p text:style-name="P4">preferred Eiffel<text:line-break/>item type</text:p>
          </table:table-cell>
          <table:table-cell table:style-name="Tableau9.D1" office:value-type="string">
            <text:p text:style-name="P4">Access</text:p>
          </table:table-cell>
        </table:table-row>
        <table:table-row>
          <table:table-cell table:style-name="Tableau9.A2" office:value-type="string">
            <text:p text:style-name="P23">ECLI_CHAR</text:p>
          </table:table-cell>
          <table:table-cell table:style-name="Tableau9.A2" office:value-type="string">
            <text:p text:style-name="P23">CHAR (n); 1 &lt;= n &lt; max_char</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VARCHAR</text:p>
          </table:table-cell>
          <table:table-cell table:style-name="Tableau9.A2" office:value-type="string">
            <text:p text:style-name="P23">VARCHAR (n); 1 &lt;= n &lt; max_varchar</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LONGVARCHAR</text:p>
          </table:table-cell>
          <table:table-cell table:style-name="Tableau9.A2" office:value-type="string">
            <text:p text:style-name="P23">LONGVARCHAR (n); 1 &lt;= n &lt;= max_longvarchar</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FILE_VARCHAR</text:p>
          </table:table-cell>
          <table:table-cell table:style-name="Tableau9.A2" office:value-type="string">
            <text:p text:style-name="P23">VARCHAR (n)</text:p>
          </table:table-cell>
          <table:table-cell table:style-name="Tableau9.A2" office:value-type="string">
            <text:p text:style-name="P23">KI_BINARY_INPUT_FILE, KI_BINARY_OUTPUT_FILE</text:p>
          </table:table-cell>
          <table:table-cell table:style-name="Tableau9.D2" office:value-type="string">
            <text:p text:style-name="P24">input_file, output_file</text:p>
          </table:table-cell>
        </table:table-row>
        <table:table-row>
          <table:table-cell table:style-name="Tableau9.A2" office:value-type="string">
            <text:p text:style-name="P23">ECLI_FILE_LONGVARCHAR</text:p>
          </table:table-cell>
          <table:table-cell table:style-name="Tableau9.A2" office:value-type="string">
            <text:p text:style-name="P23">LONGVARCHAR (n)</text:p>
          </table:table-cell>
          <table:table-cell table:style-name="Tableau9.A2" office:value-type="string">
            <text:p text:style-name="P23">KI_BINARY_INPUT_FILE, KI_BINARY_OUTPUT_FILE</text:p>
          </table:table-cell>
          <table:table-cell table:style-name="Tableau9.D2" office:value-type="string">
            <text:p text:style-name="P24">input_file, output_file</text:p>
          </table:table-cell>
        </table:table-row>
        <table:table-row>
          <table:table-cell table:style-name="Tableau9.A2" office:value-type="string">
            <text:p text:style-name="P23">ECLI_INTEGER</text:p>
          </table:table-cell>
          <table:table-cell table:style-name="Tableau9.A2" office:value-type="string">
            <text:p text:style-name="P23">INTEGER</text:p>
          </table:table-cell>
          <table:table-cell table:style-name="Tableau9.A2" office:value-type="string">
            <text:p text:style-name="P23">INTEGER</text:p>
          </table:table-cell>
          <table:table-cell table:style-name="Tableau9.D2" office:value-type="string">
            <text:p text:style-name="P24">as_integer</text:p>
          </table:table-cell>
        </table:table-row>
        <table:table-row>
          <table:table-cell table:style-name="Tableau9.A2" office:value-type="string">
            <text:p text:style-name="P23">ECLI_INTEGER_64* availability depends on database driver</text:p>
          </table:table-cell>
          <table:table-cell table:style-name="Tableau9.A2" office:value-type="string">
            <text:p text:style-name="P23">BIGINT or NUMERIC(n) where 10 &lt;= n &lt;= 18 </text:p>
          </table:table-cell>
          <table:table-cell table:style-name="Tableau9.A2" office:value-type="string">
            <text:p text:style-name="P23">INTEGER_64</text:p>
          </table:table-cell>
          <table:table-cell table:style-name="Tableau9.D2" office:value-type="string">
            <text:p text:style-name="P24">as_integer_64</text:p>
          </table:table-cell>
        </table:table-row>
        <table:table-row>
          <table:table-cell table:style-name="Tableau9.A2" office:value-type="string">
            <text:p text:style-name="P23">ECLI_DECIMAL</text:p>
          </table:table-cell>
          <table:table-cell table:style-name="Tableau9.A2" office:value-type="string">
            <text:p text:style-name="P23">DECIMAL</text:p>
          </table:table-cell>
          <table:table-cell table:style-name="Tableau9.A2" office:value-type="string">
            <text:p text:style-name="P23">MA_DECIMAL</text:p>
          </table:table-cell>
          <table:table-cell table:style-name="Tableau9.D2" office:value-type="string">
            <text:p text:style-name="P24">as_decimal</text:p>
          </table:table-cell>
        </table:table-row>
        <table:table-row>
          <table:table-cell table:style-name="Tableau9.A2" office:value-type="string">
            <text:p text:style-name="P23">ECLI_FLOAT</text:p>
          </table:table-cell>
          <table:table-cell table:style-name="Tableau9.A2" office:value-type="string">
            <text:p text:style-name="P23">FLOAT</text:p>
          </table:table-cell>
          <table:table-cell table:style-name="Tableau9.A2" office:value-type="string">
            <text:p text:style-name="P23">DOUBLE</text:p>
          </table:table-cell>
          <table:table-cell table:style-name="Tableau9.D2" office:value-type="string">
            <text:p text:style-name="P24">as_double</text:p>
          </table:table-cell>
        </table:table-row>
        <table:table-row>
          <table:table-cell table:style-name="Tableau9.A2" office:value-type="string">
            <text:p text:style-name="P23">ECLI_DOUBLE</text:p>
          </table:table-cell>
          <table:table-cell table:style-name="Tableau9.A2" office:value-type="string">
            <text:p text:style-name="P23">DOUBLE</text:p>
          </table:table-cell>
          <table:table-cell table:style-name="Tableau9.A2" office:value-type="string">
            <text:p text:style-name="P23">DOUBLE</text:p>
          </table:table-cell>
          <table:table-cell table:style-name="Tableau9.D2" office:value-type="string">
            <text:p text:style-name="P24">as_double</text:p>
          </table:table-cell>
        </table:table-row>
        <table:table-row>
          <table:table-cell table:style-name="Tableau9.A2" office:value-type="string">
            <text:p text:style-name="P23">ECLI_REAL</text:p>
          </table:table-cell>
          <table:table-cell table:style-name="Tableau9.A2" office:value-type="string">
            <text:p text:style-name="P23">REAL</text:p>
          </table:table-cell>
          <table:table-cell table:style-name="Tableau9.A2" office:value-type="string">
            <text:p text:style-name="P23">REAL</text:p>
          </table:table-cell>
          <table:table-cell table:style-name="Tableau9.D2" office:value-type="string">
            <text:p text:style-name="P24">as_real</text:p>
          </table:table-cell>
        </table:table-row>
        <table:table-row>
          <table:table-cell table:style-name="Tableau9.A2" office:value-type="string">
            <text:p text:style-name="P23">ECLI_DATE</text:p>
          </table:table-cell>
          <table:table-cell table:style-name="Tableau9.A2" office:value-type="string">
            <text:p text:style-name="P23">DATE</text:p>
          </table:table-cell>
          <table:table-cell table:style-name="Tableau9.A2" office:value-type="string">
            <text:p text:style-name="P23">DT_DATE (Gobo)</text:p>
          </table:table-cell>
          <table:table-cell table:style-name="Tableau9.D2" office:value-type="string">
            <text:p text:style-name="P24">as_date</text:p>
          </table:table-cell>
        </table:table-row>
        <table:table-row>
          <table:table-cell table:style-name="Tableau9.A2" office:value-type="string">
            <text:p text:style-name="P23">ECLI_TIMESTAMP</text:p>
          </table:table-cell>
          <table:table-cell table:style-name="Tableau9.A2" office:value-type="string">
            <text:p text:style-name="P23">TIMESTAMP</text:p>
          </table:table-cell>
          <table:table-cell table:style-name="Tableau9.A2" office:value-type="string">
            <text:p text:style-name="P23">DT_DATE_TIME (Gobo)</text:p>
          </table:table-cell>
          <table:table-cell table:style-name="Tableau9.D2" office:value-type="string">
            <text:p text:style-name="P24">as_timestamp</text:p>
          </table:table-cell>
        </table:table-row>
        <table:table-row>
          <table:table-cell table:style-name="Tableau9.A15" office:value-type="string">
            <text:p text:style-name="P23">ECLI_TIME</text:p>
          </table:table-cell>
          <table:table-cell table:style-name="Tableau9.A15" office:value-type="string">
            <text:p text:style-name="P23">TIME</text:p>
          </table:table-cell>
          <table:table-cell table:style-name="Tableau9.A15" office:value-type="string">
            <text:p text:style-name="P23">DT_TIME (Gobo)</text:p>
          </table:table-cell>
          <table:table-cell table:style-name="Tableau9.D2" office:value-type="string">
            <text:p text:style-name="P24">as_time</text:p>
          </table:table-cell>
        </table:table-row>
        <table:table-row>
          <table:table-cell table:style-name="Tableau9.A2" office:value-type="string">
            <text:p text:style-name="P23">ECLI_BINARY</text:p>
          </table:table-cell>
          <table:table-cell table:style-name="Tableau9.A2" office:value-type="string">
            <text:p text:style-name="P23">BINARY (n)</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VARBINARY</text:p>
          </table:table-cell>
          <table:table-cell table:style-name="Tableau9.A2" office:value-type="string">
            <text:p text:style-name="P23">VARBINARY (n)</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LONGVARBINARY</text:p>
          </table:table-cell>
          <table:table-cell table:style-name="Tableau9.A2" office:value-type="string">
            <text:p text:style-name="P23">LONGVARBINARY (n)</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FILE_VARBINARY</text:p>
          </table:table-cell>
          <table:table-cell table:style-name="Tableau9.A2" office:value-type="string">
            <text:p text:style-name="P23">VARBINARY (n)</text:p>
          </table:table-cell>
          <table:table-cell table:style-name="Tableau9.A2" office:value-type="string">
            <text:p text:style-name="P23">KI_BINARY_INPUT_FILE, KI_BINARY_OUTPUT_FILE</text:p>
          </table:table-cell>
          <table:table-cell table:style-name="Tableau9.D2" office:value-type="string">
            <text:p text:style-name="P24">input_file, output_file</text:p>
          </table:table-cell>
        </table:table-row>
        <table:table-row>
          <table:table-cell table:style-name="Tableau9.A2" office:value-type="string">
            <text:p text:style-name="P23">ECLI_FILE_LONGVARBINARY</text:p>
          </table:table-cell>
          <table:table-cell table:style-name="Tableau9.A2" office:value-type="string">
            <text:p text:style-name="P23">LONGVARBINARY (n)</text:p>
          </table:table-cell>
          <table:table-cell table:style-name="Tableau9.A2" office:value-type="string">
            <text:p text:style-name="P23">KI_BINARY_INPUT_FILE, KI_BINARY_OUTPUT_FILE</text:p>
          </table:table-cell>
          <table:table-cell table:style-name="Tableau9.D2" office:value-type="string">
            <text:p text:style-name="P24">input_file, output_file</text:p>
          </table:table-cell>
        </table:table-row>
        <table:table-row>
          <table:table-cell table:style-name="Tableau9.A2" office:value-type="string">
            <text:p text:style-name="P23">ECLI_STRING_LONGVARCHAR</text:p>
          </table:table-cell>
          <table:table-cell table:style-name="Tableau9.A2" office:value-type="string">
            <text:p text:style-name="P23">LONGVARCHAR</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STRING_LONGVARBINARY</text:p>
          </table:table-cell>
          <table:table-cell table:style-name="Tableau9.A2" office:value-type="string">
            <text:p text:style-name="P23">LONGVARBINARY</text:p>
          </table:table-cell>
          <table:table-cell table:style-name="Tableau9.A2" office:value-type="string">
            <text:p text:style-name="P23">STRING</text:p>
          </table:table-cell>
          <table:table-cell table:style-name="Tableau9.D2" office:value-type="string">
            <text:p text:style-name="P24">as_string</text:p>
          </table:table-cell>
        </table:table-row>
      </table:table>
      <text:p text:style-name="P15">The originality of this model is to allow for database NULL value detection. While other database libraries provide default Eiffel values for a NULL database value, ECLI allows reading or writing such a NULL value. </text:p>
      <text:p text:style-name="Standard">NOTE : The <text:span text:style-name="Emphasis">max_varchar</text:span>, <text:span text:style-name="Emphasis">max_char</text:span>, and <text:span text:style-name="Emphasis">max_longvarchar</text:span> limits are implementation dependent. ECLI_CHAR and ECLI_VARCHAR have a maximum capacity of 255. ECLI_LONGVARCHAR have a maximum capacity of 1_000_000. Users with different needs must create descendant classes that redefine the <text:span text:style-name="Emphasis">max_capacity</text:span> feature.</text:p>
      <text:p text:style-name="Standard">It is also possible to overcome maximum_capacity by using the `make_force_maximum_capacity' creation procedure.</text:p>
      <text:p text:style-name="Standard">The following code fragment shows how to define a class that closely follows the VARCHAR2 datatype of Oracle :</text:p>
      <text:p text:style-name="P34">class</text:p>
      <text:p text:style-name="Eiffel"><text:s text:c="8"/><text:span text:style-name="T14">ORACLE_VARCHAR2</text:span></text:p>
      <text:p text:style-name="P34">inherit</text:p>
      <text:p text:style-name="Eiffel"><text:s text:c="8"/><text:span text:style-name="T14">ECLI_VARCHAR</text:span></text:p>
      <text:p text:style-name="Eiffel"><text:s text:c="16"/><text:span text:style-name="T8">redefine</text:span></text:p>
      <text:p text:style-name="Eiffel"><text:s text:c="24"/><text:span text:style-name="T8">max_capacity</text:span></text:p>
      <text:p text:style-name="Eiffel"><text:s text:c="16"/><text:span text:style-name="T8">end</text:span></text:p>
      <text:p text:style-name="P34">create</text:p>
      <text:p text:style-name="Eiffel"><text:s text:c="8"/><text:span text:style-name="T8">make</text:span></text:p>
      <text:p text:style-name="Eiffel"/>
      <text:p text:style-name="Eiffel"><text:span text:style-name="T2">feature</text:span> -- Measurement</text:p>
      <text:p text:style-name="Eiffel"/>
      <text:p text:style-name="Eiffel"><text:s text:c="8"/><text:span text:style-name="T8">max_capacity : </text:span><text:span text:style-name="T14">INTEGER</text:span><text:span text:style-name="T8"> is do Result := 2000 end</text:span></text:p>
      <text:p text:style-name="P34">end</text:p>
      <text:p text:style-name="P15">The important ECLI_VALUE features are :  </text:p>
      <table:table table:name="Tableau10" table:style-name="Tableau10">
        <table:table-column table:style-name="Tableau10.A"/>
        <table:table-column table:style-name="Tableau10.B"/>
        <table:table-row>
          <table:table-cell table:style-name="Tableau10.A1" office:value-type="string">
            <text:p text:style-name="Table_20_Contents"><text:span text:style-name="T1">Commands</text:span> </text:p>
          </table:table-cell>
          <table:table-cell table:style-name="Tableau10.B1" office:value-type="string">
            <text:p text:style-name="Table_20_Contents"><text:span text:style-name="T1">Description</text:span> </text:p>
          </table:table-cell>
        </table:table-row>
        <table:table-row>
          <table:table-cell table:style-name="Tableau10.A2" office:value-type="string">
            <text:p text:style-name="P6">set_null</text:p>
          </table:table-cell>
          <table:table-cell table:style-name="Tableau10.B2" office:value-type="string">
            <text:p text:style-name="Table_20_Contents">set value to NULL. There is no Eiffel object correspondance.</text:p>
          </table:table-cell>
        </table:table-row>
        <table:table-row>
          <table:table-cell table:style-name="Tableau10.A2" office:value-type="string">
            <text:p text:style-name="Table_20_Contents"><text:span text:style-name="T1">Queries</text:span> </text:p>
          </table:table-cell>
          <table:table-cell table:style-name="Tableau10.B2" office:value-type="string">
            <text:p text:style-name="Table_20_Contents"><text:span text:style-name="T1">Description</text:span> </text:p>
          </table:table-cell>
        </table:table-row>
        <table:table-row>
          <table:table-cell table:style-name="Tableau10.A2" office:value-type="string">
            <text:p text:style-name="P6">is_null</text:p>
          </table:table-cell>
          <table:table-cell table:style-name="Tableau10.B2" office:value-type="string">
            <text:p text:style-name="Table_20_Contents">is this a NULL database value ?</text:p>
          </table:table-cell>
        </table:table-row>
        <table:table-row>
          <table:table-cell table:style-name="Tableau10.A2" office:value-type="string">
            <text:p text:style-name="P6">as_string, as_integer, as_real, as_double, as_date, as_time, as_timestamp</text:p>
          </table:table-cell>
          <table:table-cell table:style-name="Tableau10.B2" office:value-type="string">
            <text:p text:style-name="Table_20_Contents">conversion to Eiffel object</text:p>
          </table:table-cell>
        </table:table-row>
        <table:table-row>
          <table:table-cell table:style-name="Tableau10.A2" office:value-type="string">
            <text:p text:style-name="P6">convertible_as_string, convertible_as_double, convertible_as_real, convertible_as_timestamp, convertible_as_date, convertible_as_integer</text:p>
          </table:table-cell>
          <table:table-cell table:style-name="Tableau10.B2" office:value-type="string">
            <text:p text:style-name="Table_20_Contents">True if corresponding as_* feature can be called </text:p>
          </table:table-cell>
        </table:table-row>
      </table:table>
      <text:p text:style-name="P19">ECLI_GENERIC_VALUE [G] is a direct heir of ECLI_VALUE that defines the following features </text:p>
      <table:table table:name="Tableau11" table:style-name="Tableau11">
        <table:table-column table:style-name="Tableau11.A"/>
        <table:table-column table:style-name="Tableau11.B"/>
        <table:table-row>
          <table:table-cell table:style-name="Tableau11.A1" office:value-type="string">
            <text:p text:style-name="Table_20_Contents"><text:span text:style-name="T1">Queries</text:span> </text:p>
          </table:table-cell>
          <table:table-cell table:style-name="Tableau11.B1" office:value-type="string">
            <text:p text:style-name="Table_20_Contents"><text:span text:style-name="T1">Description</text:span> </text:p>
          </table:table-cell>
        </table:table-row>
        <table:table-row>
          <table:table-cell table:style-name="Tableau11.A2" office:value-type="string">
            <text:p text:style-name="P6">item</text:p>
          </table:table-cell>
          <table:table-cell table:style-name="Tableau11.B2" office:value-type="string">
            <text:p text:style-name="Table_20_Contents">Eiffel object corresponding to current value. If G is a reference type, this always is the <text:span text:style-name="T3">same</text:span> object whose state can differ. BEWARE of aliasing problems. Using the as_* corresponding feature always create a new object : no aliasing.</text:p>
          </table:table-cell>
        </table:table-row>
        <table:table-row>
          <table:table-cell table:style-name="Tableau11.A2" office:value-type="string">
            <text:p text:style-name="Table_20_Contents"><text:span text:style-name="T1">Commands</text:span> </text:p>
          </table:table-cell>
          <table:table-cell table:style-name="Tableau11.B2" office:value-type="string">
            <text:p text:style-name="Table_20_Contents"><text:span text:style-name="T1">Description</text:span> </text:p>
          </table:table-cell>
        </table:table-row>
        <table:table-row>
          <table:table-cell table:style-name="Tableau11.A2" office:value-type="string">
            <text:p text:style-name="P6">set_item (value : G)</text:p>
          </table:table-cell>
          <table:table-cell table:style-name="Tableau11.B2" office:value-type="string">
            <text:p text:style-name="Table_20_Contents">sets `item' to `value'.</text:p>
          </table:table-cell>
        </table:table-row>
      </table:table>
      <text:p text:style-name="P15">Inheritance relationships </text:p>
      <text:list xml:id="list38420551" text:continue-list="list38431583" text:style-name="L4">
        <text:list-item>
          <text:p text:style-name="P64">ECLI_CHAR <text:tab/><text:tab/><text:span text:style-name="T16"></text:span> ECLI_GENERIC_VALUE [STRING] </text:p>
        </text:list-item>
        <text:list-item>
          <text:p text:style-name="P64">ECLI_VARCHAR <text:tab/><text:span text:style-name="T16"></text:span> ECLI_GENERIC_VALUE [STRING] </text:p>
        </text:list-item>
        <text:list-item>
          <text:p text:style-name="P64">ECLI_INTEGER <text:tab/><text:tab/><text:span text:style-name="T16"></text:span> ECLI_GENERIC_VALUE [INTEGER] </text:p>
        </text:list-item>
        <text:list-item>
          <text:p text:style-name="P64">ECLI_FLOAT <text:tab/><text:tab/><text:span text:style-name="T16"></text:span> ECLI_GENERIC_VALUE [DOUBLE] </text:p>
        </text:list-item>
        <text:list-item>
          <text:p text:style-name="P64">ECLI_DOUBLE <text:tab/><text:tab/><text:span text:style-name="T16"></text:span> ECLI_GENERIC_VALUE [DOUBLE] </text:p>
        </text:list-item>
        <text:list-item>
          <text:p text:style-name="P64">ECLI_REAL <text:tab/><text:tab/><text:span text:style-name="T16"></text:span> ECLI_GENERIC_VALUE [REAL] </text:p>
        </text:list-item>
        <text:list-item>
          <text:p text:style-name="P64">ECLI_DATE <text:tab/><text:tab/><text:span text:style-name="T16"></text:span> ECLI_GENERIC_VALUE [DT_DATE] </text:p>
        </text:list-item>
        <text:list-item>
          <text:p text:style-name="P64">ECLI_TIMESTAMP <text:tab/><text:span text:style-name="T16"></text:span> ECLI_GENERIC_VALUE [DT_DATE_TIME] </text:p>
        </text:list-item>
        <text:list-item>
          <text:p text:style-name="P64">ECLI_TIME <text:tab/><text:tab/><text:span text:style-name="T16"></text:span> ECLI_GENERIC_VALUE [DT_TIME] </text:p>
        </text:list-item>
        <text:list-item>
          <text:p text:style-name="P61">ECLI_LONGVARCHAR <text:tab/><text:span text:style-name="T16"></text:span> ECLI_GENERIC_VALUE [STRING] </text:p>
        </text:list-item>
      </text:list>
      <text:h text:style-name="Heading_20_2" text:outline-level="2">Scanning a result-set</text:h>
      <text:p text:style-name="Standard">Using ODBC/CLI, the execution of a SELECT statement implicitly opens a cursor on the result-set. Before reading individual results, data-transfer objects have to be provided. The set_results feature provides an array of ECLI_VALUE objects to an ECLI_STATEMENT. After that, results can be fetched, one row (array of values) at a time. </text:p>
      <text:p text:style-name="Standard">ECLI_STATEMENT sweeps through the result-set as if it were a linear collection (features start, forth, off ).  </text:p>
      <text:p text:style-name="P32"><text:bookmark text:name="code2"/>local</text:p>
      <text:p text:style-name="Eiffel"><text:s text:c="4"/>isbn <text:s text:c="2"/>: <text:span text:style-name="T11">ECLI_VARCHAR</text:span></text:p>
      <text:p text:style-name="Eiffel"><text:s text:c="4"/>title <text:s/>: <text:span text:style-name="T11">ECLI_VARCHAR</text:span></text:p>
      <text:p text:style-name="Eiffel"><text:s text:c="4"/>author : <text:span text:style-name="T11">ECLI_VARCHAR</text:span></text:p>
      <text:p text:style-name="P32">do</text:p>
      <text:p text:style-name="Eiffel">-- selection of tuples</text:p>
      <text:p text:style-name="Eiffel">stmt.set_sql ("SELECT * FROM BOOK")</text:p>
      <text:p text:style-name="Eiffel">stmt.execute</text:p>
      <text:p text:style-name="Eiffel">-- get results</text:p>
      <text:p text:style-name="Eiffel"><text:span text:style-name="T12">if</text:span> stmt.is_ok <text:span text:style-name="T12">and</text:span> then stmt.has_result_set <text:span text:style-name="T12">then</text:span></text:p>
      <text:p text:style-name="Eiffel"><text:s text:c="5"/><text:span text:style-name="T17">-- create result set 'value holders'</text:span></text:p>
      <text:p text:style-name="Eiffel"><text:s text:c="5"/><text:span text:style-name="T12">create</text:span> isbn.make (14)</text:p>
      <text:p text:style-name="Eiffel"><text:s text:c="5"/><text:span text:style-name="T12">create</text:span> title.make (100)</text:p>
      <text:p text:style-name="Eiffel"><text:s text:c="5"/><text:span text:style-name="T12">create</text:span> author.make (30)</text:p>
      <text:p text:style-name="Eiffel"><text:s text:c="5"/>-- define the container of value holders</text:p>
      <text:p text:style-name="Eiffel"><text:s text:c="5"/>stmt.<text:span text:style-name="T2">set_results</text:span> (&lt;&lt;isbn, title, author&gt;&gt;)</text:p>
      <text:p text:style-name="Eiffel"><text:s text:c="5"/>-- iterate on result-set</text:p>
      <text:p text:style-name="Eiffel"><text:s text:c="5"/><text:span text:style-name="T12">from</text:span></text:p>
      <text:p text:style-name="Eiffel"><text:s text:c="8"/>stmt.<text:span text:style-name="T2">start</text:span></text:p>
      <text:p text:style-name="Eiffel"><text:s text:c="8"/>show_column_names (stmt)</text:p>
      <text:p text:style-name="Eiffel"><text:s text:c="5"/><text:span text:style-name="T12">until</text:span></text:p>
      <text:p text:style-name="Eiffel"><text:s text:c="8"/>stmt.off</text:p>
      <text:p text:style-name="Eiffel"><text:s text:c="5"/><text:span text:style-name="T12">loop</text:span></text:p>
      <text:p text:style-name="Eiffel"><text:s text:c="8"/>show_result_row (stmt)</text:p>
      <text:p text:style-name="Eiffel"><text:s text:c="8"/>stmt.<text:span text:style-name="T2">forth</text:span></text:p>
      <text:p text:style-name="Eiffel"><text:s text:c="5"/><text:span text:style-name="T12">end</text:span></text:p>
      <text:p text:style-name="P32">end</text:p>
      <text:p text:style-name="P20">ECLI_STATEMENT features related to getting results :   </text:p>
      <table:table table:name="Tableau12" table:style-name="Tableau12">
        <table:table-column table:style-name="Tableau12.A"/>
        <table:table-column table:style-name="Tableau12.B"/>
        <table:table-row>
          <table:table-cell table:style-name="Tableau12.A1" office:value-type="string">
            <text:p text:style-name="Table_20_Contents"><text:span text:style-name="T1">Commands</text:span> </text:p>
          </table:table-cell>
          <table:table-cell table:style-name="Tableau12.B1" office:value-type="string">
            <text:p text:style-name="Table_20_Contents"><text:span text:style-name="T1">Description</text:span> </text:p>
          </table:table-cell>
        </table:table-row>
        <table:table-row>
          <table:table-cell table:style-name="Tableau12.A2" office:value-type="string">
            <text:p text:style-name="P6">start</text:p>
          </table:table-cell>
          <table:table-cell table:style-name="Tableau12.B2" office:value-type="string">
            <text:p text:style-name="Table_20_Contents">position cursor to first row</text:p>
          </table:table-cell>
        </table:table-row>
        <table:table-row>
          <table:table-cell table:style-name="Tableau12.A2" office:value-type="string">
            <text:p text:style-name="P6">forth</text:p>
          </table:table-cell>
          <table:table-cell table:style-name="Tableau12.B2" office:value-type="string">
            <text:p text:style-name="Table_20_Contents">advance cursor forth</text:p>
          </table:table-cell>
        </table:table-row>
        <table:table-row>
          <table:table-cell table:style-name="Tableau12.A2" office:value-type="string">
            <text:p text:style-name="P6">set_results</text:p>
          </table:table-cell>
          <table:table-cell table:style-name="Tableau12.B2" office:value-type="string">
            <text:p text:style-name="Table_20_Contents">set array of value objects to be used as cursor storage</text:p>
          </table:table-cell>
        </table:table-row>
        <table:table-row>
          <table:table-cell table:style-name="Tableau12.A2" office:value-type="string">
            <text:p text:style-name="Table_20_Contents"><text:span text:style-name="T1">Queries</text:span> </text:p>
          </table:table-cell>
          <table:table-cell table:style-name="Tableau12.B2" office:value-type="string">
            <text:p text:style-name="Table_20_Contents"><text:span text:style-name="T1">description</text:span> </text:p>
          </table:table-cell>
        </table:table-row>
        <table:table-row>
          <table:table-cell table:style-name="Tableau12.A2" office:value-type="string">
            <text:p text:style-name="P6">off</text:p>
          </table:table-cell>
          <table:table-cell table:style-name="Tableau12.B2" office:value-type="string">
            <text:p text:style-name="Table_20_Contents">is cursor off any valid position (either 'before' or 'after') ?</text:p>
          </table:table-cell>
        </table:table-row>
        <table:table-row>
          <table:table-cell table:style-name="Tableau12.A2" office:value-type="string">
            <text:p text:style-name="P6">has_result_set</text:p>
          </table:table-cell>
          <table:table-cell table:style-name="Tableau12.B2" office:value-type="string">
            <text:p text:style-name="Table_20_Contents">does the last SQL execution lead to a result-set (even empty) ? True for selection queries or stored procedures. False for updates and insertions.</text:p>
          </table:table-cell>
        </table:table-row>
        <table:table-row>
          <table:table-cell table:style-name="Tableau12.A2" office:value-type="string">
            <text:p text:style-name="P6">results</text:p>
          </table:table-cell>
          <table:table-cell table:style-name="Tableau12.B2" office:value-type="string">
            <text:p text:style-name="Table_20_Contents">array of current result objects</text:p>
          </table:table-cell>
        </table:table-row>
      </table:table>
      <text:p text:style-name="P39">Some RDBMS support procedure calls that return multiple result sets.</text:p>
      <text:p text:style-name="P38">The features available for managing multiple result sets are :</text:p>
      <table:table table:name="Tableau23" table:style-name="Tableau23">
        <table:table-column table:style-name="Tableau23.A"/>
        <table:table-column table:style-name="Tableau23.B"/>
        <table:table-row>
          <table:table-cell table:style-name="Tableau23.A1" office:value-type="string">
            <text:p text:style-name="Table_20_Contents"><text:span text:style-name="T1">Commands</text:span> </text:p>
          </table:table-cell>
          <table:table-cell table:style-name="Tableau23.B1" office:value-type="string">
            <text:p text:style-name="Table_20_Contents"><text:span text:style-name="T1">Description</text:span> </text:p>
          </table:table-cell>
        </table:table-row>
        <table:table-row>
          <table:table-cell table:style-name="Tableau23.A2" office:value-type="string">
            <text:p text:style-name="P6">forth_result_set</text:p>
          </table:table-cell>
          <table:table-cell table:style-name="Tableau23.B2" office:value-type="string">
            <text:p text:style-name="Table_20_Contents">Advance to next result set</text:p>
          </table:table-cell>
        </table:table-row>
        <table:table-row>
          <table:table-cell table:style-name="Tableau23.A2" office:value-type="string">
            <text:p text:style-name="P6">go_after</text:p>
          </table:table-cell>
          <table:table-cell table:style-name="Tableau23.B2" office:value-type="string">
            <text:p text:style-name="Table_20_Contents">Finish iterating on current result set.</text:p>
          </table:table-cell>
        </table:table-row>
        <table:table-row>
          <table:table-cell table:style-name="Tableau23.A2" office:value-type="string">
            <text:p text:style-name="Table_20_Contents"><text:span text:style-name="T1">Queries</text:span> </text:p>
          </table:table-cell>
          <table:table-cell table:style-name="Tableau23.B2" office:value-type="string">
            <text:p text:style-name="Table_20_Contents"><text:span text:style-name="T1">description</text:span> </text:p>
          </table:table-cell>
        </table:table-row>
        <table:table-row>
          <table:table-cell table:style-name="Tableau23.A2" office:value-type="string">
            <text:p text:style-name="P6">has_another_result_set </text:p>
          </table:table-cell>
          <table:table-cell table:style-name="Tableau23.B2" office:value-type="string">
            <text:p text:style-name="Table_20_Contents">Has this statement another result-set ?</text:p>
          </table:table-cell>
        </table:table-row>
      </table:table>
      <text:p text:style-name="P38">See ${ECLI}/examples/test_procedures for an example of how to retrieve multiple result sets.</text:p>
      <text:h text:style-name="Heading_20_2" text:outline-level="2">Getting long data</text:h>
      <text:p text:style-name="Standard">Getting long data with ECLI is possible through the ECLI_*LONG* classes</text:p>
      <text:h text:style-name="Heading_20_3" text:outline-level="3">Length known before transfer</text:h>
      <text:p text:style-name="Standard">ECLI_LONGVARBINARY and ECLI_LONGVARCHAR classes allow you to store/retrieve long data provided their content is in memory. The corresponding Eiffel type is a STRING instance.</text:p>
      <text:h text:style-name="Heading_20_3" text:outline-level="3">Length unknown before transfer</text:h>
      <text:p text:style-name="Standard">Data can be read/written from a STRING object or – for verrrry large data – to file objects.</text:p>
      <text:p text:style-name="Standard">ECLI_STRING descendants allow reading/writing data from/to a STRING object.</text:p>
      <text:p text:style-name="Standard">ECLI_FILE_LONGVARBINARY and ECLI_FILE_LONGVARCHAR classes allow you to store/retrieve long data from/to a file. The ECLI_FILE* instances must be attached to an existing file before being used as parameter or result. The ECLI_FILE* interesting features are : </text:p>
      <table:table table:name="Tableau13" table:style-name="Tableau13">
        <table:table-column table:style-name="Tableau13.A"/>
        <table:table-column table:style-name="Tableau13.B"/>
        <table:table-row>
          <table:table-cell table:style-name="Tableau13.A1" office:value-type="string">
            <text:p text:style-name="Table_20_Contents"><text:span text:style-name="T1">Commands</text:span> </text:p>
          </table:table-cell>
          <table:table-cell table:style-name="Tableau13.B1" office:value-type="string">
            <text:p text:style-name="Table_20_Contents"><text:span text:style-name="T1">Description</text:span> </text:p>
          </table:table-cell>
        </table:table-row>
        <table:table-row>
          <table:table-cell table:style-name="Tableau13.A2" office:value-type="string">
            <text:p text:style-name="P6">make_input</text:p>
          </table:table-cell>
          <table:table-cell table:style-name="Tableau13.B2" office:value-type="string">
            <text:p text:style-name="Table_20_Contents">make for reading from `an_input_file'.</text:p>
          </table:table-cell>
        </table:table-row>
        <table:table-row>
          <table:table-cell table:style-name="Tableau13.A2" office:value-type="string">
            <text:p text:style-name="P6">make_output</text:p>
          </table:table-cell>
          <table:table-cell table:style-name="Tableau13.B2" office:value-type="string">
            <text:p text:style-name="Table_20_Contents">make for writing to `an_output_file'.</text:p>
          </table:table-cell>
        </table:table-row>
        <table:table-row>
          <table:table-cell table:style-name="Tableau13.A2" office:value-type="string">
            <text:p text:style-name="P6">set_input_file</text:p>
          </table:table-cell>
          <table:table-cell table:style-name="Tableau13.B2" office:value-type="string">
            <text:p text:style-name="Table_20_Contents">Change input_file to `an_input_file'.</text:p>
          </table:table-cell>
        </table:table-row>
        <table:table-row>
          <table:table-cell table:style-name="Tableau13.A2" office:value-type="string">
            <text:p text:style-name="P6">set_output_file</text:p>
          </table:table-cell>
          <table:table-cell table:style-name="Tableau13.B2" office:value-type="string">
            <text:p text:style-name="Table_20_Contents">Change output_file to `an_output_file'.</text:p>
          </table:table-cell>
        </table:table-row>
        <table:table-row>
          <table:table-cell table:style-name="Tableau13.A2" office:value-type="string">
            <text:p text:style-name="Table_20_Contents"><text:span text:style-name="T1">Queries</text:span> </text:p>
          </table:table-cell>
          <table:table-cell table:style-name="Tableau13.B2" office:value-type="string">
            <text:p text:style-name="Table_20_Contents"><text:span text:style-name="T1">description</text:span> </text:p>
          </table:table-cell>
        </table:table-row>
        <table:table-row>
          <table:table-cell table:style-name="Tableau13.A2" office:value-type="string">
            <text:p text:style-name="P6">input_file</text:p>
          </table:table-cell>
          <table:table-cell table:style-name="Tableau13.B2" office:value-type="string">
            <text:p text:style-name="Table_20_Contents">Input file for reading.</text:p>
          </table:table-cell>
        </table:table-row>
        <table:table-row>
          <table:table-cell table:style-name="Tableau13.A2" office:value-type="string">
            <text:p text:style-name="P6">output_file</text:p>
          </table:table-cell>
          <table:table-cell table:style-name="Tableau13.B2" office:value-type="string">
            <text:p text:style-name="Table_20_Contents">Output file for writing.</text:p>
          </table:table-cell>
        </table:table-row>
      </table:table>
      <text:h text:style-name="Heading_20_1" text:outline-level="1"><text:bookmark text:name="Getting result-setmetadata"/>Getting result-set metadata</text:h>
      <text:p text:style-name="Standard">It is often interesting to get a description of a result-set, known as metadata. The following example shows how it is possible to get the names of the resulting rows :  </text:p>
      <text:list xml:id="list38419091" text:continue-numbering="true" text:style-name="L4">
        <text:list-header>
          <text:p text:style-name="P54"><text:bookmark text:name="code3"/>show_column_names (stmt : <text:span text:style-name="T11">ECLI_STATEMENT</text:span>) is</text:p>
          <text:p text:style-name="P54"><text:s text:c="4"/><text:span text:style-name="T12">local</text:span></text:p>
          <text:p text:style-name="P54"><text:s text:c="8"/>i, width : <text:span text:style-name="T11">INTEGER</text:span></text:p>
          <text:p text:style-name="P54"><text:s text:c="8"/>s : <text:span text:style-name="T11">STRING</text:span></text:p>
          <text:p text:style-name="P54"><text:s text:c="4"/><text:span text:style-name="T12">do</text:span></text:p>
          <text:p text:style-name="P54"><text:s text:c="8"/>stmt.<text:span text:style-name="T2">describe_results</text:span></text:p>
          <text:p text:style-name="P54"><text:s text:c="8"/><text:span text:style-name="T12">from</text:span></text:p>
          <text:p text:style-name="P54"><text:s text:c="12"/>i := 1</text:p>
          <text:p text:style-name="P54"><text:s text:c="8"/><text:span text:style-name="T12">until</text:span></text:p>
          <text:p text:style-name="P54"><text:s text:c="12"/>i &gt; stmt.<text:span text:style-name="T2">results_description</text:span>.count</text:p>
          <text:p text:style-name="P54"><text:s text:c="8"/><text:span text:style-name="T12">loop</text:span></text:p>
          <text:p text:style-name="P54"><text:s text:c="12"/>width := stmt.<text:span text:style-name="T2">results_description.item (i)</text:span>.<text:span text:style-name="T2">column_precision</text:span></text:p>
          <text:p text:style-name="P54"><text:s text:c="12"/><text:span text:style-name="T12">create</text:span> s.make (width)</text:p>
          <text:p text:style-name="P54"><text:s text:c="12"/>s.append (stmt.<text:span text:style-name="T2">results_description.item (i)</text:span>.<text:span text:style-name="T2">name</text:span>)</text:p>
          <text:p text:style-name="P54"><text:s text:c="12"/>-- pad with blanks</text:p>
          <text:p text:style-name="P54"><text:s text:c="12"/><text:span text:style-name="T12">from</text:span></text:p>
          <text:p text:style-name="P54"><text:s text:c="16"/>width := width - s.count</text:p>
          <text:p text:style-name="P54"><text:s text:c="12"/><text:span text:style-name="T12">until</text:span></text:p>
          <text:p text:style-name="P54"><text:s text:c="16"/>width &lt;= 0</text:p>
          <text:p text:style-name="P54"><text:s text:c="12"/><text:span text:style-name="T12">loop</text:span></text:p>
          <text:p text:style-name="P54"><text:s text:c="16"/>s.append_character (' ')</text:p>
          <text:p text:style-name="P54"><text:s text:c="16"/>width := width - 1</text:p>
          <text:p text:style-name="P54"><text:s text:c="12"/><text:span text:style-name="T12">end</text:span></text:p>
          <text:p text:style-name="P54"><text:s text:c="12"/>io.put_string (s)</text:p>
          <text:p text:style-name="P54"><text:s text:c="12"/><text:span text:style-name="T12">if</text:span> i &lt;= stmt.<text:span text:style-name="T18">results_description</text:span>.count <text:span text:style-name="T11">then</text:span></text:p>
          <text:p text:style-name="P54"><text:s text:c="16"/>io.put_character ('|')</text:p>
          <text:p text:style-name="P54"><text:s text:c="12"/><text:span text:style-name="T12">end</text:span></text:p>
          <text:p text:style-name="P54"><text:s text:c="12"/>i := i + 1</text:p>
          <text:p text:style-name="P54"><text:s text:c="8"/><text:span text:style-name="T12">end</text:span></text:p>
          <text:p text:style-name="P54"><text:s text:c="8"/>io.put_character ('%N')</text:p>
          <text:p text:style-name="P54"><text:s text:c="4"/><text:span text:style-name="T12">end</text:span></text:p>
          <text:p text:style-name="P61"/>
        </text:list-header>
      </text:list>
      <text:p text:style-name="Standard">The feature describe_results of ECLI_STATEMENT produces an array, results_description, of objects. These objects are of type ECLI_COLUMN_DESCRIPTION. </text:p>
      <text:p text:style-name="Standard">ECLI_STATEMENT features related to result-set metadata are :</text:p>
      <table:table table:name="Tableau14" table:style-name="Tableau14">
        <table:table-column table:style-name="Tableau14.A"/>
        <table:table-column table:style-name="Tableau14.B"/>
        <table:table-row>
          <table:table-cell table:style-name="Tableau14.A1" office:value-type="string">
            <text:p text:style-name="Table_20_Contents"><text:span text:style-name="T1">Commands</text:span> </text:p>
          </table:table-cell>
          <table:table-cell table:style-name="Tableau14.B1" office:value-type="string">
            <text:p text:style-name="Table_20_Contents"><text:span text:style-name="T1">Description</text:span> </text:p>
          </table:table-cell>
        </table:table-row>
        <table:table-row>
          <table:table-cell table:style-name="Tableau14.A2" office:value-type="string">
            <text:p text:style-name="P6">describe_results</text:p>
          </table:table-cell>
          <table:table-cell table:style-name="Tableau14.B2" office:value-type="string">
            <text:p text:style-name="Table_20_Contents">get metadata about current result-set.</text:p>
          </table:table-cell>
        </table:table-row>
        <table:table-row>
          <table:table-cell table:style-name="Tableau14.A2" office:value-type="string">
            <text:p text:style-name="Table_20_Contents"><text:span text:style-name="T1">Queries</text:span> </text:p>
          </table:table-cell>
          <table:table-cell table:style-name="Tableau14.B2" office:value-type="string">
            <text:p text:style-name="Table_20_Contents"><text:span text:style-name="T1">description</text:span> </text:p>
          </table:table-cell>
        </table:table-row>
        <table:table-row>
          <table:table-cell table:style-name="Tableau14.A2" office:value-type="string">
            <text:p text:style-name="P6">results_description</text:p>
          </table:table-cell>
          <table:table-cell table:style-name="Tableau14.B2" office:value-type="string">
            <text:p text:style-name="Table_20_Contents">array of ECLI_COLUMN_DESCRIPTION objects, describing the current cursor columns.</text:p>
          </table:table-cell>
        </table:table-row>
        <table:table-row>
          <table:table-cell table:style-name="Tableau14.A2" office:value-type="string">
            <text:p text:style-name="P6">result_columns_count</text:p>
          </table:table-cell>
          <table:table-cell table:style-name="Tableau14.B2" office:value-type="string">
            <text:p text:style-name="Table_20_Contents">number of columns in the result-set. The size of the array passed by <text:span text:style-name="T3">set_results</text:span> is checked against this value.</text:p>
          </table:table-cell>
        </table:table-row>
      </table:table>
      <text:h text:style-name="Heading_20_1" text:outline-level="1"/>
      <text:h text:style-name="P26" text:outline-level="1">Stored procedures</text:h>
      <text:p text:style-name="Standard">Stored procedures can be called using a ODBC/CLI neutral syntax.  Please check first that your RDBMS is capable of using stored procedures.</text:p>
      <text:p text:style-name="Standard">Stored procedures cannot be defined in a portable way.  Each RDBMS has its own syntax.  DDL for stored procedures is not addressed by ECLI (nor by CLI/ODBC).</text:p>
      <text:p text:style-name="Standard"/>
      <text:p text:style-name="P17">Let my_procedure be the procedure name, it can be called this way</text:p>
      <text:p text:style-name="P30"><text:bookmark text:name="code4"/>statement.set_sql ("{call my_procedure}")</text:p>
      <text:p text:style-name="P29">statement.execute</text:p>
      <text:p text:style-name="Standard">A procedure with parameters can be called this way</text:p>
      <text:p text:style-name="P30"><text:bookmark text:name="code5"/>statement.set_sql ("{call my_other_procedure (33,'HectoPascal')}")</text:p>
      <text:p text:style-name="P29">statement.execute</text:p>
      <text:p text:style-name="Standard">Class ECLI_STORED_PROCEDURE provides the following features: </text:p>
      <table:table table:name="Tableau22" table:style-name="Tableau22">
        <table:table-column table:style-name="Tableau22.A"/>
        <table:table-column table:style-name="Tableau22.B"/>
        <table:table-row>
          <table:table-cell table:style-name="Tableau22.A1" office:value-type="string">
            <text:p text:style-name="P3">Commands</text:p>
          </table:table-cell>
          <table:table-cell table:style-name="Tableau22.B1" office:value-type="string">
            <text:p text:style-name="P3">Description</text:p>
          </table:table-cell>
        </table:table-row>
        <table:table-row>
          <table:table-cell table:style-name="Tableau22.A2" office:value-type="string">
            <text:p text:style-name="P6">put_output_parameter</text:p>
          </table:table-cell>
          <table:table-cell table:style-name="Tableau22.B2" office:value-type="string">
            <text:p text:style-name="Table_20_Contents">Put `value' as output parameter. <text:s/>Its value can be set by the procedure and be accessed after the procedure exits.</text:p>
            <text:p text:style-name="Table_20_Contents">(Sample: {?res=call test_fun (?in)})</text:p>
          </table:table-cell>
        </table:table-row>
        <table:table-row>
          <table:table-cell table:style-name="Tableau22.A2" office:value-type="string">
            <text:p text:style-name="P6">put_input_parameter</text:p>
          </table:table-cell>
          <table:table-cell table:style-name="Tableau22.B2" office:value-type="string">
            <text:p text:style-name="Table_20_Contents">Put `value' as input parameter.</text:p>
            <text:p text:style-name="Table_20_Contents">(Available with SQL Server)</text:p>
          </table:table-cell>
        </table:table-row>
        <table:table-row>
          <table:table-cell table:style-name="Tableau22.A2" office:value-type="string">
            <text:p text:style-name="P6">put_input_output_parameter</text:p>
          </table:table-cell>
          <table:table-cell table:style-name="Tableau22.B2" office:value-type="string">
            <text:p text:style-name="Table_20_Contents">Put `value' as input/output parameter. <text:line-break/>(Available with SQL Server)</text:p>
          </table:table-cell>
        </table:table-row>
      </table:table>
      <text:p text:style-name="Standard">See ${ECLI}/examples/test_procedures for more information.</text:p>
      <text:h text:style-name="Heading_20_1" text:outline-level="1">Transactions</text:h>
      <text:p text:style-name="Standard">Transactions are "atomic" sequences of database actions.  A transaction is either executed, or not. Transactions are important when updating a database.  For example, deleting an order must delete all order lines.  If any of the order lines cannot be deleted, then nothing is deleted.  The order and its corresponding order lines are members of the transactions. <text:s/></text:p>
      <text:p text:style-name="Standard">A transaction is started at the session level, i.e. an ECLI_SESSION. </text:p>
      <text:p text:style-name="Standard">Databases that do not support transactions exist.  That is why it's possible to test if the session is transaction capable. ECLI does not support <text:span text:style-name="T3">nested</text:span> transactions since it's not supported by CLI/ODBC. </text:p>
      <text:p text:style-name="Standard">ECLI_SESSION features related to transactions are :</text:p>
      <table:table table:name="Tableau15" table:style-name="Tableau15">
        <table:table-column table:style-name="Tableau15.A"/>
        <table:table-column table:style-name="Tableau15.B"/>
        <table:table-row>
          <table:table-cell table:style-name="Tableau15.A1" office:value-type="string">
            <text:p text:style-name="P3">Commands</text:p>
          </table:table-cell>
          <table:table-cell table:style-name="Tableau15.B1" office:value-type="string">
            <text:p text:style-name="P3">Description</text:p>
          </table:table-cell>
        </table:table-row>
        <table:table-row>
          <table:table-cell table:style-name="Tableau15.A2" office:value-type="string">
            <text:p text:style-name="P6">begin_transaction</text:p>
          </table:table-cell>
          <table:table-cell table:style-name="Tableau15.B2" office:value-type="string">
            <text:p text:style-name="Table_20_Contents">begins a new transaction</text:p>
          </table:table-cell>
        </table:table-row>
        <table:table-row>
          <table:table-cell table:style-name="Tableau15.A2" office:value-type="string">
            <text:p text:style-name="P6">commit</text:p>
          </table:table-cell>
          <table:table-cell table:style-name="Tableau15.B2" office:value-type="string">
            <text:p text:style-name="Table_20_Contents">commits current transaction</text:p>
          </table:table-cell>
        </table:table-row>
        <table:table-row>
          <table:table-cell table:style-name="Tableau15.A2" office:value-type="string">
            <text:p text:style-name="P6">rollback</text:p>
          </table:table-cell>
          <table:table-cell table:style-name="Tableau15.B2" office:value-type="string">
            <text:p text:style-name="Table_20_Contents">rollbacks transaction.  All changes that have occurend since the last begin transaction are forgotten.</text:p>
          </table:table-cell>
        </table:table-row>
        <table:table-row>
          <table:table-cell table:style-name="Tableau15.A2" office:value-type="string">
            <text:p text:style-name="P3">Queries</text:p>
          </table:table-cell>
          <table:table-cell table:style-name="Tableau15.B2" office:value-type="string">
            <text:p text:style-name="P3">description</text:p>
          </table:table-cell>
        </table:table-row>
        <table:table-row>
          <table:table-cell table:style-name="Tableau15.A2" office:value-type="string">
            <text:p text:style-name="P6">is_transaction_capable</text:p>
          </table:table-cell>
          <table:table-cell table:style-name="Tableau15.B2" office:value-type="string">
            <text:p text:style-name="Table_20_Contents">is this session capable of working with transactions ?</text:p>
          </table:table-cell>
        </table:table-row>
        <table:table-row>
          <table:table-cell table:style-name="Tableau15.A2" office:value-type="string">
            <text:p text:style-name="P6">transaction_capability</text:p>
          </table:table-cell>
          <table:table-cell table:style-name="Tableau15.B2" office:value-type="string">
            <text:p text:style-name="Table_20_Contents">Integer that denotes the actual transaction capability of the session.</text:p>
          </table:table-cell>
        </table:table-row>
      </table:table>
      <text:p text:style-name="P15">ECLI_TRANSACTION_CAPABILITY_CONSTANTS is a companion class that gives the code values and meanings of the different transaction capabilities.</text:p>
      <text:p text:style-name="Standard">Class ECLI_TRANSACTION_ISOLATION has the following queries : <text:span text:style-name="Emphasis">is_read_uncommitted</text:span>, <text:span text:style-name="Emphasis">is_read_committed</text:span>, <text:span text:style-name="Emphasis">is_repeatable_read</text:span>, <text:span text:style-name="Emphasis">is_serializable</text:span>. It also provides the corresponding setter features.</text:p>
      <text:h text:style-name="Heading_20_1" text:outline-level="1"><text:bookmark text:name="ParameterizedStmts"/>Parameterized statements</text:h>
      <text:p text:style-name="Standard">It is common to use SQL queries that look the same, but with different constant values. An example of this is when inserting a lot of data in the same table. One can for example read a file with data, and use the same INSERT query, but with different parameters. </text:p>
      <text:p text:style-name="Standard">A first solution would be to concatenate some query string template with parameter values. Those values should then be expressed as constants. This is error-prone. This is also not a solution when you want to insert some binary data like sound or pictures. </text:p>
      <text:p text:style-name="Standard">Parameterized statements are another solution. Parameter values are passed before query execution. The SQL syntax for that is simple : prefix the parameter names with a question mark. NOTE : This is not standard ODBC/CLI. In ODBC/CLI, parameters are positional. In ECLI, they are named. </text:p>
      <text:p text:style-name="Standard">An insert statement like this   </text:p>
      <text:p text:style-name="P35"><text:bookmark text:name="code6"/>INSERT INTO COPY VALUES (<text:line-break/><text:tab/>'1892005034', <text:line-break/><text:tab/>1, <text:line-break/><text:tab/>{d '2005-03-27'}, <text:line-break/><text:tab/>15.77, <text:line-break/><text:tab/>1,<text:line-break/><text:tab/>1,<text:line-break/><text:tab/>1, <text:line-break/><text:tab/>NULL, <text:line-break/><text:tab/>NULL)</text:p>
      <text:p text:style-name="P14">can be parameterized by specifying parameter marks (the '?' character) possibly immediately followed by an name like this   </text:p>
      <text:p text:style-name="P36"><text:bookmark text:name="Code"/><text:span text:style-name="T7">INSERT INTO COPY VALUES (<text:line-break/><text:tab/></text:span><text:span text:style-name="T9">?p_isbn, <text:line-break/><text:tab/>?p_serial, <text:line-break/><text:tab/>?p_purchased, <text:line-break/><text:tab/>?p_price, <text:line-break/><text:tab/>?p_loc_store, <text:line-break/><text:tab/>?p_loc_shelf, <text:line-break/><text:tab/>?p_loc_row, <text:line-break/><text:tab/>?p_borrower, <text:line-break/><text:tab/>?p_borrow_time</text:span><text:span text:style-name="T7">)</text:span></text:p>
      <text:p text:style-name="P15">Parameters are passed either by providing an array of ECLI_VALUE objects, or individually by name.  </text:p>
      <text:p text:style-name="Eiffel">v_isbn <text:s text:c="4"/>: <text:span text:style-name="T11">ECLI_VARCHAR</text:span></text:p>
      <text:p text:style-name="Eiffel">v_title <text:s text:c="3"/>: <text:span text:style-name="T11">ECLI_VARCHAR</text:span></text:p>
      <text:p text:style-name="Eiffel">v_author <text:s text:c="2"/>: <text:span text:style-name="T11">ECLI_VARCHAR</text:span></text:p>
      <text:p text:style-name="Eiffel">v_isbn_nvc : <text:span text:style-name="T11">ECLI_VARCHAR</text:span></text:p>
      <text:p text:style-name="Eiffel"/>
      <text:p text:style-name="Eiffel">...</text:p>
      <text:p text:style-name="Eiffel"/>
      <text:p text:style-name="Eiffel">-- create buffers</text:p>
      <text:p text:style-name="Eiffel"><text:span text:style-name="T12">create</text:span> v_isbn.make (14)</text:p>
      <text:p text:style-name="Eiffel"><text:span text:style-name="T12">create</text:span> v_title.make (100)</text:p>
      <text:p text:style-name="Eiffel"><text:span text:style-name="T12">create</text:span> v_author.make (30)</text:p>
      <text:p text:style-name="Eiffel"/>
      <text:p text:style-name="Eiffel">-- Insert new BOOK</text:p>
      <text:p text:style-name="Eiffel">-- set SQL</text:p>
      <text:p text:style-name="Eiffel">stmt.<text:span text:style-name="T2">set_sql</text:span> ("INSERT BOOK VALUES (?p_isbn, ?p_title, ?p_author)")</text:p>
      <text:p text:style-name="Eiffel"/>
      <text:p text:style-name="Eiffel">-- (either 1) put parameters by array</text:p>
      <text:p text:style-name="Eiffel">stmt.<text:span text:style-name="T2">set_parameters</text:span> (<text:span text:style-name="T2">&lt;&lt;</text:span> v_isbn, v_title, v_author<text:span text:style-name="T2">&gt;&gt;</text:span>)</text:p>
      <text:p text:style-name="Eiffel"/>
      <text:p text:style-name="Eiffel">-- (or 2) put parameters by name</text:p>
      <text:p text:style-name="Eiffel">stmt.<text:span text:style-name="T2">put_parameter</text:span> (v_isbn, "p_isbn")</text:p>
      <text:p text:style-name="Eiffel">stmt.<text:span text:style-name="T2">put_parameter</text:span> (v_title, "p_title")</text:p>
      <text:p text:style-name="Eiffel">stmt.<text:span text:style-name="T2">put_parameter</text:span> (v_author, "p_author")</text:p>
      <text:p text:style-name="Eiffel"/>
      <text:p text:style-name="Eiffel">-- (in all cases) bind parameters</text:p>
      <text:p text:style-name="Eiffel">stmt.<text:span text:style-name="T2">bind_parameters</text:span></text:p>
      <text:p text:style-name="Eiffel"/>
      <text:p text:style-name="Eiffel">-- set parameter values</text:p>
      <text:p text:style-name="Eiffel">v_isbn.<text:span text:style-name="T2">set_item</text:span> ("0136291554")</text:p>
      <text:p text:style-name="Eiffel">v_title.<text:span text:style-name="T2">set_item</text:span> ("Object-Oriented Software Construction (Book/CD-ROM) (2nd Edition)")</text:p>
      <text:p text:style-name="Eiffel">v_author.<text:span text:style-name="T2">set_item</text:span> ("Meyer, Bertrand")</text:p>
      <text:p text:style-name="Eiffel"/>
      <text:p text:style-name="Eiffel">-- execute</text:p>
      <text:p text:style-name="Eiffel">stmt.<text:span text:style-name="T2">execute</text:span></text:p>
      <text:p text:style-name="Eiffel"/>
      <text:p text:style-name="Eiffel"><text:s text:c="8"/>...</text:p>
      <text:p text:style-name="Eiffel"/>
      <text:p text:style-name="Eiffel">-- Binding still applies. <text:s/>Changing buffer values and executing again inserts new values.</text:p>
      <text:p text:style-name="Eiffel">v_isbn.<text:span text:style-name="T2">set_item</text:span> ("1892005034")</text:p>
      <text:p text:style-name="Eiffel">v_title.<text:span text:style-name="T2">set_item</text:span> ("Nonviolent Communication: A Language of Life")</text:p>
      <text:p text:style-name="Eiffel">v_author.<text:span text:style-name="T2">set_item</text:span> ("Rosenberg, Marshall B.")</text:p>
      <text:p text:style-name="Eiffel"/>
      <text:p text:style-name="Eiffel">-- execute</text:p>
      <text:p text:style-name="Eiffel">stmt.<text:span text:style-name="T2">execute</text:span></text:p>
      <text:p text:style-name="Eiffel"/>
      <text:p text:style-name="Eiffel"><text:s text:c="2"/>...</text:p>
      <text:list xml:id="list38425886" text:continue-numbering="true" text:style-name="L4">
        <text:list-item>
          <text:p text:style-name="P65">Step 1 : parameters objects are passed in an array - <text:span text:style-name="Emphasis">set_parameters</text:span> Another way of binding is "by name" - <text:span text:style-name="Emphasis">put_parameter</text:span> </text:p>
        </text:list-item>
        <text:list-item>
          <text:p text:style-name="P61">Step 2 : Parameters must be bound.  This way, they are considered by the underlying driver as transfer buffers from the application to the database. </text:p>
        </text:list-item>
        <text:list-item>
          <text:p text:style-name="P61">Step 3 : Statement is executed </text:p>
        </text:list-item>
        <text:list-item>
          <text:p text:style-name="P61">Step 4 : Changing the value contained by a parameter (through feature set_item), updates the transfer buffer content for the associated parameter.  The next execution shall take this new value into account.  Parameters need not be bound again. </text:p>
        </text:list-item>
      </text:list>
      <text:p text:style-name="Standard">ECLI_STATEMENT features introduced so far :   </text:p>
      <table:table table:name="Tableau16" table:style-name="Tableau16">
        <table:table-column table:style-name="Tableau16.A"/>
        <table:table-column table:style-name="Tableau16.B"/>
        <table:table-row>
          <table:table-cell table:style-name="Tableau16.A1" office:value-type="string">
            <text:p text:style-name="Table_20_Contents"><text:span text:style-name="T1">Commands</text:span> </text:p>
          </table:table-cell>
          <table:table-cell table:style-name="Tableau16.B1" office:value-type="string">
            <text:p text:style-name="Table_20_Contents"><text:span text:style-name="T1">Description</text:span> </text:p>
          </table:table-cell>
        </table:table-row>
        <table:table-row>
          <table:table-cell table:style-name="Tableau16.A2" office:value-type="string">
            <text:p text:style-name="P6">set_parameters</text:p>
          </table:table-cell>
          <table:table-cell table:style-name="Tableau16.B2" office:value-type="string">
            <text:p text:style-name="Table_20_Contents">Set array of parameters. <text:line-break/>Parameters must then be bound so that they are used at execution.</text:p>
          </table:table-cell>
        </table:table-row>
        <table:table-row>
          <table:table-cell table:style-name="Tableau16.A3" office:value-type="string">
            <text:p text:style-name="P6">put_parameter</text:p>
          </table:table-cell>
          <table:table-cell table:style-name="Tableau16.B3" office:value-type="string">
            <text:p text:style-name="Table_20_Contents">Put parameter object, by name. <text:line-break/>Parameters must then be bound so that they are used at execution.</text:p>
          </table:table-cell>
        </table:table-row>
        <table:table-row>
          <table:table-cell table:style-name="Tableau16.A3" office:value-type="string">
            <text:p text:style-name="P6">bind_parameters</text:p>
          </table:table-cell>
          <table:table-cell table:style-name="Tableau16.B3" office:value-type="string">
            <text:p text:style-name="Table_20_Contents">Bind parameters to statement so that the next execution takes them into account</text:p>
          </table:table-cell>
        </table:table-row>
        <table:table-row>
          <table:table-cell table:style-name="Tableau16.A2" office:value-type="string">
            <text:p text:style-name="Table_20_Contents"><text:span text:style-name="T1">Queries</text:span> </text:p>
          </table:table-cell>
          <table:table-cell table:style-name="Tableau16.B2" office:value-type="string">
            <text:p text:style-name="Table_20_Contents"><text:span text:style-name="T1">description</text:span> </text:p>
          </table:table-cell>
        </table:table-row>
        <table:table-row>
          <table:table-cell table:style-name="Tableau16.A2" office:value-type="string">
            <text:p text:style-name="P6">bound_parameters</text:p>
          </table:table-cell>
          <table:table-cell table:style-name="Tableau16.B2" office:value-type="string">
            <text:p text:style-name="Table_20_Contents">True when parameters have been bound.</text:p>
          </table:table-cell>
        </table:table-row>
        <table:table-row>
          <table:table-cell table:style-name="Tableau16.A2" office:value-type="string">
            <text:p text:style-name="P6">parameters</text:p>
          </table:table-cell>
          <table:table-cell table:style-name="Tableau16.B2" office:value-type="string">
            <text:p text:style-name="Table_20_Contents">array of current parameter objects</text:p>
          </table:table-cell>
        </table:table-row>
      </table:table>
      <text:h text:style-name="P25" text:outline-level="1"><text:bookmark text:name="Tracing_"/>Tracing</text:h>
      <text:h text:style-name="P57" text:outline-level="2">ECLI Tracing</text:h>
      <text:p text:style-name="Standard">When your application goes wrong, it is desirable to determine "what is wrong".  Is it the application logic ?  Is it the SQL ? <text:s/></text:p>
      <text:p text:style-name="Standard">When your application is slow : is it related to the application logic, or is it related to accessing data ? <text:s/></text:p>
      <text:p text:style-name="Standard">Tracing issued SQL statements can help a lot in this respect. <text:s/>Tracing occurs at the ECLI_SESSION level.  You have to provide an instance of ECLI_TRACER, that takes care of the tracing process. <text:s/></text:p>
      <text:p text:style-name="Standard">ECLI_SESSION features related to tracing :</text:p>
      <table:table table:name="Tableau17" table:style-name="Tableau17">
        <table:table-column table:style-name="Tableau17.A"/>
        <table:table-column table:style-name="Tableau17.B"/>
        <table:table-row>
          <table:table-cell table:style-name="Tableau17.A1" office:value-type="string">
            <text:p text:style-name="P3">Commands</text:p>
          </table:table-cell>
          <table:table-cell table:style-name="Tableau17.B1" office:value-type="string">
            <text:p text:style-name="P3">Description</text:p>
          </table:table-cell>
        </table:table-row>
        <table:table-row>
          <table:table-cell table:style-name="Tableau17.A2" office:value-type="string">
            <text:p text:style-name="P6">set_tracer</text:p>
          </table:table-cell>
          <table:table-cell table:style-name="Tableau17.B2" office:value-type="string">
            <text:p text:style-name="Table_20_Contents">Sets the instance of ECLI_TRACER used for tracing.</text:p>
          </table:table-cell>
        </table:table-row>
        <table:table-row>
          <table:table-cell table:style-name="Tableau17.A3" office:value-type="string">
            <text:p text:style-name="P6">disable_tracing</text:p>
          </table:table-cell>
          <table:table-cell table:style-name="Tableau17.B3" office:value-type="string">
            <text:p text:style-name="Table_20_Contents">Disable tracing.  Previous tracer reference is lost.</text:p>
          </table:table-cell>
        </table:table-row>
        <table:table-row>
          <table:table-cell table:style-name="Tableau17.A2" office:value-type="string">
            <text:p text:style-name="P3">Queries</text:p>
          </table:table-cell>
          <table:table-cell table:style-name="Tableau17.B2" office:value-type="string">
            <text:p text:style-name="P3">description</text:p>
          </table:table-cell>
        </table:table-row>
        <table:table-row>
          <table:table-cell table:style-name="Tableau17.A2" office:value-type="string">
            <text:p text:style-name="P6">is_tracing</text:p>
          </table:table-cell>
          <table:table-cell table:style-name="Tableau17.B2" office:value-type="string">
            <text:p text:style-name="Table_20_Contents">True when the session has a tracer object.</text:p>
          </table:table-cell>
        </table:table-row>
        <table:table-row>
          <table:table-cell table:style-name="Tableau17.A2" office:value-type="string">
            <text:p text:style-name="P6">tracer</text:p>
          </table:table-cell>
          <table:table-cell table:style-name="Tableau17.B2" office:value-type="string">
            <text:p text:style-name="Table_20_Contents">Current tracer object</text:p>
          </table:table-cell>
        </table:table-row>
      </table:table>
      <text:p text:style-name="Standard"><text:line-break/>ECLI_TRACER features :</text:p>
      <table:table table:name="Tableau18" table:style-name="Tableau18">
        <table:table-column table:style-name="Tableau18.A"/>
        <table:table-column table:style-name="Tableau18.B"/>
        <table:table-row>
          <table:table-cell table:style-name="Tableau18.A1" office:value-type="string">
            <text:p text:style-name="P3">Commands</text:p>
          </table:table-cell>
          <table:table-cell table:style-name="Tableau18.B1" office:value-type="string">
            <text:p text:style-name="P3">Description</text:p>
          </table:table-cell>
        </table:table-row>
        <table:table-row>
          <table:table-cell table:style-name="Tableau18.A2" office:value-type="string">
            <text:p text:style-name="P6">make</text:p>
          </table:table-cell>
          <table:table-cell table:style-name="Tableau18.B2" office:value-type="string">
            <text:p text:style-name="Table_20_Contents">Creation feature.  Needs an KI_CHARACTER_OUTPUT_STREAM instance that <text:span text:style-name="T3">is_open_write</text:span>.</text:p>
          </table:table-cell>
        </table:table-row>
        <table:table-row>
          <table:table-cell table:style-name="Tableau18.A2" office:value-type="string">
            <text:p text:style-name="P6">enable_time_tracing</text:p>
          </table:table-cell>
          <table:table-cell table:style-name="Tableau18.B2" office:value-type="string">
            <text:p text:style-name="Table_20_Contents">Enable time tracing.</text:p>
          </table:table-cell>
        </table:table-row>
        <table:table-row>
          <table:table-cell table:style-name="Tableau18.A2" office:value-type="string">
            <text:p text:style-name="P6">disable_time_tracing</text:p>
          </table:table-cell>
          <table:table-cell table:style-name="Tableau18.B2" office:value-type="string">
            <text:p text:style-name="Table_20_Contents">Disable time tracing.</text:p>
          </table:table-cell>
        </table:table-row>
        <table:table-row>
          <table:table-cell table:style-name="Tableau18.A2" office:value-type="string">
            <text:p text:style-name="P3">Queries</text:p>
          </table:table-cell>
          <table:table-cell table:style-name="Tableau18.B2" office:value-type="string">
            <text:p text:style-name="P3">description</text:p>
          </table:table-cell>
        </table:table-row>
        <table:table-row table:style-name="Tableau18.6">
          <table:table-cell table:style-name="Tableau18.A2" office:value-type="string">
            <text:p text:style-name="P6">is_tracing_time</text:p>
          </table:table-cell>
          <table:table-cell table:style-name="Tableau18.B2" office:value-type="string">
            <text:p text:style-name="Table_20_Contents">Is time tracing enabled ?</text:p>
          </table:table-cell>
        </table:table-row>
        <table:table-row table:style-name="Tableau18.6">
          <table:table-cell table:style-name="Tableau18.A2" office:value-type="string">
            <text:p text:style-name="P6">medium</text:p>
          </table:table-cell>
          <table:table-cell table:style-name="Tableau18.B2" office:value-type="string">
            <text:p text:style-name="Table_20_Contents">Medium written by the tracer.</text:p>
          </table:table-cell>
        </table:table-row>
      </table:table>
      <text:p text:style-name="P13">The trace file can be read and executed by the clisql sample application.  For example, let <text:span text:style-name="T10">/tmp/trace.sql be</text:span> the tracefile; the batch of SQL statements can be executed using this command : </text:p>
      <text:list xml:id="list38423766" text:continue-numbering="true" text:style-name="L4">
        <text:list-header>
          <text:p text:style-name="P50"><text:bookmark text:name="Code2"/>clisql -dsn &lt;datasource&gt; -user &lt;username&gt; -pwd &lt;password&gt; -sql_file_name /tmp/trace.sql </text:p>
        </text:list-header>
      </text:list>
      <text:p text:style-name="Text_20_body">When time tracing is enabled, the duration of the SQL execution is added in the trace file. For example : </text:p>
      <text:p text:style-name="P28">select * from REGISTRATION;</text:p>
      <text:p text:style-name="P28">-- 0/0/0 0:0:0.16</text:p>
      <text:p text:style-name="P15">Time is noted as a comment for 'clisql'. Its format is year/month/day hour:minute:second[.millisecond]. In this example the query needed 16 ms to execute. </text:p>
      <text:p text:style-name="Standard">NOTE : This ECLI_TRACER tracing facility is <text:span text:style-name="T2">not</text:span> related to the low/level tracing facility of ODBC that trace C API calls and is activated through the ODBC configuration files or through specific ECLI_SESSION features (see below). ECLI_TRACER is a SQL tracing facility. </text:p>
      <text:h text:style-name="P58" text:outline-level="2">ODBC API Tracing</text:h>
      <text:p text:style-name="P21">ODBC Tracing traces the low level ODBC API calls. ODBC API traces are controllable through the following ECLI_SESSION features :</text:p>
      <table:table table:name="Tableau19" table:style-name="Tableau19">
        <table:table-column table:style-name="Tableau19.A"/>
        <table:table-column table:style-name="Tableau19.B"/>
        <table:table-row>
          <table:table-cell table:style-name="Tableau19.A1" office:value-type="string">
            <text:p text:style-name="P3">Commands</text:p>
          </table:table-cell>
          <table:table-cell table:style-name="Tableau19.B1" office:value-type="string">
            <text:p text:style-name="P3">Description</text:p>
          </table:table-cell>
        </table:table-row>
        <table:table-row>
          <table:table-cell table:style-name="Tableau19.A2" office:value-type="string">
            <text:p text:style-name="P6">set_api_trace_file_name</text:p>
          </table:table-cell>
          <table:table-cell table:style-name="Tableau19.B2" office:value-type="string">
            <text:p text:style-name="Table_20_Contents">Set `api_trace_filename' to `filename'.</text:p>
          </table:table-cell>
        </table:table-row>
        <table:table-row>
          <table:table-cell table:style-name="Tableau19.A3" office:value-type="string">
            <text:p text:style-name="P6">enable_api_tracing</text:p>
          </table:table-cell>
          <table:table-cell table:style-name="Tableau19.B3" office:value-type="string">
            <text:p text:style-name="Table_20_Contents">Enable ODBC API tracing into `api_trace_filename'.</text:p>
          </table:table-cell>
        </table:table-row>
        <table:table-row>
          <table:table-cell table:style-name="Tableau19.A3" office:value-type="string">
            <text:p text:style-name="P6">disable_api_tracing</text:p>
          </table:table-cell>
          <table:table-cell table:style-name="Tableau19.B3" office:value-type="string">
            <text:p text:style-name="Table_20_Contents">Disable ODBC API tracing.</text:p>
          </table:table-cell>
        </table:table-row>
        <table:table-row>
          <table:table-cell table:style-name="Tableau19.A2" office:value-type="string">
            <text:p text:style-name="P3">Queries</text:p>
          </table:table-cell>
          <table:table-cell table:style-name="Tableau19.B2" office:value-type="string">
            <text:p text:style-name="P3">description</text:p>
          </table:table-cell>
        </table:table-row>
        <table:table-row>
          <table:table-cell table:style-name="Tableau19.A2" office:value-type="string">
            <text:p text:style-name="P6">is_api_tracing</text:p>
          </table:table-cell>
          <table:table-cell table:style-name="Tableau19.B2" office:value-type="string">
            <text:p text:style-name="Table_20_Contents">Is this session tracing ODBC/CLI api calls ?.</text:p>
          </table:table-cell>
        </table:table-row>
        <table:table-row>
          <table:table-cell table:style-name="Tableau19.A2" office:value-type="string">
            <text:p text:style-name="P6">api_trace_filename</text:p>
          </table:table-cell>
          <table:table-cell table:style-name="Tableau19.B2" office:value-type="string">
            <text:p text:style-name="Table_20_Contents">Name of the api trace file.</text:p>
          </table:table-cell>
        </table:table-row>
      </table:table>
      <text:h text:style-name="Heading_20_1" text:outline-level="1"><text:bookmark text:name="OptimizingforPerformance"/>Optimizing for "performance"</text:h>
      <text:p text:style-name="Standard">There are times when performance matters a lot.  Optimizing performance can be done at the database level, and at the application level. </text:p>
      <text:h text:style-name="Heading_20_2" text:outline-level="2">Use database indexes</text:h>
      <text:p text:style-name="Standard">At the database level, it is for example advised to define indexes on columns that are primary keys, search or sort keys. This can improve performance DRAMATICALLY. For example, in a heavy batch application, it has been possible to cut application time by 10, and database server time by 100 (hundred) by creating an appropriate (selective enough) index! This performance improvement did not involve any code optimization.</text:p>
      <text:h text:style-name="Heading_20_2" text:outline-level="2">Parameterize and prepare statements</text:h>
      <text:p text:style-name="Standard">At the application level, performance gains can be achieved by some actions :</text:p>
      <text:list xml:id="list38413699" text:continue-numbering="true" text:style-name="L4">
        <text:list-item>
          <text:p text:style-name="P51"><text:span text:style-name="T1">use parameterized statement</text:span>.  The transfer between application memory and the database is optimized.  When using an appropriate type, no conversion is needed.  When using constants in the query string, constants must be parsed and then converted from string to the appropriate type. </text:p>
        </text:list-item>
        <text:list-item>
          <text:p text:style-name="P51"><text:span text:style-name="T1">prepare statements before execution</text:span>.  A database server executes a query in successive steps.  Statement preparation leads to an access plan.  Execution of a prepared statement leads to access plan execution only (step 5).  Non-prepared statements involve the whole cycle (step 1 through 5), each time they are executed. </text:p>
        </text:list-item>
      </text:list>
      <text:list xml:id="list906753003652319002" text:style-name="L11">
        <text:list-item>
          <text:p text:style-name="P47">Scan statement </text:p>
        </text:list-item>
        <text:list-item>
          <text:p text:style-name="P49">Validate statement </text:p>
        </text:list-item>
        <text:list-item>
          <text:p text:style-name="P49">Optimize </text:p>
        </text:list-item>
        <text:list-item>
          <text:p text:style-name="P49">Generate access plan </text:p>
        </text:list-item>
        <text:list-item>
          <text:p text:style-name="P45">Execute access plan </text:p>
        </text:list-item>
      </text:list>
      <text:p text:style-name="Standard">As one can see, parameterized statement preparation can achieve dramatic performance improvements if the same statement has to be executed many times with different parameters. </text:p>
      <text:p text:style-name="Standard">ECLI provides such features in ECLI_STATEMENT. </text:p>
      <text:p text:style-name="Standard">Here is the last example, revisited.  </text:p>
      <text:p text:style-name="Eiffel"><text:bookmark text:name="Code3"/>othername: <text:s/><text:span text:style-name="T11">ECLI_CHAR</text:span></text:p>
      <text:p text:style-name="Eiffel">p_name <text:s/>: <text:s text:c="2"/><text:span text:style-name="T11">ECLI_CHAR</text:span></text:p>
      <text:p text:style-name="Eiffel">p_price : <text:s text:c="2"/><text:span text:style-name="T11">ECLI_DOUBLE</text:span></text:p>
      <text:p text:style-name="Eiffel">p_bdate : <text:s text:c="2"/><text:span text:style-name="T11">ECLI_TIMESTAMP</text:span></text:p>
      <text:p text:style-name="Eiffel">p_fname : <text:s text:c="2"/><text:span text:style-name="T11">ECLI_VARCHAR</text:span></text:p>
      <text:p text:style-name="Eiffel">p_nbr : <text:s text:c="4"/><text:span text:style-name="T11">ECLI_INTEGER</text:span></text:p>
      <text:p text:style-name="Eiffel"/>
      <text:p text:style-name="Eiffel">...</text:p>
      <text:p text:style-name="Eiffel"/>
      <text:p text:style-name="Eiffel">-- parameterized insertion</text:p>
      <text:p text:style-name="Eiffel">stmt.<text:span text:style-name="T2">set_sql</text:span> ("[</text:p>
      <text:p text:style-name="Eiffel"><text:tab/>INSERT INTO ECLITRIAL </text:p>
      <text:p text:style-name="Eiffel"><text:tab/>VALUES (?firstname, ?lastname, ?number, ?bdate, ?price)</text:p>
      <text:p text:style-name="Eiffel">]")</text:p>
      <text:p text:style-name="Eiffel"/>
      <text:p text:style-name="Eiffel">-- (STEP 0) statement preparation &lt;===========</text:p>
      <text:p text:style-name="Eiffel">stmt.<text:span text:style-name="T2">prepare</text:span></text:p>
      <text:p text:style-name="Eiffel"/>
      <text:p text:style-name="Eiffel">-- (STEP 1) set parameters by array</text:p>
      <text:p text:style-name="Eiffel">stmt.<text:span text:style-name="T2">set_parameters</text:span> (&lt;&lt;vname, vfname, vnbr, vbdate, vprice&gt;&gt;)</text:p>
      <text:p text:style-name="Eiffel"/>
      <text:p text:style-name="Eiffel">-- set values</text:p>
      <text:p text:style-name="Eiffel">...</text:p>
      <text:p text:style-name="Eiffel"/>
      <text:p text:style-name="Eiffel">-- (STEP 2) bind them</text:p>
      <text:p text:style-name="Eiffel">stmt.<text:span text:style-name="T2">bind_parameters</text:span></text:p>
      <text:p text:style-name="Eiffel">-- (STEP 3) execute statement</text:p>
      <text:p text:style-name="Eiffel">stmt.<text:span text:style-name="T2">execute</text:span></text:p>
      <text:p text:style-name="Eiffel"/>
      <text:p text:style-name="Eiffel">...</text:p>
      <text:p text:style-name="Eiffel"/>
      <text:p text:style-name="Eiffel">-- (STEP 4) set parameter by name - other way to set a parameter</text:p>
      <text:p text:style-name="Eiffel">-- a new value object is provided = parameters must be bound again</text:p>
      <text:p text:style-name="Eiffel"><text:span text:style-name="T12">create</text:span> othername.make (20)</text:p>
      <text:p text:style-name="Eiffel">other_name.<text:span text:style-name="T2">set_item</text:span> ("Jim")</text:p>
      <text:p text:style-name="Eiffel"/>
      <text:p text:style-name="Eiffel">stmt.<text:span text:style-name="T2">put_parameter</text:span> (vname, "firstname")</text:p>
      <text:p text:style-name="Eiffel">stmt.<text:span text:style-name="T2">bind_parameters</text:span></text:p>
      <text:p text:style-name="Eiffel">stmt.<text:span text:style-name="T2">execute</text:span></text:p>
      <text:p text:style-name="Eiffel">-- inserted tuple ("Jim", "Black", 5, {ts '1995-08-19 00:00:00.00'}, 125.8)</text:p>
      <text:p text:style-name="Eiffel"/>
      <text:p text:style-name="Eiffel">-- (STEP 5) change parameter object state = binding still apply</text:p>
      <text:p text:style-name="Eiffel">othername.<text:span text:style-name="T2">set_item</text:span> ("Louis")</text:p>
      <text:p text:style-name="Eiffel">stmt.<text:span text:style-name="T2">execute</text:span></text:p>
      <text:p text:style-name="Eiffel">...</text:p>
      <text:p text:style-name="P15">The only difference is the addition of Step 0, where the statement is prepared. </text:p>
      <text:p text:style-name="Standard">This prepares the statement, and enters  'prepared_execution_mode' ( <text:span text:style-name="T3">is_prepared_execution_mode</text:span> = True).  The statement stays in this mode, unless the <text:span text:style-name="T3">set_immediate_execution_mode </text:span>is called. </text:p>
      <text:p text:style-name="Standard">ECLI_STATEMENT features introduced so far :   </text:p>
      <table:table table:name="Tableau20" table:style-name="Tableau20">
        <table:table-column table:style-name="Tableau20.A"/>
        <table:table-column table:style-name="Tableau20.B"/>
        <table:table-row>
          <table:table-cell table:style-name="Tableau20.A1" office:value-type="string">
            <text:p text:style-name="Table_20_Contents"><text:span text:style-name="T1">Commands</text:span> </text:p>
          </table:table-cell>
          <table:table-cell table:style-name="Tableau20.B1" office:value-type="string">
            <text:p text:style-name="Table_20_Contents"><text:span text:style-name="T1">Description</text:span> </text:p>
          </table:table-cell>
        </table:table-row>
        <table:table-row>
          <table:table-cell table:style-name="Tableau20.A2" office:value-type="string">
            <text:p text:style-name="P6">prepare</text:p>
          </table:table-cell>
          <table:table-cell table:style-name="Tableau20.B2" office:value-type="string">
            <text:p text:style-name="Table_20_Contents">Prepare the associated sql query, automatically falling from <text:span text:style-name="Emphasis">immediate</text:span> to <text:span text:style-name="Emphasis">prepared</text:span> execution mode.</text:p>
          </table:table-cell>
        </table:table-row>
        <table:table-row>
          <table:table-cell table:style-name="Tableau20.A3" office:value-type="string">
            <text:p text:style-name="P6">set_prepared_execution_mode</text:p>
          </table:table-cell>
          <table:table-cell table:style-name="Tableau20.B3" office:value-type="string">
            <text:p text:style-name="Table_20_Contents">Manual transition to prepared execution mode.</text:p>
          </table:table-cell>
        </table:table-row>
        <table:table-row>
          <table:table-cell table:style-name="Tableau20.A3" office:value-type="string">
            <text:p text:style-name="P6">set_immediate_execution_mode</text:p>
          </table:table-cell>
          <table:table-cell table:style-name="Tableau20.B3" office:value-type="string">
            <text:p text:style-name="Table_20_Contents">Manual transition to immediate execution mode</text:p>
          </table:table-cell>
        </table:table-row>
        <table:table-row>
          <table:table-cell table:style-name="Tableau20.A2" office:value-type="string">
            <text:p text:style-name="Table_20_Contents"><text:span text:style-name="T1">Queries</text:span> </text:p>
          </table:table-cell>
          <table:table-cell table:style-name="Tableau20.B2" office:value-type="string">
            <text:p text:style-name="Table_20_Contents"><text:span text:style-name="T1">description</text:span> </text:p>
          </table:table-cell>
        </table:table-row>
        <table:table-row>
          <table:table-cell table:style-name="Tableau20.A2" office:value-type="string">
            <text:p text:style-name="P6">is_prepared_execution_mode</text:p>
          </table:table-cell>
          <table:table-cell table:style-name="Tableau20.B2" office:value-type="string">
            <text:p text:style-name="Table_20_Contents">True after <text:span text:style-name="T3">prepare</text:span>, or <text:span text:style-name="T3">set_prepared_execution_mode.</text:span></text:p>
          </table:table-cell>
        </table:table-row>
      </table:table>
      <text:h text:style-name="Heading_20_2" text:outline-level="2">Garbage Collection of ECLI objects</text:h>
      <text:p text:style-name="Standard">ECLI objects are tightly associated with corresponding ODBC/CLI handles and data-structures.  Objects are arranged in a "uses-relationship" : ECLI_ENVIRONMENT <text:span text:style-name="T16"></text:span>ECLI_SESSION<text:span text:style-name="T16"></text:span> ECLI_STATEMENT.</text:p>
      <text:p text:style-name="Standard">ECLI_SESSION objects depend on ECLI_ENVIRONMENT (which is a singleton). The relationship is established by ECLI_SESSION.make or ECLI_SESSION.open. The relationship disappears by calling ECLI_SESSION.close</text:p>
      <text:p text:style-name="Standard">ECLI_STATEMENT objects depend on their associated ECLI_SESSION.<text:tab/><text:line-break/>The relationship is established by ECLI_STATEMENT.make or ECLI_STATEMENT.open. <text:tab/><text:line-break/>The relationship disappears by calling ECLI_STATEMENT.close.</text:p>
      <text:p text:style-name="Standard">Garbage collection releases external resources. When ECLI_SESSION resources are released, the associated ECLI_STATEMENT external resources are discarded.</text:p>
      <text:p text:style-name="Standard">In contrast, ECLI_ENVIRONMENT external resources cannot be released if all associated sessions are not closed. The <text:span text:style-name="Emphasis">debug</text:span> flag "ecli_check_closes" allows checking paired open/close. At garbage-collection time an exception is raised if any slave object stay linked to the ECLI_ENVIRONMENT object.</text:p>
      <text:h text:style-name="Heading_20_3" text:outline-level="3">Open</text:h>
      <text:p text:style-name="Standard">When an ECLI_SESSION is created, it is automatically attached to the corresponding ECLI_ENVIRONMENT.  This works also for an ECLI_STATEMENT with respect to its associated ECLI_SESSION. </text:p>
      <text:p text:style-name="Standard">An ECLI object cannot be <text:span text:style-name="Emphasis">opened</text:span> until it is <text:span text:style-name="T3">closed</text:span> . </text:p>
      <text:h text:style-name="Heading_20_3" text:outline-level="3">Close</text:h>
      <text:p text:style-name="Standard">When you are done with an ECLI object, it is possible to close it.  That is to say such an object (in 'closed' state) is ready for garbage collection.  Such a closed object is not usable any more ... except when it is opened again.   </text:p>
      <text:h text:style-name="Heading_20_1" text:outline-level="1"><text:bookmark-start text:name="ECLI_goodies"/><text:bookmark text:name="Conclusion"/>Other ECLI goodies that are not addressed by this tutorial<text:bookmark-end text:name="ECLI_goodies"/></text:h>
      <text:p text:style-name="Text_20_body">This section speaks about what is present in ECLI that is not described in this tutorial</text:p>
      <text:h text:style-name="Heading_20_2" text:outline-level="2">Buffer factories</text:h>
      <text:p text:style-name="Text_20_body">A buffer factory takes the description of a result-set and produces an array of ECLI_VALUE descendants corresponding to the associated SQL type. See classes ECLI_BUFFER_FACTORY, ECLI_VALUE_FACTORY <text:s/>and their descendants. <text:s/>Those factories are used by ECLI_ROW_CURSOR and ECLI_ROWSET_CURSOR classes.</text:p>
      <text:h text:style-name="Heading_20_2" text:outline-level="2">Bulk or arrayed read/write</text:h>
      <text:p text:style-name="Text_20_body">Bulk operations are supported. <text:s/>They minimize network roundtrip.</text:p>
      <text:p text:style-name="Text_20_body">Bulk operations are available through ECLI_ROWSET_CAPABLE descendants : ECLI_ROWSET_CURSOR and ECLI_ROWSET_MODIFIER.</text:p>
      <text:p text:style-name="Text_20_body">Bulk read : an operation that has a result-set reads results 'n' rows at a time. <text:s/>This is possible by using ECLI_ARRAYED_VALUE descendants as parameters.</text:p>
      <text:p text:style-name="Text_20_body">Bulk write : a single insert/update/delete uses an array of parameter tuples. <text:s/>For example, if the arrayed parameter has a count of 10, executing a single insert actually executes 10 inserts.</text:p>
      <text:h text:style-name="Heading_20_2" text:outline-level="2">Querying metadata</text:h>
      <text:p text:style-name="Text_20_body">Various metadata are accessible by sweeping through the result set of metadata cursors :</text:p>
      <table:table table:name="Tableau21" table:style-name="Tableau21">
        <table:table-column table:style-name="Tableau21.A"/>
        <table:table-column table:style-name="Tableau21.B"/>
        <table:table-row>
          <table:table-cell table:style-name="Tableau21.A1" office:value-type="string">
            <text:p text:style-name="P5">Cursor</text:p>
          </table:table-cell>
          <table:table-cell table:style-name="Tableau21.B1" office:value-type="string">
            <text:p text:style-name="P5">Metadata</text:p>
          </table:table-cell>
        </table:table-row>
        <table:table-row>
          <table:table-cell table:style-name="Tableau21.A2" office:value-type="string">
            <text:p text:style-name="Table_20_Contents">ECLI_COLUMNS_CURSOR</text:p>
          </table:table-cell>
          <table:table-cell table:style-name="Tableau21.B2" office:value-type="string">
            <text:p text:style-name="Table_20_Contents">Columns of a table</text:p>
          </table:table-cell>
        </table:table-row>
        <table:table-row>
          <table:table-cell table:style-name="Tableau21.A2" office:value-type="string">
            <text:p text:style-name="Table_20_Contents">ECLI_PROCEDURE_COLUMNS_CURSOR</text:p>
          </table:table-cell>
          <table:table-cell table:style-name="Tableau21.B2" office:value-type="string">
            <text:p text:style-name="Table_20_Contents">Columns of a procedure.</text:p>
          </table:table-cell>
        </table:table-row>
        <table:table-row>
          <table:table-cell table:style-name="Tableau21.A2" office:value-type="string">
            <text:p text:style-name="Table_20_Contents">ECLI_PRIMARY_KEY_CURSOR</text:p>
          </table:table-cell>
          <table:table-cell table:style-name="Tableau21.B2" office:value-type="string">
            <text:p text:style-name="Table_20_Contents">Primary keys of a table.</text:p>
          </table:table-cell>
        </table:table-row>
        <table:table-row>
          <table:table-cell table:style-name="Tableau21.A2" office:value-type="string">
            <text:p text:style-name="Table_20_Contents">ECLI_FOREIGN_KEYS_CURSOR</text:p>
          </table:table-cell>
          <table:table-cell table:style-name="Tableau21.B2" office:value-type="string">
            <text:p text:style-name="Table_20_Contents">Foreign keys of a table.</text:p>
          </table:table-cell>
        </table:table-row>
        <table:table-row>
          <table:table-cell table:style-name="Tableau21.A2" office:value-type="string">
            <text:p text:style-name="Table_20_Contents">ECLI_PROCEDURES_CURSOR</text:p>
          </table:table-cell>
          <table:table-cell table:style-name="Tableau21.B2" office:value-type="string">
            <text:p text:style-name="Table_20_Contents">Procedures/Functions of connected database</text:p>
          </table:table-cell>
        </table:table-row>
        <table:table-row>
          <table:table-cell table:style-name="Tableau21.A2" office:value-type="string">
            <text:p text:style-name="Table_20_Contents">ECLI_TABLES_CURSOR</text:p>
          </table:table-cell>
          <table:table-cell table:style-name="Tableau21.B2" office:value-type="string">
            <text:p text:style-name="Table_20_Contents">Tables of connected database</text:p>
          </table:table-cell>
        </table:table-row>
        <table:table-row>
          <table:table-cell table:style-name="Tableau21.A2" office:value-type="string">
            <text:p text:style-name="Table_20_Contents">ECLI_TYPES_CURSOR</text:p>
          </table:table-cell>
          <table:table-cell table:style-name="Tableau21.B2" office:value-type="string">
            <text:p text:style-name="Table_20_Contents">Supported SQL datatypes</text:p>
          </table:table-cell>
        </table:table-row>
      </table:table>
      <text:p text:style-name="P37"/>
      <text:p text:style-name="P37">Feature {ECLI_SESSION}.info gives access to an instance of ECLI_DBMS_INFORMATION. <text:s/>This class gives various informations about the underlying DBMS capabilities.</text:p>
      <text:h text:style-name="Heading_20_1" text:outline-level="1">Conclusion</text:h>
      <text:p text:style-name="Standard">This tutorial has shown the most important features of ECLI. </text:p>
      <text:p text:style-name="Standard">Other more advanced features can be found in the class interfaces, in the examples, and with the tool application query_assistant. </text:p>
      <text:p text:style-name="Standard">For example, we did not speak about the class ECLI_VALUE_FACTORY that allows to compose a results array with the good ECLI_VALUE descendant objects. </text:p>
      <text:p text:style-name="Standard">We also did not present query_assistant, a tool that generates classes, which encapsulate SQL queries. </text:p>
      <text:p text:style-name="Standard">The aim of ECLI is to provide a simple but efficient Relational Database access library for the entire Eiffel community. Give it a try. Report problems and send suggestions. You are welcome. </text:p>
      <text:p text:style-name="Standard"/>
      <text:h text:style-name="Heading_20_2" text:outline-level="2">Summary of changes</text:h>
      <table:table table:name="Table1" table:style-name="Table1">
        <table:table-column table:style-name="Table1.A"/>
        <table:table-column table:style-name="Table1.B"/>
        <table:table-row>
          <table:table-cell table:style-name="Table1.A1" office:value-type="string">
            <text:p text:style-name="Table_20_Contents">When</text:p>
          </table:table-cell>
          <table:table-cell table:style-name="Table1.B1" office:value-type="string">
            <text:p text:style-name="Table_20_Contents">What</text:p>
          </table:table-cell>
        </table:table-row>
        <table:table-row>
          <table:table-cell table:style-name="Table1.A2" office:value-type="date" office:date-value="2010-12-20">
            <text:p text:style-name="Standard">2010-12-20</text:p>
          </table:table-cell>
          <table:table-cell table:style-name="Table1.B2" office:value-type="string">
            <text:p text:style-name="Standard">ECLI_STRING descendants. </text:p>
            <text:p text:style-name="Standard">Error handlers.</text:p>
          </table:table-cell>
        </table:table-row>
        <table:table-row>
          <table:table-cell table:style-name="Table1.A2" office:value-type="date" office:date-value="2010-06-03">
            <text:p text:style-name="Standard">2010-06-03</text:p>
          </table:table-cell>
          <table:table-cell table:style-name="Table1.B2" office:value-type="string">
            <text:p text:style-name="Standard">Allow input/output parameters in ECLI_QUERY. Modified query_assistant accordingly.</text:p>
          </table:table-cell>
        </table:table-row>
        <table:table-row>
          <table:table-cell table:style-name="Table1.A2" office:value-type="date" office:date-value="2009-03-09">
            <text:p text:style-name="Standard">2009-03-09</text:p>
          </table:table-cell>
          <table:table-cell table:style-name="Table1.B2" office:value-type="string">
            <text:p text:style-name="Standard">Spoke about ECLI_ROWSET_MODIFIER.</text:p>
            <text:p text:style-name="Standard">Updated documentation</text:p>
          </table:table-cell>
        </table:table-row>
        <table:table-row>
          <table:table-cell table:style-name="Table1.A2" office:value-type="date" office:date-value="2005-01-07">
            <text:p text:style-name="Standard">2005-01-07</text:p>
          </table:table-cell>
          <table:table-cell table:style-name="Table1.B2" office:value-type="string">
            <text:p text:style-name="Standard">Multiple result-sets</text:p>
          </table:table-cell>
        </table:table-row>
        <table:table-row>
          <table:table-cell table:style-name="Table1.A2" office:value-type="date" office:date-value="2000-06-20">
            <text:p text:style-name="Standard">2000-06-20</text:p>
          </table:table-cell>
          <table:table-cell table:style-name="Table1.B2" office:value-type="string">
            <text:p text:style-name="Standard">Creatio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Tahoma1" svg:font-family="Tahoma"/>
    <style:font-face style:name="Verdana" svg:font-family="Verdana, sans-serif"/>
    <style:font-face style:name="courier" svg:font-family="courier, serif"/>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1"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text-align="justify" style:justify-single-word="false" style:page-number="auto"/>
      <style:text-properties fo:color="#000000" style:font-name="Times New Roman1" fo:font-size="10pt" fo:font-weight="normal" style:font-name-asian="Verdana" style:font-size-asian="10pt" style:font-name-complex="Verdana"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Text_20_body" style:display-name="Text body" style:family="paragraph" style:parent-style-name="Standard" style:class="text" style:master-page-name="">
      <style:paragraph-properties fo:margin-top="0cm" fo:margin-bottom="0.199cm" style:page-number="auto"/>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margin-top="0cm" fo:margin-bottom="0cm" fo:text-align="start" style:justify-single-word="false"/>
      <style:text-properties style:font-name="Verdana" fo:font-size="9pt" style:font-name-asian="Verdana" style:font-size-asian="10pt" style:font-name-complex="Verdana"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1" style:font-size-complex="14pt"/>
    </style:style>
    <style:style style:name="Heading_20_1" style:display-name="Heading 1" style:family="paragraph" style:parent-style-name="Heading" style:next-style-name="Text_20_body" style:default-outline-level="1" style:list-style-name="" style:class="text" style:master-page-name="">
      <style:paragraph-properties fo:margin-top="0.199cm" fo:margin-bottom="0.199cm" style:page-number="auto"/>
      <style:text-properties style:font-name="Verdana" fo:font-size="16pt" fo:font-weight="bold" style:font-name-asian="Verdana" style:font-size-asian="16pt" style:font-weight-asian="bold" style:font-name-complex="Verdana" style:font-size-complex="16pt" style:font-weight-complex="bold"/>
    </style:style>
    <style:style style:name="Index" style:family="paragraph" style:parent-style-name="Standard" style:class="index">
      <style:paragraph-properties text:number-lines="false" text:line-number="0"/>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List" style:family="paragraph" style:parent-style-name="Text_20_body" style:class="list">
      <style:text-properties style:font-name-complex="Tahoma1"/>
    </style:style>
    <style:style style:name="Heading_20_2" style:display-name="Heading 2" style:family="paragraph" style:parent-style-name="Heading_20_1" style:next-style-name="Text_20_body" style:default-outline-level="2" style:class="text" style:master-page-name="">
      <style:paragraph-properties fo:margin-top="0.199cm" fo:margin-bottom="0.101cm" style:page-number="auto"/>
      <style:text-properties style:font-name="Verdana" fo:font-size="13pt" fo:font-weight="bold" style:font-name-asian="Verdana" style:font-size-asian="13pt" style:font-weight-asian="bold" style:font-name-complex="Verdana"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cm" fo:margin-bottom="0.101cm" style:shadow="none"/>
      <style:text-properties style:font-name="Verdana" fo:font-size="11pt" fo:font-weight="bold" style:font-name-asian="Verdana" style:font-size-asian="11pt" style:font-weight-asian="bold" style:font-name-complex="Verdana" style:font-size-complex="11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Preformatted_20_Text">
      <style:paragraph-properties fo:margin="100%" fo:margin-left="2cm" fo:margin-right="0cm" fo:margin-top="0cm" fo:margin-bottom="0.499cm" fo:text-indent="0cm" style:auto-text-indent="false" fo:padding="0cm" fo:border="none"/>
      <style:text-properties style:font-name="courier" fo:font-size="10pt"/>
    </style:style>
    <style:style style:name="Eiffel" style:family="paragraph" style:parent-style-name="Preformatted_20_Text" style:class="text" style:master-page-name="">
      <style:paragraph-properties fo:margin="100%" fo:margin-left="0.499cm" fo:margin-right="0cm" fo:margin-top="0cm" fo:margin-bottom="0cm" fo:text-align="start" style:justify-single-word="false" fo:text-indent="0cm" style:auto-text-indent="false" style:page-number="auto" fo:background-color="#ffffcc" fo:padding="0.199cm" fo:border="0.002cm solid #000000" style:shadow="none">
        <style:tab-stops/>
        <style:background-image/>
      </style:paragraph-properties>
      <style:text-properties style:font-name="Courier New" fo:font-size="9pt"/>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Endnote" style:page-layout-name="Mpm2">
      <style:header>
        <text:p text:style-name="Header"/>
      </style:header>
      <style:footer>
        <text:p text:style-name="Footer"/>
      </style:footer>
    </style:master-page>
    <style:master-page style:name="HTML" style:page-layout-name="Mpm3">
      <style:header>
        <text:p text:style-name="MP1">ECLI Tutorial</text:p>
      </style:header>
      <style:footer>
        <text:p text:style-name="MP2">Page <text:page-number text:select-page="current">2</text:page-number> of <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CLI Tutorial</dc:title>
    <dc:date>2012-07-31T18:28:49.79</dc:date>
    <dc:creator>Paul G. Crismer</dc:creator>
    <meta:generator>OpenOffice.org/3.4$Win32 OpenOffice.org_project/340m1$Build-9590</meta:generator>
    <meta:editing-duration>P1DT38M18S</meta:editing-duration>
    <meta:editing-cycles>50</meta:editing-cycles>
    <meta:document-statistic meta:table-count="24" meta:image-count="2" meta:object-count="0" meta:page-count="1" meta:paragraph-count="879" meta:word-count="5535" meta:character-count="39127"/>
    <meta:user-defined meta:name="Date">10/11/96</meta:user-defined>
    <meta:user-defined meta:name="Info 3"/>
    <meta:user-defined meta:name="Info 4"/>
    <meta:user-defined meta:name="Version">8.0.3410</meta:user-defined>
  </office:meta>
</office:document-meta>
</file>